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co26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6217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1.7409in" fo:break-before="auto" style:use-optimal-row-height="tru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5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9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 fo:border="0.0008in solid #000000"/>
    </style:style>
    <style:style style:name="ce8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5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8" style:family="table-cell" style:parent-style-name="Default">
      <style:table-cell-properties fo:wrap-option="wrap" fo:border="0.0008in solid #000000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2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6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6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7">
            <text:p>1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3">
            <text:p>1.3</text:p>
          </table:table-cell>
          <table:table-cell table:style-name="ce27" office:value-type="string">
            <text:p>Update:</text:p>
            <text:p>- Remove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7" office:value-type="string">
            <text:p>Update:</text:p>
            <text:p>- Remove Thang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7" office:value-type="string">
            <text:p>Update:</text:p>
            <text:p>- Remove ThienTN</text:p>
            <text:p>- Add Huyen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6">
            <text:p>1.6</text:p>
          </table:table-cell>
          <table:table-cell table:style-name="ce27" office:value-type="string">
            <text:p>Update:</text:p>
            <text:p>- Remove NamTD, NhuDT</text:p>
            <text:p>- Add TruyenTVC, Phuong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9-28">
            <text:p>September 28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7">
            <text:p>1.7</text:p>
          </table:table-cell>
          <table:table-cell table:style-name="ce27" office:value-type="string">
            <text:p>Update:</text:p>
            <text:p>- Remove LongNH</text:p>
            <text:p/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10-15">
            <text:p>October 15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1">
          <table:table-cell table:style-name="ce84" office:value-type="string">
            <text:p>Tổng hợp ngày nghỉ 2015</text:p>
          </table:table-cell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1" table:number-rows-repeated="4">
          <table:table-cell table:style-name="ce84"/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2">
          <table:table-cell table:style-name="ce85" office:value-type="string">
            <text:p>No.</text:p>
          </table:table-cell>
          <table:table-cell table:style-name="ce85" office:value-type="string">
            <text:p>Name</text:p>
          </table:table-cell>
          <table:table-cell table:style-name="ce88" office:value-type="string">
            <office:annotation draw:style-name="gr12" draw:text-style-name="P1" svg:width="3.4126in" svg:height="1.3232in" svg:x="2.9559in" svg:y="0.1453in" draw:caption-point-x="-0.7689in" draw:caption-point-y="1.218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8" office:value-type="string">
            <office:annotation draw:style-name="gr2" draw:text-style-name="P1" svg:width="1.1413in" svg:height="0.5457in" svg:x="3.3161in" svg:y="0.7748in" draw:caption-point-x="-0.2402in" draw:caption-point-y="0.58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8" office:value-type="string">
            <text:p>Working To</text:p>
          </table:table-cell>
          <table:table-cell table:style-name="ce88" office:value-type="string">
            <office:annotation draw:style-name="gr3" draw:text-style-name="P1" svg:width="1.1413in" svg:height="0.7012in" svg:x="5.2969in" svg:y="0.7748in" draw:caption-point-x="-0.2622in" draw:caption-point-y="0.58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8" office:value-type="string">
            <office:annotation draw:style-name="gr2" draw:text-style-name="P1" svg:width="1.1413in" svg:height="0.5457in" svg:x="5.2748in" svg:y="0.7748in" draw:caption-point-x="-0.2402in" draw:caption-point-y="0.58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6" office:value-type="string">
            <office:annotation draw:style-name="gr4" draw:text-style-name="P1" svg:width="1.1413in" svg:height="0.3902in" svg:x="6.1638in" svg:y="0.7748in" draw:caption-point-x="-0.2402in" draw:caption-point-y="0.58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8" office:value-type="string">
            <text:p>Remaining Leave Days</text:p>
          </table:table-cell>
          <table:table-cell table:style-name="ce88" office:value-type="string">
            <text:p>Leave Days Already Subtracted From Salary</text:p>
          </table:table-cell>
          <table:table-cell table:style-name="ce88" office:value-type="string">
            <office:annotation office:display="true" draw:style-name="gr5" draw:text-style-name="P1" svg:width="1.9224in" svg:height="1.4787in" svg:x="10.039in" svg:y="0.6146in" draw:caption-point-x="-1.4484in" draw:caption-point-y="0.748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5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9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10-30T11:34:15.9">
            <text:p>10/30/15</text:p>
          </table:table-cell>
          <table:table-cell table:style-name="ce9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94" table:formula="of:=SUMPRODUCT([Thong_Tin_Ngay_Nghi_201501.$B$3:.$B$23]=[.B7];[Thong_Tin_Ngay_Nghi_201501.$C$3:.$C$23]) + SUMPRODUCT([Thong_Tin_Ngay_Nghi_201502.$B$5:.$B$29]=[.B7];[Thong_Tin_Ngay_Nghi_201502.$C$5:.$C$29])  + SUMPRODUCT([Thong_Tin_Ngay_Nghi_201503.$B$5:.$B$28]=[.B7];[Thong_Tin_Ngay_Nghi_201503.$C$5:.$C$28])" office:value-type="float" office:value="5">
            <text:p>5</text:p>
          </table:table-cell>
          <table:table-cell table:style-name="ce97" table:formula="of:=SUMPRODUCT([Thong_Tin_Ngay_Nghi_201501.$B$3:.$B$23]=[.B7];[Thong_Tin_Ngay_Nghi_201501.$C$3:.$C$23]) + SUMPRODUCT([Thong_Tin_Ngay_Nghi_201502.$B$5:.$B$29]=[.B7];[Thong_Tin_Ngay_Nghi_201502.$C$5:.$C$29])  + SUMPRODUCT([Thong_Tin_Ngay_Nghi_201503.$B$5:.$B$28]=[.B7];[Thong_Tin_Ngay_Nghi_201503.$C$5:.$C$28]) +  SUMPRODUCT([Thong_Tin_Ngay_Nghi_201504.$B$5:.$B$34]=[.B7];[Thong_Tin_Ngay_Nghi_201504.$C$5:.$C$34]) + SUMPRODUCT([Thong_Tin_Ngay_Nghi_201505.$B$5:.$B$35]=[.B7];[Thong_Tin_Ngay_Nghi_201505.$C$5:.$C$35]) + SUMPRODUCT([Thong_Tin_Ngay_Nghi_201506.$B$4:.$B$36]=[.B7];[Thong_Tin_Ngay_Nghi_201506.$C$4:.$C$36])  + SUMPRODUCT([Thong_Tin_Ngay_Nghi_201507.$B$4:.$B$41]=[.B7];[Thong_Tin_Ngay_Nghi_201507.$C$4:.$C$41]) + SUMPRODUCT([Thong_Tin_Ngay_Nghi_201508.$B$4:.$B$41]=[.B7];[Thong_Tin_Ngay_Nghi_201508.$C$4:.$C$41]) +  SUMPRODUCT([Thong_Tin_Ngay_Nghi_201509.$B$4:.$B$46]=[.B7];[Thong_Tin_Ngay_Nghi_201509.$C$4:.$C$46]) + SUMPRODUCT([Thong_Tin_Ngay_Nghi_201510.$B$4:.$B$46]=[.B7];[Thong_Tin_Ngay_Nghi_201510.$C$4:.$C$46])" office:value-type="float" office:value="11">
            <text:p>11</text:p>
          </table:table-cell>
          <table:table-cell table:style-name="ce89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89"/>
          <table:table-cell table:style-name="ce89" table:formula="of:=[.I7]+[.J7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8]);DATE(YEAR([.D8]);12;31);NOW())" office:value-type="date" office:date-value="2015-10-30T11:34:15.91">
            <text:p>10/30/15</text:p>
          </table:table-cell>
          <table:table-cell table:style-name="ce9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3]=[.B8];[Thong_Tin_Ngay_Nghi_201501.$C$3:.$C$23]) + SUMPRODUCT([Thong_Tin_Ngay_Nghi_201502.$B$5:.$B$29]=[.B8];[Thong_Tin_Ngay_Nghi_201502.$C$5:.$C$29])  + SUMPRODUCT([Thong_Tin_Ngay_Nghi_201503.$B$5:.$B$28]=[.B8];[Thong_Tin_Ngay_Nghi_201503.$C$5:.$C$28]) +  SUMPRODUCT([Thong_Tin_Ngay_Nghi_201504.$B$5:.$B$34]=[.B8];[Thong_Tin_Ngay_Nghi_201504.$C$5:.$C$34]) + SUMPRODUCT([Thong_Tin_Ngay_Nghi_201505.$B$5:.$B$35]=[.B8];[Thong_Tin_Ngay_Nghi_201505.$C$5:.$C$35]) + SUMPRODUCT([Thong_Tin_Ngay_Nghi_201506.$B$4:.$B$36]=[.B8];[Thong_Tin_Ngay_Nghi_201506.$C$4:.$C$36])  + SUMPRODUCT([Thong_Tin_Ngay_Nghi_201507.$B$4:.$B$41]=[.B8];[Thong_Tin_Ngay_Nghi_201507.$C$4:.$C$41]) + SUMPRODUCT([Thong_Tin_Ngay_Nghi_201508.$B$4:.$B$41]=[.B8];[Thong_Tin_Ngay_Nghi_201508.$C$4:.$C$41]) +  SUMPRODUCT([Thong_Tin_Ngay_Nghi_201509.$B$4:.$B$46]=[.B8];[Thong_Tin_Ngay_Nghi_201509.$C$4:.$C$46]) + SUMPRODUCT([Thong_Tin_Ngay_Nghi_201510.$B$4:.$B$46]=[.B8];[Thong_Tin_Ngay_Nghi_201510.$C$4:.$C$46])" office:value-type="float" office:value="4.5">
            <text:p>4.5</text:p>
          </table:table-cell>
          <table:table-cell table:style-name="ce89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89"/>
          <table:table-cell table:style-name="ce89" table:formula="of:=[.I8]+[.J8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10-30T11:34:15.91">
            <text:p>10/30/15</text:p>
          </table:table-cell>
          <table:table-cell table:style-name="ce9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94" table:formula="of:=SUMPRODUCT([Thong_Tin_Ngay_Nghi_201501.$B$3:.$B$23]=[.B9];[Thong_Tin_Ngay_Nghi_201501.$C$3:.$C$23]) + SUMPRODUCT([Thong_Tin_Ngay_Nghi_201502.$B$5:.$B$29]=[.B9];[Thong_Tin_Ngay_Nghi_201502.$C$5:.$C$29])  + SUMPRODUCT([Thong_Tin_Ngay_Nghi_201503.$B$5:.$B$28]=[.B9];[Thong_Tin_Ngay_Nghi_201503.$C$5:.$C$28])" office:value-type="float" office:value="2.5">
            <text:p>2.5</text:p>
          </table:table-cell>
          <table:table-cell table:style-name="ce97" table:formula="of:=SUMPRODUCT([Thong_Tin_Ngay_Nghi_201501.$B$3:.$B$23]=[.B9];[Thong_Tin_Ngay_Nghi_201501.$C$3:.$C$23]) + SUMPRODUCT([Thong_Tin_Ngay_Nghi_201502.$B$5:.$B$29]=[.B9];[Thong_Tin_Ngay_Nghi_201502.$C$5:.$C$29])  + SUMPRODUCT([Thong_Tin_Ngay_Nghi_201503.$B$5:.$B$28]=[.B9];[Thong_Tin_Ngay_Nghi_201503.$C$5:.$C$28]) +  SUMPRODUCT([Thong_Tin_Ngay_Nghi_201504.$B$5:.$B$34]=[.B9];[Thong_Tin_Ngay_Nghi_201504.$C$5:.$C$34]) + SUMPRODUCT([Thong_Tin_Ngay_Nghi_201505.$B$5:.$B$35]=[.B9];[Thong_Tin_Ngay_Nghi_201505.$C$5:.$C$35]) + SUMPRODUCT([Thong_Tin_Ngay_Nghi_201506.$B$4:.$B$36]=[.B9];[Thong_Tin_Ngay_Nghi_201506.$C$4:.$C$36])  + SUMPRODUCT([Thong_Tin_Ngay_Nghi_201507.$B$4:.$B$41]=[.B9];[Thong_Tin_Ngay_Nghi_201507.$C$4:.$C$41]) + SUMPRODUCT([Thong_Tin_Ngay_Nghi_201508.$B$4:.$B$41]=[.B9];[Thong_Tin_Ngay_Nghi_201508.$C$4:.$C$41]) +  SUMPRODUCT([Thong_Tin_Ngay_Nghi_201509.$B$4:.$B$46]=[.B9];[Thong_Tin_Ngay_Nghi_201509.$C$4:.$C$46]) + SUMPRODUCT([Thong_Tin_Ngay_Nghi_201510.$B$4:.$B$46]=[.B9];[Thong_Tin_Ngay_Nghi_201510.$C$4:.$C$46])" office:value-type="float" office:value="7">
            <text:p>7</text:p>
          </table:table-cell>
          <table:table-cell table:style-name="ce89" table:formula="of:=IF(DATE(YEAR([.E9]);MONTH([.E9]);DAY([.E9]))&lt;=DATE(YEAR([.E9]);3;31); [.C9]-[.G9] + [.F9]; IF([.G9]-[.C9]&lt;0;[.G9] + [.F9] -[.H9];[.F9]+[.C9]-[.H9]))" office:value-type="float" office:value="5.5">
            <text:p>5.5</text:p>
          </table:table-cell>
          <table:table-cell table:style-name="ce89"/>
          <table:table-cell table:style-name="ce89" table:formula="of:=[.I9]+[.J9]" office:value-type="float" office:value="5.5">
            <text:p>5.5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0]);DATE(YEAR([.D10]);12;31);NOW())" office:value-type="date" office:date-value="2015-10-30T11:34:15.91">
            <text:p>10/30/15</text:p>
          </table:table-cell>
          <table:table-cell table:style-name="ce9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94" table:formula="of:=SUMPRODUCT([Thong_Tin_Ngay_Nghi_201501.$B$3:.$B$23]=[.B10];[Thong_Tin_Ngay_Nghi_201501.$C$3:.$C$23]) + SUMPRODUCT([Thong_Tin_Ngay_Nghi_201502.$B$5:.$B$29]=[.B10];[Thong_Tin_Ngay_Nghi_201502.$C$5:.$C$29])  + SUMPRODUCT([Thong_Tin_Ngay_Nghi_201503.$B$5:.$B$28]=[.B10];[Thong_Tin_Ngay_Nghi_201503.$C$5:.$C$28])" office:value-type="float" office:value="8.5">
            <text:p>8.5</text:p>
          </table:table-cell>
          <table:table-cell table:style-name="ce97" table:formula="of:=SUMPRODUCT([Thong_Tin_Ngay_Nghi_201501.$B$3:.$B$23]=[.B10];[Thong_Tin_Ngay_Nghi_201501.$C$3:.$C$23]) + SUMPRODUCT([Thong_Tin_Ngay_Nghi_201502.$B$5:.$B$29]=[.B10];[Thong_Tin_Ngay_Nghi_201502.$C$5:.$C$29])  + SUMPRODUCT([Thong_Tin_Ngay_Nghi_201503.$B$5:.$B$28]=[.B10];[Thong_Tin_Ngay_Nghi_201503.$C$5:.$C$28]) +  SUMPRODUCT([Thong_Tin_Ngay_Nghi_201504.$B$5:.$B$34]=[.B10];[Thong_Tin_Ngay_Nghi_201504.$C$5:.$C$34]) + SUMPRODUCT([Thong_Tin_Ngay_Nghi_201505.$B$5:.$B$35]=[.B10];[Thong_Tin_Ngay_Nghi_201505.$C$5:.$C$35]) + SUMPRODUCT([Thong_Tin_Ngay_Nghi_201506.$B$4:.$B$36]=[.B10];[Thong_Tin_Ngay_Nghi_201506.$C$4:.$C$36])  + SUMPRODUCT([Thong_Tin_Ngay_Nghi_201507.$B$4:.$B$41]=[.B10];[Thong_Tin_Ngay_Nghi_201507.$C$4:.$C$41]) + SUMPRODUCT([Thong_Tin_Ngay_Nghi_201508.$B$4:.$B$41]=[.B10];[Thong_Tin_Ngay_Nghi_201508.$C$4:.$C$41]) +  SUMPRODUCT([Thong_Tin_Ngay_Nghi_201509.$B$4:.$B$46]=[.B10];[Thong_Tin_Ngay_Nghi_201509.$C$4:.$C$46]) + SUMPRODUCT([Thong_Tin_Ngay_Nghi_201510.$B$4:.$B$46]=[.B10];[Thong_Tin_Ngay_Nghi_201510.$C$4:.$C$46])" office:value-type="float" office:value="24">
            <text:p>24</text:p>
          </table:table-cell>
          <table:table-cell table:style-name="ce89" table:formula="of:=IF(DATE(YEAR([.E10]);MONTH([.E10]);DAY([.E10]))&lt;=DATE(YEAR([.E10]);3;31); [.C10]-[.G10] + [.F10]; IF([.G10]-[.C10]&lt;0;[.G10] + [.F10] -[.H10];[.F10]+[.C10]-[.H10]))" office:value-type="float" office:value="-12">
            <text:p>-12</text:p>
          </table:table-cell>
          <table:table-cell table:style-name="ce89" table:formula="of:=3.5+3.5" office:value-type="float" office:value="7">
            <text:p>7</text:p>
          </table:table-cell>
          <table:table-cell table:style-name="ce89" table:formula="of:=[.I10]+[.J10]" office:value-type="float" office:value="-5">
            <text:p>-5</text:p>
          </table:table-cell>
          <table:table-cell table:style-name="ce98" office:value-type="string">
            <text:p>- Đã trừ 3.5 ngày nghỉ vào lương T3</text:p>
            <text:p>- Đã trừ 3.5 ngày nghỉ vào lương T9</text:p>
            <text:p/>
            <text:p/>
            <text:p>=&gt; ko trừ ngày này vào phép nữa</text:p>
          </table:table-cell>
          <table:table-cell table:number-columns-repeated="1012"/>
        </table:table-row>
        <table:table-row table:style-name="ro14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13">
            <text:p>05/13/15</text:p>
          </table:table-cell>
          <table:table-cell table:style-name="ce91" table:formula="of:=IF(YEAR(NOW())&gt;YEAR([.D11]);DATE(YEAR([.D11]);12;31);NOW())" office:value-type="date" office:date-value="2015-10-30T11:34:15.91">
            <text:p>10/30/15</text:p>
          </table:table-cell>
          <table:table-cell table:style-name="ce9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94"/>
          <table:table-cell table:style-name="ce97" table:formula="of:=SUMPRODUCT([Thong_Tin_Ngay_Nghi_201501.$B$3:.$B$23]=[.B11];[Thong_Tin_Ngay_Nghi_201501.$C$3:.$C$23]) + SUMPRODUCT([Thong_Tin_Ngay_Nghi_201502.$B$5:.$B$29]=[.B11];[Thong_Tin_Ngay_Nghi_201502.$C$5:.$C$29])  + SUMPRODUCT([Thong_Tin_Ngay_Nghi_201503.$B$5:.$B$28]=[.B11];[Thong_Tin_Ngay_Nghi_201503.$C$5:.$C$28]) +  SUMPRODUCT([Thong_Tin_Ngay_Nghi_201504.$B$5:.$B$34]=[.B11];[Thong_Tin_Ngay_Nghi_201504.$C$5:.$C$34]) + SUMPRODUCT([Thong_Tin_Ngay_Nghi_201505.$B$5:.$B$35]=[.B11];[Thong_Tin_Ngay_Nghi_201505.$C$5:.$C$35]) + SUMPRODUCT([Thong_Tin_Ngay_Nghi_201506.$B$4:.$B$36]=[.B11];[Thong_Tin_Ngay_Nghi_201506.$C$4:.$C$36])  + SUMPRODUCT([Thong_Tin_Ngay_Nghi_201507.$B$4:.$B$41]=[.B11];[Thong_Tin_Ngay_Nghi_201507.$C$4:.$C$41]) + SUMPRODUCT([Thong_Tin_Ngay_Nghi_201508.$B$4:.$B$41]=[.B11];[Thong_Tin_Ngay_Nghi_201508.$C$4:.$C$41]) +  SUMPRODUCT([Thong_Tin_Ngay_Nghi_201509.$B$4:.$B$46]=[.B11];[Thong_Tin_Ngay_Nghi_201509.$C$4:.$C$46]) + SUMPRODUCT([Thong_Tin_Ngay_Nghi_201510.$B$4:.$B$46]=[.B11];[Thong_Tin_Ngay_Nghi_201510.$C$4:.$C$46])" office:value-type="float" office:value="4">
            <text:p>4</text:p>
          </table:table-cell>
          <table:table-cell table:style-name="ce89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89" table:formula="of:=1+1.5+1" office:value-type="float" office:value="3.5">
            <text:p>3.5</text:p>
          </table:table-cell>
          <table:table-cell table:style-name="ce89" table:formula="of:=[.I11]+[.J11]" office:value-type="float" office:value="5.5">
            <text:p>5.5</text:p>
          </table:table-cell>
          <table:table-cell table:style-name="ce98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  <table:table-cell table:number-columns-repeated="1012"/>
        </table:table-row>
        <table:table-row table:style-name="ro15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2]);DATE(YEAR([.D12]);12;31);NOW())" office:value-type="date" office:date-value="2015-10-30T11:34:15.91">
            <text:p>10/30/15</text:p>
          </table:table-cell>
          <table:table-cell table:style-name="ce9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94"/>
          <table:table-cell table:style-name="ce97" table:formula="of:=SUMPRODUCT([Thong_Tin_Ngay_Nghi_201501.$B$3:.$B$23]=[.B12];[Thong_Tin_Ngay_Nghi_201501.$C$3:.$C$23]) + SUMPRODUCT([Thong_Tin_Ngay_Nghi_201502.$B$5:.$B$29]=[.B12];[Thong_Tin_Ngay_Nghi_201502.$C$5:.$C$29])  + SUMPRODUCT([Thong_Tin_Ngay_Nghi_201503.$B$5:.$B$28]=[.B12];[Thong_Tin_Ngay_Nghi_201503.$C$5:.$C$28]) +  SUMPRODUCT([Thong_Tin_Ngay_Nghi_201504.$B$5:.$B$34]=[.B12];[Thong_Tin_Ngay_Nghi_201504.$C$5:.$C$34]) + SUMPRODUCT([Thong_Tin_Ngay_Nghi_201505.$B$5:.$B$35]=[.B12];[Thong_Tin_Ngay_Nghi_201505.$C$5:.$C$35]) + SUMPRODUCT([Thong_Tin_Ngay_Nghi_201506.$B$4:.$B$36]=[.B12];[Thong_Tin_Ngay_Nghi_201506.$C$4:.$C$36])  + SUMPRODUCT([Thong_Tin_Ngay_Nghi_201507.$B$4:.$B$41]=[.B12];[Thong_Tin_Ngay_Nghi_201507.$C$4:.$C$41]) + SUMPRODUCT([Thong_Tin_Ngay_Nghi_201508.$B$4:.$B$41]=[.B12];[Thong_Tin_Ngay_Nghi_201508.$C$4:.$C$41]) +  SUMPRODUCT([Thong_Tin_Ngay_Nghi_201509.$B$4:.$B$46]=[.B12];[Thong_Tin_Ngay_Nghi_201509.$C$4:.$C$46]) + SUMPRODUCT([Thong_Tin_Ngay_Nghi_201510.$B$4:.$B$46]=[.B12];[Thong_Tin_Ngay_Nghi_201510.$C$4:.$C$46])" office:value-type="float" office:value="4">
            <text:p>4</text:p>
          </table:table-cell>
          <table:table-cell table:style-name="ce89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9" table:formula="of:=[.I12]+[.J12]" office:value-type="float" office:value="3">
            <text:p>3</text:p>
          </table:table-cell>
          <table:table-cell table:style-name="ce98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3]);DATE(YEAR([.D13]);12;31);NOW())" office:value-type="date" office:date-value="2015-10-30T11:34:15.91">
            <text:p>10/30/15</text:p>
          </table:table-cell>
          <table:table-cell table:style-name="ce9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94" table:formula="of:=SUMPRODUCT([Thong_Tin_Ngay_Nghi_201501.$B$3:.$B$23]=[.B13];[Thong_Tin_Ngay_Nghi_201501.$C$3:.$C$23]) + SUMPRODUCT([Thong_Tin_Ngay_Nghi_201502.$B$5:.$B$29]=[.B13];[Thong_Tin_Ngay_Nghi_201502.$C$5:.$C$29])  + SUMPRODUCT([Thong_Tin_Ngay_Nghi_201503.$B$5:.$B$28]=[.B13];[Thong_Tin_Ngay_Nghi_201503.$C$5:.$C$28])" office:value-type="float" office:value="3">
            <text:p>3</text:p>
          </table:table-cell>
          <table:table-cell table:style-name="ce97" table:formula="of:=SUMPRODUCT([Thong_Tin_Ngay_Nghi_201501.$B$3:.$B$23]=[.B13];[Thong_Tin_Ngay_Nghi_201501.$C$3:.$C$23]) + SUMPRODUCT([Thong_Tin_Ngay_Nghi_201502.$B$5:.$B$29]=[.B13];[Thong_Tin_Ngay_Nghi_201502.$C$5:.$C$29])  + SUMPRODUCT([Thong_Tin_Ngay_Nghi_201503.$B$5:.$B$28]=[.B13];[Thong_Tin_Ngay_Nghi_201503.$C$5:.$C$28]) +  SUMPRODUCT([Thong_Tin_Ngay_Nghi_201504.$B$5:.$B$34]=[.B13];[Thong_Tin_Ngay_Nghi_201504.$C$5:.$C$34]) + SUMPRODUCT([Thong_Tin_Ngay_Nghi_201505.$B$5:.$B$35]=[.B13];[Thong_Tin_Ngay_Nghi_201505.$C$5:.$C$35]) + SUMPRODUCT([Thong_Tin_Ngay_Nghi_201506.$B$4:.$B$36]=[.B13];[Thong_Tin_Ngay_Nghi_201506.$C$4:.$C$36])  + SUMPRODUCT([Thong_Tin_Ngay_Nghi_201507.$B$4:.$B$41]=[.B13];[Thong_Tin_Ngay_Nghi_201507.$C$4:.$C$41]) + SUMPRODUCT([Thong_Tin_Ngay_Nghi_201508.$B$4:.$B$41]=[.B13];[Thong_Tin_Ngay_Nghi_201508.$C$4:.$C$41]) +  SUMPRODUCT([Thong_Tin_Ngay_Nghi_201509.$B$4:.$B$46]=[.B13];[Thong_Tin_Ngay_Nghi_201509.$C$4:.$C$46]) + SUMPRODUCT([Thong_Tin_Ngay_Nghi_201510.$B$4:.$B$46]=[.B13];[Thong_Tin_Ngay_Nghi_201510.$C$4:.$C$46])" office:value-type="float" office:value="6.5">
            <text:p>6.5</text:p>
          </table:table-cell>
          <table:table-cell table:style-name="ce89" table:formula="of:=IF(DATE(YEAR([.E13]);MONTH([.E13]);DAY([.E13]))&lt;=DATE(YEAR([.E13]);3;31); [.C13]-[.G13] + [.F13]; IF([.G13]-[.C13]&lt;0;[.G13] + [.F13] -[.H13];[.F13]+[.C13]-[.H13]))" office:value-type="float" office:value="4.5">
            <text:p>4.5</text:p>
          </table:table-cell>
          <table:table-cell table:style-name="ce89"/>
          <table:table-cell table:style-name="ce89" table:formula="of:=[.I13]+[.J13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4]);DATE(YEAR([.D14]);12;31);NOW())" office:value-type="date" office:date-value="2015-10-30T11:34:15.91">
            <text:p>10/30/15</text:p>
          </table:table-cell>
          <table:table-cell table:style-name="ce9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94" table:formula="of:=SUMPRODUCT([Thong_Tin_Ngay_Nghi_201501.$B$3:.$B$23]=[.B14];[Thong_Tin_Ngay_Nghi_201501.$C$3:.$C$23]) + SUMPRODUCT([Thong_Tin_Ngay_Nghi_201502.$B$5:.$B$29]=[.B14];[Thong_Tin_Ngay_Nghi_201502.$C$5:.$C$29])  + SUMPRODUCT([Thong_Tin_Ngay_Nghi_201503.$B$5:.$B$28]=[.B14];[Thong_Tin_Ngay_Nghi_201503.$C$5:.$C$28])" office:value-type="float" office:value="0">
            <text:p>0</text:p>
          </table:table-cell>
          <table:table-cell table:style-name="ce97" table:formula="of:=SUMPRODUCT([Thong_Tin_Ngay_Nghi_201501.$B$3:.$B$23]=[.B14];[Thong_Tin_Ngay_Nghi_201501.$C$3:.$C$23]) + SUMPRODUCT([Thong_Tin_Ngay_Nghi_201502.$B$5:.$B$29]=[.B14];[Thong_Tin_Ngay_Nghi_201502.$C$5:.$C$29])  + SUMPRODUCT([Thong_Tin_Ngay_Nghi_201503.$B$5:.$B$28]=[.B14];[Thong_Tin_Ngay_Nghi_201503.$C$5:.$C$28]) +  SUMPRODUCT([Thong_Tin_Ngay_Nghi_201504.$B$5:.$B$34]=[.B14];[Thong_Tin_Ngay_Nghi_201504.$C$5:.$C$34]) + SUMPRODUCT([Thong_Tin_Ngay_Nghi_201505.$B$5:.$B$35]=[.B14];[Thong_Tin_Ngay_Nghi_201505.$C$5:.$C$35]) + SUMPRODUCT([Thong_Tin_Ngay_Nghi_201506.$B$4:.$B$36]=[.B14];[Thong_Tin_Ngay_Nghi_201506.$C$4:.$C$36])  + SUMPRODUCT([Thong_Tin_Ngay_Nghi_201507.$B$4:.$B$41]=[.B14];[Thong_Tin_Ngay_Nghi_201507.$C$4:.$C$41]) + SUMPRODUCT([Thong_Tin_Ngay_Nghi_201508.$B$4:.$B$41]=[.B14];[Thong_Tin_Ngay_Nghi_201508.$C$4:.$C$41]) +  SUMPRODUCT([Thong_Tin_Ngay_Nghi_201509.$B$4:.$B$46]=[.B14];[Thong_Tin_Ngay_Nghi_201509.$C$4:.$C$46]) + SUMPRODUCT([Thong_Tin_Ngay_Nghi_201510.$B$4:.$B$46]=[.B14];[Thong_Tin_Ngay_Nghi_201510.$C$4:.$C$46])" office:value-type="float" office:value="16">
            <text:p>16</text:p>
          </table:table-cell>
          <table:table-cell table:style-name="ce89" table:formula="of:=IF(DATE(YEAR([.E14]);MONTH([.E14]);DAY([.E14]))&lt;=DATE(YEAR([.E14]);3;31); [.C14]-[.G14] + [.F14]; IF([.G14]-[.C14]&lt;0;[.G14] + [.F14] -[.H14];[.F14]+[.C14]-[.H14]))" office:value-type="float" office:value="-9">
            <text:p>-9</text:p>
          </table:table-cell>
          <table:table-cell table:style-name="ce89" table:formula="of:=3.5+3" office:value-type="float" office:value="6.5">
            <text:p>6.5</text:p>
          </table:table-cell>
          <table:table-cell table:style-name="ce89" table:formula="of:=[.I14]+[.J14]" office:value-type="float" office:value="-2.5">
            <text:p>-2.5</text:p>
          </table:table-cell>
          <table:table-cell table:style-name="ce98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10-30T11:34:15.92">
            <text:p>10/30/15</text:p>
          </table:table-cell>
          <table:table-cell table:style-name="ce9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94" table:formula="of:=SUMPRODUCT([Thong_Tin_Ngay_Nghi_201501.$B$3:.$B$23]=[.B15];[Thong_Tin_Ngay_Nghi_201501.$C$3:.$C$23]) + SUMPRODUCT([Thong_Tin_Ngay_Nghi_201502.$B$5:.$B$29]=[.B15];[Thong_Tin_Ngay_Nghi_201502.$C$5:.$C$29])  + SUMPRODUCT([Thong_Tin_Ngay_Nghi_201503.$B$5:.$B$28]=[.B15];[Thong_Tin_Ngay_Nghi_201503.$C$5:.$C$28])" office:value-type="float" office:value="7">
            <text:p>7</text:p>
          </table:table-cell>
          <table:table-cell table:style-name="ce97" table:formula="of:=SUMPRODUCT([Thong_Tin_Ngay_Nghi_201501.$B$3:.$B$23]=[.B15];[Thong_Tin_Ngay_Nghi_201501.$C$3:.$C$23]) + SUMPRODUCT([Thong_Tin_Ngay_Nghi_201502.$B$5:.$B$29]=[.B15];[Thong_Tin_Ngay_Nghi_201502.$C$5:.$C$29])  + SUMPRODUCT([Thong_Tin_Ngay_Nghi_201503.$B$5:.$B$28]=[.B15];[Thong_Tin_Ngay_Nghi_201503.$C$5:.$C$28]) +  SUMPRODUCT([Thong_Tin_Ngay_Nghi_201504.$B$5:.$B$34]=[.B15];[Thong_Tin_Ngay_Nghi_201504.$C$5:.$C$34]) + SUMPRODUCT([Thong_Tin_Ngay_Nghi_201505.$B$5:.$B$35]=[.B15];[Thong_Tin_Ngay_Nghi_201505.$C$5:.$C$35]) + SUMPRODUCT([Thong_Tin_Ngay_Nghi_201506.$B$4:.$B$36]=[.B15];[Thong_Tin_Ngay_Nghi_201506.$C$4:.$C$36])  + SUMPRODUCT([Thong_Tin_Ngay_Nghi_201507.$B$4:.$B$41]=[.B15];[Thong_Tin_Ngay_Nghi_201507.$C$4:.$C$41]) + SUMPRODUCT([Thong_Tin_Ngay_Nghi_201508.$B$4:.$B$41]=[.B15];[Thong_Tin_Ngay_Nghi_201508.$C$4:.$C$41]) +  SUMPRODUCT([Thong_Tin_Ngay_Nghi_201509.$B$4:.$B$46]=[.B15];[Thong_Tin_Ngay_Nghi_201509.$C$4:.$C$46]) + SUMPRODUCT([Thong_Tin_Ngay_Nghi_201510.$B$4:.$B$46]=[.B15];[Thong_Tin_Ngay_Nghi_201510.$C$4:.$C$46])" office:value-type="float" office:value="16.5">
            <text:p>16.5</text:p>
          </table:table-cell>
          <table:table-cell table:style-name="ce89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89"/>
          <table:table-cell table:style-name="ce89" table:formula="of:=[.I15]+[.J15]" office:value-type="float" office:value="-6.5">
            <text:p>-6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16">
            <text:p>09/16/15</text:p>
          </table:table-cell>
          <table:table-cell table:style-name="ce91" table:formula="of:=IF(YEAR(NOW())&gt;YEAR([.D16]);DATE(YEAR([.D16]);12;31);NOW())" office:value-type="date" office:date-value="2015-10-30T11:34:15.92">
            <text:p>10/30/15</text:p>
          </table:table-cell>
          <table:table-cell table:style-name="ce9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3]=[.B16];[Thong_Tin_Ngay_Nghi_201501.$C$3:.$C$23]) + SUMPRODUCT([Thong_Tin_Ngay_Nghi_201502.$B$5:.$B$29]=[.B16];[Thong_Tin_Ngay_Nghi_201502.$C$5:.$C$29])  + SUMPRODUCT([Thong_Tin_Ngay_Nghi_201503.$B$5:.$B$28]=[.B16];[Thong_Tin_Ngay_Nghi_201503.$C$5:.$C$28]) +  SUMPRODUCT([Thong_Tin_Ngay_Nghi_201504.$B$5:.$B$34]=[.B16];[Thong_Tin_Ngay_Nghi_201504.$C$5:.$C$34]) + SUMPRODUCT([Thong_Tin_Ngay_Nghi_201505.$B$5:.$B$35]=[.B16];[Thong_Tin_Ngay_Nghi_201505.$C$5:.$C$35]) + SUMPRODUCT([Thong_Tin_Ngay_Nghi_201506.$B$4:.$B$36]=[.B16];[Thong_Tin_Ngay_Nghi_201506.$C$4:.$C$36])  + SUMPRODUCT([Thong_Tin_Ngay_Nghi_201507.$B$4:.$B$41]=[.B16];[Thong_Tin_Ngay_Nghi_201507.$C$4:.$C$41]) + SUMPRODUCT([Thong_Tin_Ngay_Nghi_201508.$B$4:.$B$41]=[.B16];[Thong_Tin_Ngay_Nghi_201508.$C$4:.$C$41]) +  SUMPRODUCT([Thong_Tin_Ngay_Nghi_201509.$B$4:.$B$46]=[.B16];[Thong_Tin_Ngay_Nghi_201509.$C$4:.$C$46]) + SUMPRODUCT([Thong_Tin_Ngay_Nghi_201510.$B$4:.$B$46]=[.B16];[Thong_Tin_Ngay_Nghi_201510.$C$4:.$C$46])" office:value-type="float" office:value="1.5">
            <text:p>1.5</text:p>
          </table:table-cell>
          <table:table-cell table:style-name="ce89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style-name="ce89"/>
          <table:table-cell table:style-name="ce89" table:formula="of:=[.I16]+[.J16]" office:value-type="float" office:value="0.5">
            <text:p>0.5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7]);DATE(YEAR([.D17]);12;31);NOW())" office:value-type="date" office:date-value="2015-10-30T11:34:15.92">
            <text:p>10/30/15</text:p>
          </table:table-cell>
          <table:table-cell table:style-name="ce9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94" table:formula="of:=SUMPRODUCT([Thong_Tin_Ngay_Nghi_201501.$B$3:.$B$23]=[.B17];[Thong_Tin_Ngay_Nghi_201501.$C$3:.$C$23]) + SUMPRODUCT([Thong_Tin_Ngay_Nghi_201502.$B$5:.$B$29]=[.B17];[Thong_Tin_Ngay_Nghi_201502.$C$5:.$C$29])  + SUMPRODUCT([Thong_Tin_Ngay_Nghi_201503.$B$5:.$B$28]=[.B17];[Thong_Tin_Ngay_Nghi_201503.$C$5:.$C$28])" office:value-type="float" office:value="0">
            <text:p>0</text:p>
          </table:table-cell>
          <table:table-cell table:style-name="ce97" table:formula="of:=SUMPRODUCT([Thong_Tin_Ngay_Nghi_201501.$B$3:.$B$23]=[.B17];[Thong_Tin_Ngay_Nghi_201501.$C$3:.$C$23]) + SUMPRODUCT([Thong_Tin_Ngay_Nghi_201502.$B$5:.$B$29]=[.B17];[Thong_Tin_Ngay_Nghi_201502.$C$5:.$C$29])  + SUMPRODUCT([Thong_Tin_Ngay_Nghi_201503.$B$5:.$B$28]=[.B17];[Thong_Tin_Ngay_Nghi_201503.$C$5:.$C$28]) +  SUMPRODUCT([Thong_Tin_Ngay_Nghi_201504.$B$5:.$B$34]=[.B17];[Thong_Tin_Ngay_Nghi_201504.$C$5:.$C$34]) + SUMPRODUCT([Thong_Tin_Ngay_Nghi_201505.$B$5:.$B$35]=[.B17];[Thong_Tin_Ngay_Nghi_201505.$C$5:.$C$35]) + SUMPRODUCT([Thong_Tin_Ngay_Nghi_201506.$B$4:.$B$36]=[.B17];[Thong_Tin_Ngay_Nghi_201506.$C$4:.$C$36])  + SUMPRODUCT([Thong_Tin_Ngay_Nghi_201507.$B$4:.$B$41]=[.B17];[Thong_Tin_Ngay_Nghi_201507.$C$4:.$C$41]) + SUMPRODUCT([Thong_Tin_Ngay_Nghi_201508.$B$4:.$B$41]=[.B17];[Thong_Tin_Ngay_Nghi_201508.$C$4:.$C$41]) +  SUMPRODUCT([Thong_Tin_Ngay_Nghi_201509.$B$4:.$B$46]=[.B17];[Thong_Tin_Ngay_Nghi_201509.$C$4:.$C$46]) + SUMPRODUCT([Thong_Tin_Ngay_Nghi_201510.$B$4:.$B$46]=[.B17];[Thong_Tin_Ngay_Nghi_201510.$C$4:.$C$46])" office:value-type="float" office:value="3.5">
            <text:p>3.5</text:p>
          </table:table-cell>
          <table:table-cell table:style-name="ce89" table:formula="of:=IF(DATE(YEAR([.E17]);MONTH([.E17]);DAY([.E17]))&lt;=DATE(YEAR([.E17]);3;31); [.C17]-[.G17] + [.F17]; IF([.G17]-[.C17]&lt;0;[.G17] + [.F17] -[.H17];[.F17]+[.C17]-[.H17]))" office:value-type="float" office:value="3.5">
            <text:p>3.5</text:p>
          </table:table-cell>
          <table:table-cell table:style-name="ce89" office:value-type="float" office:value="1">
            <text:p>1</text:p>
          </table:table-cell>
          <table:table-cell table:style-name="ce89" table:formula="of:=[.I17]+[.J17]" office:value-type="float" office:value="4.5">
            <text:p>4.5</text:p>
          </table:table-cell>
          <table:table-cell table:style-name="ce98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iepNH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8]);DATE(YEAR([.D18]);12;31);NOW())" office:value-type="date" office:date-value="2015-10-30T11:34:15.92">
            <text:p>10/30/15</text:p>
          </table:table-cell>
          <table:table-cell table:style-name="ce9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94" table:formula="of:=SUMPRODUCT([Thong_Tin_Ngay_Nghi_201501.$B$3:.$B$23]=[.B18];[Thong_Tin_Ngay_Nghi_201501.$C$3:.$C$23]) + SUMPRODUCT([Thong_Tin_Ngay_Nghi_201502.$B$5:.$B$29]=[.B18];[Thong_Tin_Ngay_Nghi_201502.$C$5:.$C$29])  + SUMPRODUCT([Thong_Tin_Ngay_Nghi_201503.$B$5:.$B$28]=[.B18];[Thong_Tin_Ngay_Nghi_201503.$C$5:.$C$28])" office:value-type="float" office:value="6">
            <text:p>6</text:p>
          </table:table-cell>
          <table:table-cell table:style-name="ce97" table:formula="of:=SUMPRODUCT([Thong_Tin_Ngay_Nghi_201501.$B$3:.$B$23]=[.B18];[Thong_Tin_Ngay_Nghi_201501.$C$3:.$C$23]) + SUMPRODUCT([Thong_Tin_Ngay_Nghi_201502.$B$5:.$B$29]=[.B18];[Thong_Tin_Ngay_Nghi_201502.$C$5:.$C$29])  + SUMPRODUCT([Thong_Tin_Ngay_Nghi_201503.$B$5:.$B$28]=[.B18];[Thong_Tin_Ngay_Nghi_201503.$C$5:.$C$28]) +  SUMPRODUCT([Thong_Tin_Ngay_Nghi_201504.$B$5:.$B$34]=[.B18];[Thong_Tin_Ngay_Nghi_201504.$C$5:.$C$34]) + SUMPRODUCT([Thong_Tin_Ngay_Nghi_201505.$B$5:.$B$35]=[.B18];[Thong_Tin_Ngay_Nghi_201505.$C$5:.$C$35]) + SUMPRODUCT([Thong_Tin_Ngay_Nghi_201506.$B$4:.$B$36]=[.B18];[Thong_Tin_Ngay_Nghi_201506.$C$4:.$C$36])  + SUMPRODUCT([Thong_Tin_Ngay_Nghi_201507.$B$4:.$B$41]=[.B18];[Thong_Tin_Ngay_Nghi_201507.$C$4:.$C$41]) + SUMPRODUCT([Thong_Tin_Ngay_Nghi_201508.$B$4:.$B$41]=[.B18];[Thong_Tin_Ngay_Nghi_201508.$C$4:.$C$41]) +  SUMPRODUCT([Thong_Tin_Ngay_Nghi_201509.$B$4:.$B$46]=[.B18];[Thong_Tin_Ngay_Nghi_201509.$C$4:.$C$46]) + SUMPRODUCT([Thong_Tin_Ngay_Nghi_201510.$B$4:.$B$46]=[.B18];[Thong_Tin_Ngay_Nghi_201510.$C$4:.$C$46])" office:value-type="float" office:value="15">
            <text:p>15</text:p>
          </table:table-cell>
          <table:table-cell table:style-name="ce89" table:formula="of:=IF(DATE(YEAR([.E18]);MONTH([.E18]);DAY([.E18]))&lt;=DATE(YEAR([.E18]);3;31); [.C18]-[.G18] + [.F18]; IF([.G18]-[.C18]&lt;0;[.G18] + [.F18] -[.H18];[.F18]+[.C18]-[.H18]))" office:value-type="float" office:value="1">
            <text:p>1</text:p>
          </table:table-cell>
          <table:table-cell table:style-name="ce89"/>
          <table:table-cell table:style-name="ce89" table:formula="of:=[.I18]+[.J18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8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1">
            <text:p>07/01/15</text:p>
          </table:table-cell>
          <table:table-cell table:style-name="ce91" table:formula="of:=IF(YEAR(NOW())&gt;YEAR([.D19]);DATE(YEAR([.D19]);12;31);NOW())" office:value-type="date" office:date-value="2015-10-30T11:34:15.92">
            <text:p>10/30/15</text:p>
          </table:table-cell>
          <table:table-cell table:style-name="ce9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3]=[.B19];[Thong_Tin_Ngay_Nghi_201501.$C$3:.$C$23]) + SUMPRODUCT([Thong_Tin_Ngay_Nghi_201502.$B$5:.$B$29]=[.B19];[Thong_Tin_Ngay_Nghi_201502.$C$5:.$C$29])  + SUMPRODUCT([Thong_Tin_Ngay_Nghi_201503.$B$5:.$B$28]=[.B19];[Thong_Tin_Ngay_Nghi_201503.$C$5:.$C$28]) +  SUMPRODUCT([Thong_Tin_Ngay_Nghi_201504.$B$5:.$B$34]=[.B19];[Thong_Tin_Ngay_Nghi_201504.$C$5:.$C$34]) + SUMPRODUCT([Thong_Tin_Ngay_Nghi_201505.$B$5:.$B$35]=[.B19];[Thong_Tin_Ngay_Nghi_201505.$C$5:.$C$35]) + SUMPRODUCT([Thong_Tin_Ngay_Nghi_201506.$B$4:.$B$36]=[.B19];[Thong_Tin_Ngay_Nghi_201506.$C$4:.$C$36])  + SUMPRODUCT([Thong_Tin_Ngay_Nghi_201507.$B$4:.$B$41]=[.B19];[Thong_Tin_Ngay_Nghi_201507.$C$4:.$C$41]) + SUMPRODUCT([Thong_Tin_Ngay_Nghi_201508.$B$4:.$B$41]=[.B19];[Thong_Tin_Ngay_Nghi_201508.$C$4:.$C$41]) +  SUMPRODUCT([Thong_Tin_Ngay_Nghi_201509.$B$4:.$B$46]=[.B19];[Thong_Tin_Ngay_Nghi_201509.$C$4:.$C$46]) + SUMPRODUCT([Thong_Tin_Ngay_Nghi_201510.$B$4:.$B$46]=[.B19];[Thong_Tin_Ngay_Nghi_201510.$C$4:.$C$46])" office:value-type="float" office:value="4">
            <text:p>4</text:p>
          </table:table-cell>
          <table:table-cell table:style-name="ce89" table:formula="of:=IF(DATE(YEAR([.E19]);MONTH([.E19]);DAY([.E19]))&lt;=DATE(YEAR([.E19]);3;31); [.C19]-[.G19] + [.F19]; IF([.G19]-[.C19]&lt;0;[.G19] + [.F19] -[.H19];[.F19]+[.C19]-[.H19]))" office:value-type="float" office:value="0">
            <text:p>0</text:p>
          </table:table-cell>
          <table:table-cell table:style-name="ce89" office:value-type="float" office:value="1.5">
            <text:p>1.5</text:p>
          </table:table-cell>
          <table:table-cell table:style-name="ce89" table:formula="of:=[.I19]+[.J19]" office:value-type="float" office:value="1.5">
            <text:p>1.5</text:p>
          </table:table-cell>
          <table:table-cell table:style-name="ce98" office:value-type="string">
            <text:p>- Đã trừ 1.5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07">
            <text:p>09/07/15</text:p>
          </table:table-cell>
          <table:table-cell table:style-name="ce91" table:formula="of:=IF(YEAR(NOW())&gt;YEAR([.D20]);DATE(YEAR([.D20]);12;31);NOW())" office:value-type="date" office:date-value="2015-10-30T11:34:15.92">
            <text:p>10/30/15</text:p>
          </table:table-cell>
          <table:table-cell table:style-name="ce9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3]=[.B20];[Thong_Tin_Ngay_Nghi_201501.$C$3:.$C$23]) + SUMPRODUCT([Thong_Tin_Ngay_Nghi_201502.$B$5:.$B$29]=[.B20];[Thong_Tin_Ngay_Nghi_201502.$C$5:.$C$29])  + SUMPRODUCT([Thong_Tin_Ngay_Nghi_201503.$B$5:.$B$28]=[.B20];[Thong_Tin_Ngay_Nghi_201503.$C$5:.$C$28]) +  SUMPRODUCT([Thong_Tin_Ngay_Nghi_201504.$B$5:.$B$34]=[.B20];[Thong_Tin_Ngay_Nghi_201504.$C$5:.$C$34]) + SUMPRODUCT([Thong_Tin_Ngay_Nghi_201505.$B$5:.$B$35]=[.B20];[Thong_Tin_Ngay_Nghi_201505.$C$5:.$C$35]) + SUMPRODUCT([Thong_Tin_Ngay_Nghi_201506.$B$4:.$B$36]=[.B20];[Thong_Tin_Ngay_Nghi_201506.$C$4:.$C$36])  + SUMPRODUCT([Thong_Tin_Ngay_Nghi_201507.$B$4:.$B$41]=[.B20];[Thong_Tin_Ngay_Nghi_201507.$C$4:.$C$41]) + SUMPRODUCT([Thong_Tin_Ngay_Nghi_201508.$B$4:.$B$41]=[.B20];[Thong_Tin_Ngay_Nghi_201508.$C$4:.$C$41]) +  SUMPRODUCT([Thong_Tin_Ngay_Nghi_201509.$B$4:.$B$46]=[.B20];[Thong_Tin_Ngay_Nghi_201509.$C$4:.$C$46]) + SUMPRODUCT([Thong_Tin_Ngay_Nghi_201510.$B$4:.$B$46]=[.B20];[Thong_Tin_Ngay_Nghi_201510.$C$4:.$C$46])" office:value-type="float" office:value="0">
            <text:p>0</text:p>
          </table:table-cell>
          <table:table-cell table:style-name="ce89" table:formula="of:=IF(DATE(YEAR([.E20]);MONTH([.E20]);DAY([.E20]))&lt;=DATE(YEAR([.E20]);3;31); [.C20]-[.G20] + [.F20]; IF([.G20]-[.C20]&lt;0;[.G20] + [.F20] -[.H20];[.F20]+[.C20]-[.H20]))" office:value-type="float" office:value="2">
            <text:p>2</text:p>
          </table:table-cell>
          <table:table-cell table:style-name="ce89" office:value-type="float" office:value="0">
            <text:p>0</text:p>
          </table:table-cell>
          <table:table-cell table:style-name="ce89" table:formula="of:=[.I20]+[.J20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1]);DATE(YEAR([.D21]);12;31);NOW())" office:value-type="date" office:date-value="2015-10-30T11:34:15.92">
            <text:p>10/30/15</text:p>
          </table:table-cell>
          <table:table-cell table:style-name="ce9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94" table:formula="of:=SUMPRODUCT([Thong_Tin_Ngay_Nghi_201501.$B$3:.$B$23]=[.B21];[Thong_Tin_Ngay_Nghi_201501.$C$3:.$C$23]) + SUMPRODUCT([Thong_Tin_Ngay_Nghi_201502.$B$5:.$B$29]=[.B21];[Thong_Tin_Ngay_Nghi_201502.$C$5:.$C$29])  + SUMPRODUCT([Thong_Tin_Ngay_Nghi_201503.$B$5:.$B$28]=[.B21];[Thong_Tin_Ngay_Nghi_201503.$C$5:.$C$28])" office:value-type="float" office:value="3.5">
            <text:p>3.5</text:p>
          </table:table-cell>
          <table:table-cell table:style-name="ce97" table:formula="of:=SUMPRODUCT([Thong_Tin_Ngay_Nghi_201501.$B$3:.$B$23]=[.B21];[Thong_Tin_Ngay_Nghi_201501.$C$3:.$C$23]) + SUMPRODUCT([Thong_Tin_Ngay_Nghi_201502.$B$5:.$B$29]=[.B21];[Thong_Tin_Ngay_Nghi_201502.$C$5:.$C$29])  + SUMPRODUCT([Thong_Tin_Ngay_Nghi_201503.$B$5:.$B$28]=[.B21];[Thong_Tin_Ngay_Nghi_201503.$C$5:.$C$28]) +  SUMPRODUCT([Thong_Tin_Ngay_Nghi_201504.$B$5:.$B$34]=[.B21];[Thong_Tin_Ngay_Nghi_201504.$C$5:.$C$34]) + SUMPRODUCT([Thong_Tin_Ngay_Nghi_201505.$B$5:.$B$35]=[.B21];[Thong_Tin_Ngay_Nghi_201505.$C$5:.$C$35]) + SUMPRODUCT([Thong_Tin_Ngay_Nghi_201506.$B$4:.$B$36]=[.B21];[Thong_Tin_Ngay_Nghi_201506.$C$4:.$C$36])  + SUMPRODUCT([Thong_Tin_Ngay_Nghi_201507.$B$4:.$B$41]=[.B21];[Thong_Tin_Ngay_Nghi_201507.$C$4:.$C$41]) + SUMPRODUCT([Thong_Tin_Ngay_Nghi_201508.$B$4:.$B$41]=[.B21];[Thong_Tin_Ngay_Nghi_201508.$C$4:.$C$41]) +  SUMPRODUCT([Thong_Tin_Ngay_Nghi_201509.$B$4:.$B$46]=[.B21];[Thong_Tin_Ngay_Nghi_201509.$C$4:.$C$46]) + SUMPRODUCT([Thong_Tin_Ngay_Nghi_201510.$B$4:.$B$46]=[.B21];[Thong_Tin_Ngay_Nghi_201510.$C$4:.$C$46])" office:value-type="float" office:value="11">
            <text:p>11</text:p>
          </table:table-cell>
          <table:table-cell table:style-name="ce89" table:formula="of:=IF(DATE(YEAR([.E21]);MONTH([.E21]);DAY([.E21]))&lt;=DATE(YEAR([.E21]);3;31); [.C21]-[.G21] + [.F21]; IF([.G21]-[.C21]&lt;0;[.G21] + [.F21] -[.H21];[.F21]+[.C21]-[.H21]))" office:value-type="float" office:value="1">
            <text:p>1</text:p>
          </table:table-cell>
          <table:table-cell table:style-name="ce89"/>
          <table:table-cell table:style-name="ce89" table:formula="of:=[.I21]+[.J21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8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08">
            <text:p>06/08/15</text:p>
          </table:table-cell>
          <table:table-cell table:style-name="ce91" table:formula="of:=IF(YEAR(NOW())&gt;YEAR([.D22]);DATE(YEAR([.D22]);12;31);NOW())" office:value-type="date" office:date-value="2015-10-30T11:34:13.78">
            <text:p>10/30/15</text:p>
          </table:table-cell>
          <table:table-cell table:style-name="ce9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94"/>
          <table:table-cell table:style-name="ce97" table:formula="of:=SUMPRODUCT([Thong_Tin_Ngay_Nghi_201501.$B$3:.$B$23]=[.B22];[Thong_Tin_Ngay_Nghi_201501.$C$3:.$C$23]) + SUMPRODUCT([Thong_Tin_Ngay_Nghi_201502.$B$5:.$B$29]=[.B22];[Thong_Tin_Ngay_Nghi_201502.$C$5:.$C$29])  + SUMPRODUCT([Thong_Tin_Ngay_Nghi_201503.$B$5:.$B$28]=[.B22];[Thong_Tin_Ngay_Nghi_201503.$C$5:.$C$28]) +  SUMPRODUCT([Thong_Tin_Ngay_Nghi_201504.$B$5:.$B$34]=[.B22];[Thong_Tin_Ngay_Nghi_201504.$C$5:.$C$34]) + SUMPRODUCT([Thong_Tin_Ngay_Nghi_201505.$B$5:.$B$35]=[.B22];[Thong_Tin_Ngay_Nghi_201505.$C$5:.$C$35]) + SUMPRODUCT([Thong_Tin_Ngay_Nghi_201506.$B$4:.$B$36]=[.B22];[Thong_Tin_Ngay_Nghi_201506.$C$4:.$C$36])  + SUMPRODUCT([Thong_Tin_Ngay_Nghi_201507.$B$4:.$B$41]=[.B22];[Thong_Tin_Ngay_Nghi_201507.$C$4:.$C$41]) + SUMPRODUCT([Thong_Tin_Ngay_Nghi_201508.$B$4:.$B$41]=[.B22];[Thong_Tin_Ngay_Nghi_201508.$C$4:.$C$41]) +  SUMPRODUCT([Thong_Tin_Ngay_Nghi_201509.$B$4:.$B$46]=[.B22];[Thong_Tin_Ngay_Nghi_201509.$C$4:.$C$46]) + SUMPRODUCT([Thong_Tin_Ngay_Nghi_201510.$B$4:.$B$46]=[.B22];[Thong_Tin_Ngay_Nghi_201510.$C$4:.$C$46])" office:value-type="float" office:value="1">
            <text:p>1</text:p>
          </table:table-cell>
          <table:table-cell table:style-name="ce89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89"/>
          <table:table-cell table:style-name="ce89" table:formula="of:=[.I22]+[.J22]" office:value-type="float" office:value="4">
            <text:p>4</text:p>
          </table:table-cell>
          <table:table-cell table:style-name="ce98" office:value-type="string">
            <text:p>- Đã trừ 1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15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3]);DATE(YEAR([.D23]);12;31);NOW())" office:value-type="date" office:date-value="2015-10-30T11:34:13.79">
            <text:p>10/30/15</text:p>
          </table:table-cell>
          <table:table-cell table:style-name="ce9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94" table:formula="of:=SUMPRODUCT([Thong_Tin_Ngay_Nghi_201501.$B$3:.$B$23]=[.B23];[Thong_Tin_Ngay_Nghi_201501.$C$3:.$C$23]) + SUMPRODUCT([Thong_Tin_Ngay_Nghi_201502.$B$5:.$B$29]=[.B23];[Thong_Tin_Ngay_Nghi_201502.$C$5:.$C$29])  + SUMPRODUCT([Thong_Tin_Ngay_Nghi_201503.$B$5:.$B$28]=[.B23];[Thong_Tin_Ngay_Nghi_201503.$C$5:.$C$28])" office:value-type="float" office:value="9">
            <text:p>9</text:p>
          </table:table-cell>
          <table:table-cell table:style-name="ce97" table:formula="of:=SUMPRODUCT([Thong_Tin_Ngay_Nghi_201501.$B$3:.$B$23]=[.B23];[Thong_Tin_Ngay_Nghi_201501.$C$3:.$C$23]) + SUMPRODUCT([Thong_Tin_Ngay_Nghi_201502.$B$5:.$B$29]=[.B23];[Thong_Tin_Ngay_Nghi_201502.$C$5:.$C$29])  + SUMPRODUCT([Thong_Tin_Ngay_Nghi_201503.$B$5:.$B$28]=[.B23];[Thong_Tin_Ngay_Nghi_201503.$C$5:.$C$28]) +  SUMPRODUCT([Thong_Tin_Ngay_Nghi_201504.$B$5:.$B$34]=[.B23];[Thong_Tin_Ngay_Nghi_201504.$C$5:.$C$34]) + SUMPRODUCT([Thong_Tin_Ngay_Nghi_201505.$B$5:.$B$35]=[.B23];[Thong_Tin_Ngay_Nghi_201505.$C$5:.$C$35]) + SUMPRODUCT([Thong_Tin_Ngay_Nghi_201506.$B$4:.$B$36]=[.B23];[Thong_Tin_Ngay_Nghi_201506.$C$4:.$C$36])  + SUMPRODUCT([Thong_Tin_Ngay_Nghi_201507.$B$4:.$B$41]=[.B23];[Thong_Tin_Ngay_Nghi_201507.$C$4:.$C$41]) + SUMPRODUCT([Thong_Tin_Ngay_Nghi_201508.$B$4:.$B$41]=[.B23];[Thong_Tin_Ngay_Nghi_201508.$C$4:.$C$41]) +  SUMPRODUCT([Thong_Tin_Ngay_Nghi_201509.$B$4:.$B$46]=[.B23];[Thong_Tin_Ngay_Nghi_201509.$C$4:.$C$46]) + SUMPRODUCT([Thong_Tin_Ngay_Nghi_201510.$B$4:.$B$46]=[.B23];[Thong_Tin_Ngay_Nghi_201510.$C$4:.$C$46])" office:value-type="float" office:value="16">
            <text:p>16</text:p>
          </table:table-cell>
          <table:table-cell table:style-name="ce89" table:formula="of:=IF(DATE(YEAR([.E23]);MONTH([.E23]);DAY([.E23]))&lt;=DATE(YEAR([.E23]);3;31); [.C23]-[.G23] + [.F23]; IF([.G23]-[.C23]&lt;0;[.G23] + [.F23] -[.H23];[.F23]+[.C23]-[.H23]))" office:value-type="float" office:value="-6">
            <text:p>-6</text:p>
          </table:table-cell>
          <table:table-cell table:style-name="ce89" office:value-type="float" office:value="7">
            <text:p>7</text:p>
          </table:table-cell>
          <table:table-cell table:style-name="ce89" table:formula="of:=[.I23]+[.J23]" office:value-type="float" office:value="1">
            <text:p>1</text:p>
          </table:table-cell>
          <table:table-cell table:style-name="ce98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8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89"/>
          <table:table-cell table:style-name="ce91" office:value-type="date" office:date-value="2015-07-20">
            <text:p>07/20/15</text:p>
          </table:table-cell>
          <table:table-cell table:style-name="ce91" table:formula="of:=IF(YEAR(NOW())&gt;YEAR([.D24]);DATE(YEAR([.D24]);12;31);NOW())" office:value-type="date" office:date-value="2015-10-30T11:34:13.79">
            <text:p>10/30/15</text:p>
          </table:table-cell>
          <table:table-cell table:style-name="ce9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3]=[.B24];[Thong_Tin_Ngay_Nghi_201501.$C$3:.$C$23]) + SUMPRODUCT([Thong_Tin_Ngay_Nghi_201502.$B$5:.$B$29]=[.B24];[Thong_Tin_Ngay_Nghi_201502.$C$5:.$C$29])  + SUMPRODUCT([Thong_Tin_Ngay_Nghi_201503.$B$5:.$B$28]=[.B24];[Thong_Tin_Ngay_Nghi_201503.$C$5:.$C$28]) +  SUMPRODUCT([Thong_Tin_Ngay_Nghi_201504.$B$5:.$B$34]=[.B24];[Thong_Tin_Ngay_Nghi_201504.$C$5:.$C$34]) + SUMPRODUCT([Thong_Tin_Ngay_Nghi_201505.$B$5:.$B$35]=[.B24];[Thong_Tin_Ngay_Nghi_201505.$C$5:.$C$35]) + SUMPRODUCT([Thong_Tin_Ngay_Nghi_201506.$B$4:.$B$36]=[.B24];[Thong_Tin_Ngay_Nghi_201506.$C$4:.$C$36])  + SUMPRODUCT([Thong_Tin_Ngay_Nghi_201507.$B$4:.$B$41]=[.B24];[Thong_Tin_Ngay_Nghi_201507.$C$4:.$C$41]) + SUMPRODUCT([Thong_Tin_Ngay_Nghi_201508.$B$4:.$B$41]=[.B24];[Thong_Tin_Ngay_Nghi_201508.$C$4:.$C$41]) +  SUMPRODUCT([Thong_Tin_Ngay_Nghi_201509.$B$4:.$B$46]=[.B24];[Thong_Tin_Ngay_Nghi_201509.$C$4:.$C$46]) + SUMPRODUCT([Thong_Tin_Ngay_Nghi_201510.$B$4:.$B$46]=[.B24];[Thong_Tin_Ngay_Nghi_201510.$C$4:.$C$46])" office:value-type="float" office:value="3">
            <text:p>3</text:p>
          </table:table-cell>
          <table:table-cell table:style-name="ce89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style-name="ce89"/>
          <table:table-cell table:style-name="ce89" table:formula="of:=[.I24]+[.J24]" office:value-type="float" office:value="0">
            <text:p>0</text:p>
          </table:table-cell>
          <table:table-cell table:style-name="ce98" office:value-type="string">
            <text:p>- Đã trừ 1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17">
            <text:p>06/17/15</text:p>
          </table:table-cell>
          <table:table-cell table:style-name="ce91" table:formula="of:=IF(YEAR(NOW())&gt;YEAR([.D25]);DATE(YEAR([.D25]);12;31);NOW())" office:value-type="date" office:date-value="2015-10-30T11:34:13.79">
            <text:p>10/30/15</text:p>
          </table:table-cell>
          <table:table-cell table:style-name="ce9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3]=[.B25];[Thong_Tin_Ngay_Nghi_201501.$C$3:.$C$23]) + SUMPRODUCT([Thong_Tin_Ngay_Nghi_201502.$B$5:.$B$29]=[.B25];[Thong_Tin_Ngay_Nghi_201502.$C$5:.$C$29])  + SUMPRODUCT([Thong_Tin_Ngay_Nghi_201503.$B$5:.$B$28]=[.B25];[Thong_Tin_Ngay_Nghi_201503.$C$5:.$C$28]) +  SUMPRODUCT([Thong_Tin_Ngay_Nghi_201504.$B$5:.$B$34]=[.B25];[Thong_Tin_Ngay_Nghi_201504.$C$5:.$C$34]) + SUMPRODUCT([Thong_Tin_Ngay_Nghi_201505.$B$5:.$B$35]=[.B25];[Thong_Tin_Ngay_Nghi_201505.$C$5:.$C$35]) + SUMPRODUCT([Thong_Tin_Ngay_Nghi_201506.$B$4:.$B$36]=[.B25];[Thong_Tin_Ngay_Nghi_201506.$C$4:.$C$36])  + SUMPRODUCT([Thong_Tin_Ngay_Nghi_201507.$B$4:.$B$41]=[.B25];[Thong_Tin_Ngay_Nghi_201507.$C$4:.$C$41]) + SUMPRODUCT([Thong_Tin_Ngay_Nghi_201508.$B$4:.$B$41]=[.B25];[Thong_Tin_Ngay_Nghi_201508.$C$4:.$C$41]) +  SUMPRODUCT([Thong_Tin_Ngay_Nghi_201509.$B$4:.$B$46]=[.B25];[Thong_Tin_Ngay_Nghi_201509.$C$4:.$C$46]) + SUMPRODUCT([Thong_Tin_Ngay_Nghi_201510.$B$4:.$B$46]=[.B25];[Thong_Tin_Ngay_Nghi_201510.$C$4:.$C$46])" office:value-type="float" office:value="0">
            <text:p>0</text:p>
          </table:table-cell>
          <table:table-cell table:style-name="ce89" table:formula="of:=IF(DATE(YEAR([.E25]);MONTH([.E25]);DAY([.E25]))&lt;=DATE(YEAR([.E25]);3;31); [.C25]-[.G25] + [.F25]; IF([.G25]-[.C25]&lt;0;[.G25] + [.F25] -[.H25];[.F25]+[.C25]-[.H25]))" office:value-type="float" office:value="4">
            <text:p>4</text:p>
          </table:table-cell>
          <table:table-cell table:style-name="ce89"/>
          <table:table-cell table:style-name="ce89" table:formula="of:=[.I25]+[.J25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6]);DATE(YEAR([.D26]);12;31);NOW())" office:value-type="date" office:date-value="2015-10-30T11:34:13.79">
            <text:p>10/30/15</text:p>
          </table:table-cell>
          <table:table-cell table:style-name="ce9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94" table:formula="of:=SUMPRODUCT([Thong_Tin_Ngay_Nghi_201501.$B$3:.$B$23]=[.B26];[Thong_Tin_Ngay_Nghi_201501.$C$3:.$C$23]) + SUMPRODUCT([Thong_Tin_Ngay_Nghi_201502.$B$5:.$B$29]=[.B26];[Thong_Tin_Ngay_Nghi_201502.$C$5:.$C$29])  + SUMPRODUCT([Thong_Tin_Ngay_Nghi_201503.$B$5:.$B$28]=[.B26];[Thong_Tin_Ngay_Nghi_201503.$C$5:.$C$28])" office:value-type="float" office:value="4.5">
            <text:p>4.5</text:p>
          </table:table-cell>
          <table:table-cell table:style-name="ce97" table:formula="of:=SUMPRODUCT([Thong_Tin_Ngay_Nghi_201501.$B$3:.$B$23]=[.B26];[Thong_Tin_Ngay_Nghi_201501.$C$3:.$C$23]) + SUMPRODUCT([Thong_Tin_Ngay_Nghi_201502.$B$5:.$B$29]=[.B26];[Thong_Tin_Ngay_Nghi_201502.$C$5:.$C$29])  + SUMPRODUCT([Thong_Tin_Ngay_Nghi_201503.$B$5:.$B$28]=[.B26];[Thong_Tin_Ngay_Nghi_201503.$C$5:.$C$28]) +  SUMPRODUCT([Thong_Tin_Ngay_Nghi_201504.$B$5:.$B$34]=[.B26];[Thong_Tin_Ngay_Nghi_201504.$C$5:.$C$34]) + SUMPRODUCT([Thong_Tin_Ngay_Nghi_201505.$B$5:.$B$35]=[.B26];[Thong_Tin_Ngay_Nghi_201505.$C$5:.$C$35]) + SUMPRODUCT([Thong_Tin_Ngay_Nghi_201506.$B$4:.$B$36]=[.B26];[Thong_Tin_Ngay_Nghi_201506.$C$4:.$C$36])  + SUMPRODUCT([Thong_Tin_Ngay_Nghi_201507.$B$4:.$B$41]=[.B26];[Thong_Tin_Ngay_Nghi_201507.$C$4:.$C$41]) + SUMPRODUCT([Thong_Tin_Ngay_Nghi_201508.$B$4:.$B$41]=[.B26];[Thong_Tin_Ngay_Nghi_201508.$C$4:.$C$41]) +  SUMPRODUCT([Thong_Tin_Ngay_Nghi_201509.$B$4:.$B$46]=[.B26];[Thong_Tin_Ngay_Nghi_201509.$C$4:.$C$46]) + SUMPRODUCT([Thong_Tin_Ngay_Nghi_201510.$B$4:.$B$46]=[.B26];[Thong_Tin_Ngay_Nghi_201510.$C$4:.$C$46])" office:value-type="float" office:value="8.5">
            <text:p>8.5</text:p>
          </table:table-cell>
          <table:table-cell table:style-name="ce89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style-name="ce89"/>
          <table:table-cell table:style-name="ce89" table:formula="of:=[.I26]+[.J26]" office:value-type="float" office:value="3.5">
            <text:p>3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7]);DATE(YEAR([.D27]);12;31);NOW())" office:value-type="date" office:date-value="2015-10-30T11:34:13.79">
            <text:p>10/30/15</text:p>
          </table:table-cell>
          <table:table-cell table:style-name="ce9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0">
            <text:p>10</text:p>
          </table:table-cell>
          <table:table-cell table:style-name="ce94" table:formula="of:=SUMPRODUCT([Thong_Tin_Ngay_Nghi_201501.$B$3:.$B$23]=[.B27];[Thong_Tin_Ngay_Nghi_201501.$C$3:.$C$23]) + SUMPRODUCT([Thong_Tin_Ngay_Nghi_201502.$B$5:.$B$29]=[.B27];[Thong_Tin_Ngay_Nghi_201502.$C$5:.$C$29])  + SUMPRODUCT([Thong_Tin_Ngay_Nghi_201503.$B$5:.$B$28]=[.B27];[Thong_Tin_Ngay_Nghi_201503.$C$5:.$C$28])" office:value-type="float" office:value="2.5">
            <text:p>2.5</text:p>
          </table:table-cell>
          <table:table-cell table:style-name="ce97" table:formula="of:=SUMPRODUCT([Thong_Tin_Ngay_Nghi_201501.$B$3:.$B$23]=[.B27];[Thong_Tin_Ngay_Nghi_201501.$C$3:.$C$23]) + SUMPRODUCT([Thong_Tin_Ngay_Nghi_201502.$B$5:.$B$29]=[.B27];[Thong_Tin_Ngay_Nghi_201502.$C$5:.$C$29])  + SUMPRODUCT([Thong_Tin_Ngay_Nghi_201503.$B$5:.$B$28]=[.B27];[Thong_Tin_Ngay_Nghi_201503.$C$5:.$C$28]) +  SUMPRODUCT([Thong_Tin_Ngay_Nghi_201504.$B$5:.$B$34]=[.B27];[Thong_Tin_Ngay_Nghi_201504.$C$5:.$C$34]) + SUMPRODUCT([Thong_Tin_Ngay_Nghi_201505.$B$5:.$B$35]=[.B27];[Thong_Tin_Ngay_Nghi_201505.$C$5:.$C$35]) + SUMPRODUCT([Thong_Tin_Ngay_Nghi_201506.$B$4:.$B$36]=[.B27];[Thong_Tin_Ngay_Nghi_201506.$C$4:.$C$36])  + SUMPRODUCT([Thong_Tin_Ngay_Nghi_201507.$B$4:.$B$41]=[.B27];[Thong_Tin_Ngay_Nghi_201507.$C$4:.$C$41]) + SUMPRODUCT([Thong_Tin_Ngay_Nghi_201508.$B$4:.$B$41]=[.B27];[Thong_Tin_Ngay_Nghi_201508.$C$4:.$C$41]) +  SUMPRODUCT([Thong_Tin_Ngay_Nghi_201509.$B$4:.$B$46]=[.B27];[Thong_Tin_Ngay_Nghi_201509.$C$4:.$C$46]) + SUMPRODUCT([Thong_Tin_Ngay_Nghi_201510.$B$4:.$B$46]=[.B27];[Thong_Tin_Ngay_Nghi_201510.$C$4:.$C$46])" office:value-type="float" office:value="4.5">
            <text:p>4.5</text:p>
          </table:table-cell>
          <table:table-cell table:style-name="ce89" table:formula="of:=IF(DATE(YEAR([.E27]);MONTH([.E27]);DAY([.E27]))&lt;=DATE(YEAR([.E27]);3;31); [.C27]-[.G27] + [.F27]; IF([.G27]-[.C27]&lt;0;[.G27] + [.F27] -[.H27];[.F27]+[.C27]-[.H27]))" office:value-type="float" office:value="5.5">
            <text:p>5.5</text:p>
          </table:table-cell>
          <table:table-cell table:style-name="ce89"/>
          <table:table-cell table:style-name="ce89" table:formula="of:=[.I27]+[.J27]" office:value-type="float" office:value="5.5">
            <text:p>5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89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8]);DATE(YEAR([.D28]);12;31);NOW())" office:value-type="date" office:date-value="2015-10-30T11:34:13.79">
            <text:p>10/30/15</text:p>
          </table:table-cell>
          <table:table-cell table:style-name="ce9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94" table:formula="of:=SUMPRODUCT([Thong_Tin_Ngay_Nghi_201501.$B$3:.$B$23]=[.B28];[Thong_Tin_Ngay_Nghi_201501.$C$3:.$C$23]) + SUMPRODUCT([Thong_Tin_Ngay_Nghi_201502.$B$5:.$B$29]=[.B28];[Thong_Tin_Ngay_Nghi_201502.$C$5:.$C$29])  + SUMPRODUCT([Thong_Tin_Ngay_Nghi_201503.$B$5:.$B$28]=[.B28];[Thong_Tin_Ngay_Nghi_201503.$C$5:.$C$28])" office:value-type="float" office:value="5">
            <text:p>5</text:p>
          </table:table-cell>
          <table:table-cell table:style-name="ce97" table:formula="of:=SUMPRODUCT([Thong_Tin_Ngay_Nghi_201501.$B$3:.$B$23]=[.B28];[Thong_Tin_Ngay_Nghi_201501.$C$3:.$C$23]) + SUMPRODUCT([Thong_Tin_Ngay_Nghi_201502.$B$5:.$B$29]=[.B28];[Thong_Tin_Ngay_Nghi_201502.$C$5:.$C$29])  + SUMPRODUCT([Thong_Tin_Ngay_Nghi_201503.$B$5:.$B$28]=[.B28];[Thong_Tin_Ngay_Nghi_201503.$C$5:.$C$28]) +  SUMPRODUCT([Thong_Tin_Ngay_Nghi_201504.$B$5:.$B$34]=[.B28];[Thong_Tin_Ngay_Nghi_201504.$C$5:.$C$34]) + SUMPRODUCT([Thong_Tin_Ngay_Nghi_201505.$B$5:.$B$35]=[.B28];[Thong_Tin_Ngay_Nghi_201505.$C$5:.$C$35]) + SUMPRODUCT([Thong_Tin_Ngay_Nghi_201506.$B$4:.$B$36]=[.B28];[Thong_Tin_Ngay_Nghi_201506.$C$4:.$C$36])  + SUMPRODUCT([Thong_Tin_Ngay_Nghi_201507.$B$4:.$B$41]=[.B28];[Thong_Tin_Ngay_Nghi_201507.$C$4:.$C$41]) + SUMPRODUCT([Thong_Tin_Ngay_Nghi_201508.$B$4:.$B$41]=[.B28];[Thong_Tin_Ngay_Nghi_201508.$C$4:.$C$41]) +  SUMPRODUCT([Thong_Tin_Ngay_Nghi_201509.$B$4:.$B$46]=[.B28];[Thong_Tin_Ngay_Nghi_201509.$C$4:.$C$46]) + SUMPRODUCT([Thong_Tin_Ngay_Nghi_201510.$B$4:.$B$46]=[.B28];[Thong_Tin_Ngay_Nghi_201510.$C$4:.$C$46])" office:value-type="float" office:value="8">
            <text:p>8</text:p>
          </table:table-cell>
          <table:table-cell table:style-name="ce89" table:formula="of:=IF(DATE(YEAR([.E28]);MONTH([.E28]);DAY([.E28]))&lt;=DATE(YEAR([.E28]);3;31); [.C28]-[.G28] + [.F28]; IF([.G28]-[.C28]&lt;0;[.G28] + [.F28] -[.H28];[.F28]+[.C28]-[.H28]))" office:value-type="float" office:value="5">
            <text:p>5</text:p>
          </table:table-cell>
          <table:table-cell table:style-name="ce89"/>
          <table:table-cell table:style-name="ce89" table:formula="of:=[.I28]+[.J28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9]);DATE(YEAR([.D29]);12;31);NOW())" office:value-type="date" office:date-value="2015-10-30T11:34:13.79">
            <text:p>10/30/15</text:p>
          </table:table-cell>
          <table:table-cell table:style-name="ce9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94" table:formula="of:=SUMPRODUCT([Thong_Tin_Ngay_Nghi_201501.$B$3:.$B$23]=[.B29];[Thong_Tin_Ngay_Nghi_201501.$C$3:.$C$23]) + SUMPRODUCT([Thong_Tin_Ngay_Nghi_201502.$B$5:.$B$29]=[.B29];[Thong_Tin_Ngay_Nghi_201502.$C$5:.$C$29])  + SUMPRODUCT([Thong_Tin_Ngay_Nghi_201503.$B$5:.$B$28]=[.B29];[Thong_Tin_Ngay_Nghi_201503.$C$5:.$C$28])" office:value-type="float" office:value="2">
            <text:p>2</text:p>
          </table:table-cell>
          <table:table-cell table:style-name="ce97" table:formula="of:=SUMPRODUCT([Thong_Tin_Ngay_Nghi_201501.$B$3:.$B$23]=[.B29];[Thong_Tin_Ngay_Nghi_201501.$C$3:.$C$23]) + SUMPRODUCT([Thong_Tin_Ngay_Nghi_201502.$B$5:.$B$29]=[.B29];[Thong_Tin_Ngay_Nghi_201502.$C$5:.$C$29])  + SUMPRODUCT([Thong_Tin_Ngay_Nghi_201503.$B$5:.$B$28]=[.B29];[Thong_Tin_Ngay_Nghi_201503.$C$5:.$C$28]) +  SUMPRODUCT([Thong_Tin_Ngay_Nghi_201504.$B$5:.$B$34]=[.B29];[Thong_Tin_Ngay_Nghi_201504.$C$5:.$C$34]) + SUMPRODUCT([Thong_Tin_Ngay_Nghi_201505.$B$5:.$B$35]=[.B29];[Thong_Tin_Ngay_Nghi_201505.$C$5:.$C$35]) + SUMPRODUCT([Thong_Tin_Ngay_Nghi_201506.$B$4:.$B$36]=[.B29];[Thong_Tin_Ngay_Nghi_201506.$C$4:.$C$36])  + SUMPRODUCT([Thong_Tin_Ngay_Nghi_201507.$B$4:.$B$41]=[.B29];[Thong_Tin_Ngay_Nghi_201507.$C$4:.$C$41]) + SUMPRODUCT([Thong_Tin_Ngay_Nghi_201508.$B$4:.$B$41]=[.B29];[Thong_Tin_Ngay_Nghi_201508.$C$4:.$C$41]) +  SUMPRODUCT([Thong_Tin_Ngay_Nghi_201509.$B$4:.$B$46]=[.B29];[Thong_Tin_Ngay_Nghi_201509.$C$4:.$C$46]) + SUMPRODUCT([Thong_Tin_Ngay_Nghi_201510.$B$4:.$B$46]=[.B29];[Thong_Tin_Ngay_Nghi_201510.$C$4:.$C$46])" office:value-type="float" office:value="5.5">
            <text:p>5.5</text:p>
          </table:table-cell>
          <table:table-cell table:style-name="ce89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style-name="ce89"/>
          <table:table-cell table:style-name="ce89" table:formula="of:=[.I29]+[.J29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30]);DATE(YEAR([.D30]);12;31);NOW())" office:value-type="date" office:date-value="2015-10-30T11:34:13.79">
            <text:p>10/30/15</text:p>
          </table:table-cell>
          <table:table-cell table:style-name="ce9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94"/>
          <table:table-cell table:style-name="ce97" table:formula="of:=SUMPRODUCT([Thong_Tin_Ngay_Nghi_201501.$B$3:.$B$23]=[.B30];[Thong_Tin_Ngay_Nghi_201501.$C$3:.$C$23]) + SUMPRODUCT([Thong_Tin_Ngay_Nghi_201502.$B$5:.$B$29]=[.B30];[Thong_Tin_Ngay_Nghi_201502.$C$5:.$C$29])  + SUMPRODUCT([Thong_Tin_Ngay_Nghi_201503.$B$5:.$B$28]=[.B30];[Thong_Tin_Ngay_Nghi_201503.$C$5:.$C$28]) +  SUMPRODUCT([Thong_Tin_Ngay_Nghi_201504.$B$5:.$B$34]=[.B30];[Thong_Tin_Ngay_Nghi_201504.$C$5:.$C$34]) + SUMPRODUCT([Thong_Tin_Ngay_Nghi_201505.$B$5:.$B$35]=[.B30];[Thong_Tin_Ngay_Nghi_201505.$C$5:.$C$35]) + SUMPRODUCT([Thong_Tin_Ngay_Nghi_201506.$B$4:.$B$36]=[.B30];[Thong_Tin_Ngay_Nghi_201506.$C$4:.$C$36])  + SUMPRODUCT([Thong_Tin_Ngay_Nghi_201507.$B$4:.$B$41]=[.B30];[Thong_Tin_Ngay_Nghi_201507.$C$4:.$C$41]) + SUMPRODUCT([Thong_Tin_Ngay_Nghi_201508.$B$4:.$B$41]=[.B30];[Thong_Tin_Ngay_Nghi_201508.$C$4:.$C$41]) +  SUMPRODUCT([Thong_Tin_Ngay_Nghi_201509.$B$4:.$B$46]=[.B30];[Thong_Tin_Ngay_Nghi_201509.$C$4:.$C$46]) + SUMPRODUCT([Thong_Tin_Ngay_Nghi_201510.$B$4:.$B$46]=[.B30];[Thong_Tin_Ngay_Nghi_201510.$C$4:.$C$46])" office:value-type="float" office:value="0">
            <text:p>0</text:p>
          </table:table-cell>
          <table:table-cell table:style-name="ce89" table:formula="of:=IF(DATE(YEAR([.E30]);MONTH([.E30]);DAY([.E30]))&lt;=DATE(YEAR([.E30]);3;31); [.C30]-[.G30] + [.F30]; IF([.G30]-[.C30]&lt;0;[.G30] + [.F30] -[.H30];[.F30]+[.C30]-[.H30]))" office:value-type="float" office:value="1">
            <text:p>1</text:p>
          </table:table-cell>
          <table:table-cell table:style-name="ce89"/>
          <table:table-cell table:style-name="ce89" table:formula="of:=[.I30]+[.J30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15">
            <text:p>09/15/15</text:p>
          </table:table-cell>
          <table:table-cell table:style-name="ce91" table:formula="of:=IF(YEAR(NOW())&gt;YEAR([.D31]);DATE(YEAR([.D31]);12;31);NOW())" office:value-type="date" office:date-value="2015-10-30T11:34:13.79">
            <text:p>10/30/15</text:p>
          </table:table-cell>
          <table:table-cell table:style-name="ce9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3]=[.B31];[Thong_Tin_Ngay_Nghi_201501.$C$3:.$C$23]) + SUMPRODUCT([Thong_Tin_Ngay_Nghi_201502.$B$5:.$B$29]=[.B31];[Thong_Tin_Ngay_Nghi_201502.$C$5:.$C$29])  + SUMPRODUCT([Thong_Tin_Ngay_Nghi_201503.$B$5:.$B$28]=[.B31];[Thong_Tin_Ngay_Nghi_201503.$C$5:.$C$28]) +  SUMPRODUCT([Thong_Tin_Ngay_Nghi_201504.$B$5:.$B$34]=[.B31];[Thong_Tin_Ngay_Nghi_201504.$C$5:.$C$34]) + SUMPRODUCT([Thong_Tin_Ngay_Nghi_201505.$B$5:.$B$35]=[.B31];[Thong_Tin_Ngay_Nghi_201505.$C$5:.$C$35]) + SUMPRODUCT([Thong_Tin_Ngay_Nghi_201506.$B$4:.$B$36]=[.B31];[Thong_Tin_Ngay_Nghi_201506.$C$4:.$C$36])  + SUMPRODUCT([Thong_Tin_Ngay_Nghi_201507.$B$4:.$B$41]=[.B31];[Thong_Tin_Ngay_Nghi_201507.$C$4:.$C$41]) + SUMPRODUCT([Thong_Tin_Ngay_Nghi_201508.$B$4:.$B$41]=[.B31];[Thong_Tin_Ngay_Nghi_201508.$C$4:.$C$41]) +  SUMPRODUCT([Thong_Tin_Ngay_Nghi_201509.$B$4:.$B$46]=[.B31];[Thong_Tin_Ngay_Nghi_201509.$C$4:.$C$46]) + SUMPRODUCT([Thong_Tin_Ngay_Nghi_201510.$B$4:.$B$46]=[.B31];[Thong_Tin_Ngay_Nghi_201510.$C$4:.$C$46])" office:value-type="float" office:value="0.5">
            <text:p>0.5</text:p>
          </table:table-cell>
          <table:table-cell table:style-name="ce89" table:formula="of:=IF(DATE(YEAR([.E31]);MONTH([.E31]);DAY([.E31]))&lt;=DATE(YEAR([.E31]);3;31); [.C31]-[.G31] + [.F31]; IF([.G31]-[.C31]&lt;0;[.G31] + [.F31] -[.H31];[.F31]+[.C31]-[.H31]))" office:value-type="float" office:value="1.5">
            <text:p>1.5</text:p>
          </table:table-cell>
          <table:table-cell table:style-name="ce89"/>
          <table:table-cell table:style-name="ce89" table:formula="of:=[.I31]+[.J31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2]);DATE(YEAR([.D32]);12;31);NOW())" office:value-type="date" office:date-value="2015-10-30T11:34:13.79">
            <text:p>10/30/15</text:p>
          </table:table-cell>
          <table:table-cell table:style-name="ce9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94" table:formula="of:=SUMPRODUCT([Thong_Tin_Ngay_Nghi_201501.$B$3:.$B$23]=[.B32];[Thong_Tin_Ngay_Nghi_201501.$C$3:.$C$23]) + SUMPRODUCT([Thong_Tin_Ngay_Nghi_201502.$B$5:.$B$29]=[.B32];[Thong_Tin_Ngay_Nghi_201502.$C$5:.$C$29])  + SUMPRODUCT([Thong_Tin_Ngay_Nghi_201503.$B$5:.$B$28]=[.B32];[Thong_Tin_Ngay_Nghi_201503.$C$5:.$C$28])" office:value-type="float" office:value="11">
            <text:p>11</text:p>
          </table:table-cell>
          <table:table-cell table:style-name="ce97" table:formula="of:=SUMPRODUCT([Thong_Tin_Ngay_Nghi_201501.$B$3:.$B$23]=[.B32];[Thong_Tin_Ngay_Nghi_201501.$C$3:.$C$23]) + SUMPRODUCT([Thong_Tin_Ngay_Nghi_201502.$B$5:.$B$29]=[.B32];[Thong_Tin_Ngay_Nghi_201502.$C$5:.$C$29])  + SUMPRODUCT([Thong_Tin_Ngay_Nghi_201503.$B$5:.$B$28]=[.B32];[Thong_Tin_Ngay_Nghi_201503.$C$5:.$C$28]) +  SUMPRODUCT([Thong_Tin_Ngay_Nghi_201504.$B$5:.$B$34]=[.B32];[Thong_Tin_Ngay_Nghi_201504.$C$5:.$C$34]) + SUMPRODUCT([Thong_Tin_Ngay_Nghi_201505.$B$5:.$B$35]=[.B32];[Thong_Tin_Ngay_Nghi_201505.$C$5:.$C$35]) + SUMPRODUCT([Thong_Tin_Ngay_Nghi_201506.$B$4:.$B$36]=[.B32];[Thong_Tin_Ngay_Nghi_201506.$C$4:.$C$36])  + SUMPRODUCT([Thong_Tin_Ngay_Nghi_201507.$B$4:.$B$41]=[.B32];[Thong_Tin_Ngay_Nghi_201507.$C$4:.$C$41]) + SUMPRODUCT([Thong_Tin_Ngay_Nghi_201508.$B$4:.$B$41]=[.B32];[Thong_Tin_Ngay_Nghi_201508.$C$4:.$C$41]) +  SUMPRODUCT([Thong_Tin_Ngay_Nghi_201509.$B$4:.$B$46]=[.B32];[Thong_Tin_Ngay_Nghi_201509.$C$4:.$C$46]) + SUMPRODUCT([Thong_Tin_Ngay_Nghi_201510.$B$4:.$B$46]=[.B32];[Thong_Tin_Ngay_Nghi_201510.$C$4:.$C$46])" office:value-type="float" office:value="32">
            <text:p>32</text:p>
          </table:table-cell>
          <table:table-cell table:style-name="ce89" table:formula="of:=IF(DATE(YEAR([.E32]);MONTH([.E32]);DAY([.E32]))&lt;=DATE(YEAR([.E32]);3;31); [.C32]-[.G32] + [.F32]; IF([.G32]-[.C32]&lt;0;[.G32] + [.F32] -[.H32];[.F32]+[.C32]-[.H32]))" office:value-type="float" office:value="-22">
            <text:p>-22</text:p>
          </table:table-cell>
          <table:table-cell table:style-name="ce89" office:value-type="float" office:value="5">
            <text:p>5</text:p>
          </table:table-cell>
          <table:table-cell table:style-name="ce89" table:formula="of:=[.I32]+[.J32]" office:value-type="float" office:value="-17">
            <text:p>-17</text:p>
          </table:table-cell>
          <table:table-cell table:style-name="ce98" office:value-type="string">
            <text:p>- Đã trừ 5 ngày nghỉ vào lương T9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2-02">
            <text:p>02/02/15</text:p>
          </table:table-cell>
          <table:table-cell table:style-name="ce91" table:formula="of:=IF(YEAR(NOW())&gt;YEAR([.D33]);DATE(YEAR([.D33]);12;31);NOW())" office:value-type="date" office:date-value="2015-10-30T11:34:13.8">
            <text:p>10/30/15</text:p>
          </table:table-cell>
          <table:table-cell table:style-name="ce9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9">
            <text:p>9</text:p>
          </table:table-cell>
          <table:table-cell table:style-name="ce94" table:formula="of:=SUMPRODUCT([Thong_Tin_Ngay_Nghi_201501.$B$3:.$B$23]=[.B33];[Thong_Tin_Ngay_Nghi_201501.$C$3:.$C$23]) + SUMPRODUCT([Thong_Tin_Ngay_Nghi_201502.$B$5:.$B$29]=[.B33];[Thong_Tin_Ngay_Nghi_201502.$C$5:.$C$29])  + SUMPRODUCT([Thong_Tin_Ngay_Nghi_201503.$B$5:.$B$28]=[.B33];[Thong_Tin_Ngay_Nghi_201503.$C$5:.$C$28])" office:value-type="float" office:value="2.5">
            <text:p>2.5</text:p>
          </table:table-cell>
          <table:table-cell table:style-name="ce97" table:formula="of:=SUMPRODUCT([Thong_Tin_Ngay_Nghi_201501.$B$3:.$B$23]=[.B33];[Thong_Tin_Ngay_Nghi_201501.$C$3:.$C$23]) + SUMPRODUCT([Thong_Tin_Ngay_Nghi_201502.$B$5:.$B$29]=[.B33];[Thong_Tin_Ngay_Nghi_201502.$C$5:.$C$29])  + SUMPRODUCT([Thong_Tin_Ngay_Nghi_201503.$B$5:.$B$28]=[.B33];[Thong_Tin_Ngay_Nghi_201503.$C$5:.$C$28]) +  SUMPRODUCT([Thong_Tin_Ngay_Nghi_201504.$B$5:.$B$34]=[.B33];[Thong_Tin_Ngay_Nghi_201504.$C$5:.$C$34]) + SUMPRODUCT([Thong_Tin_Ngay_Nghi_201505.$B$5:.$B$35]=[.B33];[Thong_Tin_Ngay_Nghi_201505.$C$5:.$C$35]) + SUMPRODUCT([Thong_Tin_Ngay_Nghi_201506.$B$4:.$B$36]=[.B33];[Thong_Tin_Ngay_Nghi_201506.$C$4:.$C$36])  + SUMPRODUCT([Thong_Tin_Ngay_Nghi_201507.$B$4:.$B$41]=[.B33];[Thong_Tin_Ngay_Nghi_201507.$C$4:.$C$41]) + SUMPRODUCT([Thong_Tin_Ngay_Nghi_201508.$B$4:.$B$41]=[.B33];[Thong_Tin_Ngay_Nghi_201508.$C$4:.$C$41]) +  SUMPRODUCT([Thong_Tin_Ngay_Nghi_201509.$B$4:.$B$46]=[.B33];[Thong_Tin_Ngay_Nghi_201509.$C$4:.$C$46]) + SUMPRODUCT([Thong_Tin_Ngay_Nghi_201510.$B$4:.$B$46]=[.B33];[Thong_Tin_Ngay_Nghi_201510.$C$4:.$C$46])" office:value-type="float" office:value="9.5">
            <text:p>9.5</text:p>
          </table:table-cell>
          <table:table-cell table:style-name="ce89" table:formula="of:=IF(DATE(YEAR([.E33]);MONTH([.E33]);DAY([.E33]))&lt;=DATE(YEAR([.E33]);3;31); [.C33]-[.G33] + [.F33]; IF([.G33]-[.C33]&lt;0;[.G33] + [.F33] -[.H33];[.F33]+[.C33]-[.H33]))" office:value-type="float" office:value="-0.5">
            <text:p>-0.5</text:p>
          </table:table-cell>
          <table:table-cell table:style-name="ce89"/>
          <table:table-cell table:style-name="ce89" table:formula="of:=[.I33]+[.J33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86" office:value-type="string">
            <text:p>Thao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2" office:value-type="date" office:date-value="2015-10-30">
            <text:p>10/30/15</text:p>
          </table:table-cell>
          <table:table-cell table:style-name="ce9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0">
            <text:p>10</text:p>
          </table:table-cell>
          <table:table-cell table:style-name="ce94" table:formula="of:=SUMPRODUCT([Thong_Tin_Ngay_Nghi_201501.$B$3:.$B$23]=[.B34];[Thong_Tin_Ngay_Nghi_201501.$C$3:.$C$23]) + SUMPRODUCT([Thong_Tin_Ngay_Nghi_201502.$B$5:.$B$29]=[.B34];[Thong_Tin_Ngay_Nghi_201502.$C$5:.$C$29])  + SUMPRODUCT([Thong_Tin_Ngay_Nghi_201503.$B$5:.$B$28]=[.B34];[Thong_Tin_Ngay_Nghi_201503.$C$5:.$C$28])" office:value-type="float" office:value="4">
            <text:p>4</text:p>
          </table:table-cell>
          <table:table-cell table:style-name="ce97" table:formula="of:=SUMPRODUCT([Thong_Tin_Ngay_Nghi_201501.$B$3:.$B$23]=[.B34];[Thong_Tin_Ngay_Nghi_201501.$C$3:.$C$23]) + SUMPRODUCT([Thong_Tin_Ngay_Nghi_201502.$B$5:.$B$29]=[.B34];[Thong_Tin_Ngay_Nghi_201502.$C$5:.$C$29])  + SUMPRODUCT([Thong_Tin_Ngay_Nghi_201503.$B$5:.$B$28]=[.B34];[Thong_Tin_Ngay_Nghi_201503.$C$5:.$C$28]) +  SUMPRODUCT([Thong_Tin_Ngay_Nghi_201504.$B$5:.$B$34]=[.B34];[Thong_Tin_Ngay_Nghi_201504.$C$5:.$C$34]) + SUMPRODUCT([Thong_Tin_Ngay_Nghi_201505.$B$5:.$B$35]=[.B34];[Thong_Tin_Ngay_Nghi_201505.$C$5:.$C$35]) + SUMPRODUCT([Thong_Tin_Ngay_Nghi_201506.$B$4:.$B$36]=[.B34];[Thong_Tin_Ngay_Nghi_201506.$C$4:.$C$36])  + SUMPRODUCT([Thong_Tin_Ngay_Nghi_201507.$B$4:.$B$41]=[.B34];[Thong_Tin_Ngay_Nghi_201507.$C$4:.$C$41]) + SUMPRODUCT([Thong_Tin_Ngay_Nghi_201508.$B$4:.$B$41]=[.B34];[Thong_Tin_Ngay_Nghi_201508.$C$4:.$C$41]) +  SUMPRODUCT([Thong_Tin_Ngay_Nghi_201509.$B$4:.$B$46]=[.B34];[Thong_Tin_Ngay_Nghi_201509.$C$4:.$C$46]) + SUMPRODUCT([Thong_Tin_Ngay_Nghi_201510.$B$4:.$B$46]=[.B34];[Thong_Tin_Ngay_Nghi_201510.$C$4:.$C$46])" office:value-type="float" office:value="11.5">
            <text:p>11.5</text:p>
          </table:table-cell>
          <table:table-cell table:style-name="ce89" table:formula="of:=IF(DATE(YEAR([.E34]);MONTH([.E34]);DAY([.E34]))&lt;=DATE(YEAR([.E34]);3;31); [.C34]-[.G34] + [.F34]; IF([.G34]-[.C34]&lt;0;[.G34] + [.F34] -[.H34];[.F34]+[.C34]-[.H34]))" office:value-type="float" office:value="-1.5">
            <text:p>-1.5</text:p>
          </table:table-cell>
          <table:table-cell table:style-name="ce89"/>
          <table:table-cell table:style-name="ce89" table:formula="of:=[.I34]+[.J34]" office:value-type="float" office:value="-1.5">
            <text:p>-1.5</text:p>
          </table:table-cell>
          <table:table-cell table:style-name="ce98"/>
          <table:table-cell table:style-name="ce99" table:number-columns-repeated="101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amDT</text:p>
          </table:table-cell>
          <table:table-cell table:style-name="ce89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5]);DATE(YEAR([.D35]);12;31);NOW())" office:value-type="date" office:date-value="2015-10-30T11:34:13.8">
            <text:p>10/30/15</text:p>
          </table:table-cell>
          <table:table-cell table:style-name="ce9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94" table:formula="of:=SUMPRODUCT([Thong_Tin_Ngay_Nghi_201501.$B$3:.$B$23]=[.B35];[Thong_Tin_Ngay_Nghi_201501.$C$3:.$C$23]) + SUMPRODUCT([Thong_Tin_Ngay_Nghi_201502.$B$5:.$B$29]=[.B35];[Thong_Tin_Ngay_Nghi_201502.$C$5:.$C$29])  + SUMPRODUCT([Thong_Tin_Ngay_Nghi_201503.$B$5:.$B$28]=[.B35];[Thong_Tin_Ngay_Nghi_201503.$C$5:.$C$28])" office:value-type="float" office:value="10">
            <text:p>10</text:p>
          </table:table-cell>
          <table:table-cell table:style-name="ce97" table:formula="of:=SUMPRODUCT([Thong_Tin_Ngay_Nghi_201501.$B$3:.$B$23]=[.B35];[Thong_Tin_Ngay_Nghi_201501.$C$3:.$C$23]) + SUMPRODUCT([Thong_Tin_Ngay_Nghi_201502.$B$5:.$B$29]=[.B35];[Thong_Tin_Ngay_Nghi_201502.$C$5:.$C$29])  + SUMPRODUCT([Thong_Tin_Ngay_Nghi_201503.$B$5:.$B$28]=[.B35];[Thong_Tin_Ngay_Nghi_201503.$C$5:.$C$28]) +  SUMPRODUCT([Thong_Tin_Ngay_Nghi_201504.$B$5:.$B$34]=[.B35];[Thong_Tin_Ngay_Nghi_201504.$C$5:.$C$34]) + SUMPRODUCT([Thong_Tin_Ngay_Nghi_201505.$B$5:.$B$35]=[.B35];[Thong_Tin_Ngay_Nghi_201505.$C$5:.$C$35]) + SUMPRODUCT([Thong_Tin_Ngay_Nghi_201506.$B$4:.$B$36]=[.B35];[Thong_Tin_Ngay_Nghi_201506.$C$4:.$C$36])  + SUMPRODUCT([Thong_Tin_Ngay_Nghi_201507.$B$4:.$B$41]=[.B35];[Thong_Tin_Ngay_Nghi_201507.$C$4:.$C$41]) + SUMPRODUCT([Thong_Tin_Ngay_Nghi_201508.$B$4:.$B$41]=[.B35];[Thong_Tin_Ngay_Nghi_201508.$C$4:.$C$41]) +  SUMPRODUCT([Thong_Tin_Ngay_Nghi_201509.$B$4:.$B$46]=[.B35];[Thong_Tin_Ngay_Nghi_201509.$C$4:.$C$46]) + SUMPRODUCT([Thong_Tin_Ngay_Nghi_201510.$B$4:.$B$46]=[.B35];[Thong_Tin_Ngay_Nghi_201510.$C$4:.$C$46])" office:value-type="float" office:value="14.5">
            <text:p>14.5</text:p>
          </table:table-cell>
          <table:table-cell table:style-name="ce89" table:formula="of:=IF(DATE(YEAR([.E35]);MONTH([.E35]);DAY([.E35]))&lt;=DATE(YEAR([.E35]);3;31); [.C35]-[.G35] + [.F35]; IF([.G35]-[.C35]&lt;0;[.G35] + [.F35] -[.H35];[.F35]+[.C35]-[.H35]))" office:value-type="float" office:value="1.5">
            <text:p>1.5</text:p>
          </table:table-cell>
          <table:table-cell table:style-name="ce89"/>
          <table:table-cell table:style-name="ce89" table:formula="of:=[.I35]+[.J35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euNV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6]);DATE(YEAR([.D36]);12;31);NOW())" office:value-type="date" office:date-value="2015-10-30T11:34:13.8">
            <text:p>10/30/15</text:p>
          </table:table-cell>
          <table:table-cell table:style-name="ce9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94" table:formula="of:=SUMPRODUCT([Thong_Tin_Ngay_Nghi_201501.$B$3:.$B$23]=[.B36];[Thong_Tin_Ngay_Nghi_201501.$C$3:.$C$23]) + SUMPRODUCT([Thong_Tin_Ngay_Nghi_201502.$B$5:.$B$29]=[.B36];[Thong_Tin_Ngay_Nghi_201502.$C$5:.$C$29])  + SUMPRODUCT([Thong_Tin_Ngay_Nghi_201503.$B$5:.$B$28]=[.B36];[Thong_Tin_Ngay_Nghi_201503.$C$5:.$C$28])" office:value-type="float" office:value="5.5">
            <text:p>5.5</text:p>
          </table:table-cell>
          <table:table-cell table:style-name="ce97" table:formula="of:=SUMPRODUCT([Thong_Tin_Ngay_Nghi_201501.$B$3:.$B$23]=[.B36];[Thong_Tin_Ngay_Nghi_201501.$C$3:.$C$23]) + SUMPRODUCT([Thong_Tin_Ngay_Nghi_201502.$B$5:.$B$29]=[.B36];[Thong_Tin_Ngay_Nghi_201502.$C$5:.$C$29])  + SUMPRODUCT([Thong_Tin_Ngay_Nghi_201503.$B$5:.$B$28]=[.B36];[Thong_Tin_Ngay_Nghi_201503.$C$5:.$C$28]) +  SUMPRODUCT([Thong_Tin_Ngay_Nghi_201504.$B$5:.$B$34]=[.B36];[Thong_Tin_Ngay_Nghi_201504.$C$5:.$C$34]) + SUMPRODUCT([Thong_Tin_Ngay_Nghi_201505.$B$5:.$B$35]=[.B36];[Thong_Tin_Ngay_Nghi_201505.$C$5:.$C$35]) + SUMPRODUCT([Thong_Tin_Ngay_Nghi_201506.$B$4:.$B$36]=[.B36];[Thong_Tin_Ngay_Nghi_201506.$C$4:.$C$36])  + SUMPRODUCT([Thong_Tin_Ngay_Nghi_201507.$B$4:.$B$41]=[.B36];[Thong_Tin_Ngay_Nghi_201507.$C$4:.$C$41]) + SUMPRODUCT([Thong_Tin_Ngay_Nghi_201508.$B$4:.$B$41]=[.B36];[Thong_Tin_Ngay_Nghi_201508.$C$4:.$C$41]) +  SUMPRODUCT([Thong_Tin_Ngay_Nghi_201509.$B$4:.$B$46]=[.B36];[Thong_Tin_Ngay_Nghi_201509.$C$4:.$C$46]) + SUMPRODUCT([Thong_Tin_Ngay_Nghi_201510.$B$4:.$B$46]=[.B36];[Thong_Tin_Ngay_Nghi_201510.$C$4:.$C$46])" office:value-type="float" office:value="13">
            <text:p>13</text:p>
          </table:table-cell>
          <table:table-cell table:style-name="ce89" table:formula="of:=IF(DATE(YEAR([.E36]);MONTH([.E36]);DAY([.E36]))&lt;=DATE(YEAR([.E36]);3;31); [.C36]-[.G36] + [.F36]; IF([.G36]-[.C36]&lt;0;[.G36] + [.F36] -[.H36];[.F36]+[.C36]-[.H36]))" office:value-type="float" office:value="2">
            <text:p>2</text:p>
          </table:table-cell>
          <table:table-cell table:style-name="ce89"/>
          <table:table-cell table:style-name="ce89" table:formula="of:=[.I36]+[.J36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31">
            <text:p>31</text:p>
          </table:table-cell>
          <table:table-cell table:style-name="ce35" office:value-type="string">
            <text:p>Thi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37]);DATE(YEAR([.D37]);12;31);NOW())" office:value-type="date" office:date-value="2015-10-30T11:34:13.8">
            <text:p>10/30/15</text:p>
          </table:table-cell>
          <table:table-cell table:style-name="ce9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94" table:formula="of:=SUMPRODUCT([Thong_Tin_Ngay_Nghi_201501.$B$3:.$B$23]=[.B37];[Thong_Tin_Ngay_Nghi_201501.$C$3:.$C$23]) + SUMPRODUCT([Thong_Tin_Ngay_Nghi_201502.$B$5:.$B$29]=[.B37];[Thong_Tin_Ngay_Nghi_201502.$C$5:.$C$29])  + SUMPRODUCT([Thong_Tin_Ngay_Nghi_201503.$B$5:.$B$28]=[.B37];[Thong_Tin_Ngay_Nghi_201503.$C$5:.$C$28])" office:value-type="float" office:value="0">
            <text:p>0</text:p>
          </table:table-cell>
          <table:table-cell table:style-name="ce97" table:formula="of:=SUMPRODUCT([Thong_Tin_Ngay_Nghi_201501.$B$3:.$B$23]=[.B37];[Thong_Tin_Ngay_Nghi_201501.$C$3:.$C$23]) + SUMPRODUCT([Thong_Tin_Ngay_Nghi_201502.$B$5:.$B$29]=[.B37];[Thong_Tin_Ngay_Nghi_201502.$C$5:.$C$29])  + SUMPRODUCT([Thong_Tin_Ngay_Nghi_201503.$B$5:.$B$28]=[.B37];[Thong_Tin_Ngay_Nghi_201503.$C$5:.$C$28]) +  SUMPRODUCT([Thong_Tin_Ngay_Nghi_201504.$B$5:.$B$34]=[.B37];[Thong_Tin_Ngay_Nghi_201504.$C$5:.$C$34]) + SUMPRODUCT([Thong_Tin_Ngay_Nghi_201505.$B$5:.$B$35]=[.B37];[Thong_Tin_Ngay_Nghi_201505.$C$5:.$C$35]) + SUMPRODUCT([Thong_Tin_Ngay_Nghi_201506.$B$4:.$B$36]=[.B37];[Thong_Tin_Ngay_Nghi_201506.$C$4:.$C$36])  + SUMPRODUCT([Thong_Tin_Ngay_Nghi_201507.$B$4:.$B$41]=[.B37];[Thong_Tin_Ngay_Nghi_201507.$C$4:.$C$41]) + SUMPRODUCT([Thong_Tin_Ngay_Nghi_201508.$B$4:.$B$41]=[.B37];[Thong_Tin_Ngay_Nghi_201508.$C$4:.$C$41]) +  SUMPRODUCT([Thong_Tin_Ngay_Nghi_201509.$B$4:.$B$46]=[.B37];[Thong_Tin_Ngay_Nghi_201509.$C$4:.$C$46]) + SUMPRODUCT([Thong_Tin_Ngay_Nghi_201510.$B$4:.$B$46]=[.B37];[Thong_Tin_Ngay_Nghi_201510.$C$4:.$C$46])" office:value-type="float" office:value="4.5">
            <text:p>4.5</text:p>
          </table:table-cell>
          <table:table-cell table:style-name="ce89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style-name="ce89" office:value-type="float" office:value="1.5">
            <text:p>1.5</text:p>
          </table:table-cell>
          <table:table-cell table:style-name="ce89" table:formula="of:=[.I37]+[.J37]" office:value-type="float" office:value="4">
            <text:p>4</text:p>
          </table:table-cell>
          <table:table-cell table:style-name="ce9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ongD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38]);DATE(YEAR([.D38]);12;31);NOW())" office:value-type="date" office:date-value="2015-10-30T11:34:13.8">
            <text:p>10/30/15</text:p>
          </table:table-cell>
          <table:table-cell table:style-name="ce9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3]=[.B38];[Thong_Tin_Ngay_Nghi_201501.$C$3:.$C$23]) + SUMPRODUCT([Thong_Tin_Ngay_Nghi_201502.$B$5:.$B$29]=[.B38];[Thong_Tin_Ngay_Nghi_201502.$C$5:.$C$29])  + SUMPRODUCT([Thong_Tin_Ngay_Nghi_201503.$B$5:.$B$28]=[.B38];[Thong_Tin_Ngay_Nghi_201503.$C$5:.$C$28]) +  SUMPRODUCT([Thong_Tin_Ngay_Nghi_201504.$B$5:.$B$34]=[.B38];[Thong_Tin_Ngay_Nghi_201504.$C$5:.$C$34]) + SUMPRODUCT([Thong_Tin_Ngay_Nghi_201505.$B$5:.$B$35]=[.B38];[Thong_Tin_Ngay_Nghi_201505.$C$5:.$C$35]) + SUMPRODUCT([Thong_Tin_Ngay_Nghi_201506.$B$4:.$B$36]=[.B38];[Thong_Tin_Ngay_Nghi_201506.$C$4:.$C$36])  + SUMPRODUCT([Thong_Tin_Ngay_Nghi_201507.$B$4:.$B$41]=[.B38];[Thong_Tin_Ngay_Nghi_201507.$C$4:.$C$41]) + SUMPRODUCT([Thong_Tin_Ngay_Nghi_201508.$B$4:.$B$41]=[.B38];[Thong_Tin_Ngay_Nghi_201508.$C$4:.$C$41]) +  SUMPRODUCT([Thong_Tin_Ngay_Nghi_201509.$B$4:.$B$46]=[.B38];[Thong_Tin_Ngay_Nghi_201509.$C$4:.$C$46]) + SUMPRODUCT([Thong_Tin_Ngay_Nghi_201510.$B$4:.$B$46]=[.B38];[Thong_Tin_Ngay_Nghi_201510.$C$4:.$C$46])" office:value-type="float" office:value="4.5">
            <text:p>4.5</text:p>
          </table:table-cell>
          <table:table-cell table:style-name="ce89" table:formula="of:=IF(DATE(YEAR([.E38]);MONTH([.E38]);DAY([.E38]))&lt;=DATE(YEAR([.E38]);3;31); [.C38]-[.G38] + [.F38]; IF([.G38]-[.C38]&lt;0;[.G38] + [.F38] -[.H38];[.F38]+[.C38]-[.H38]))" office:value-type="float" office:value="-0.5">
            <text:p>-0.5</text:p>
          </table:table-cell>
          <table:table-cell table:style-name="ce89"/>
          <table:table-cell table:style-name="ce89" table:formula="of:=[.I38]+[.J38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huyLTT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9]);DATE(YEAR([.D39]);12;31);NOW())" office:value-type="date" office:date-value="2015-10-30T11:34:13.8">
            <text:p>10/30/15</text:p>
          </table:table-cell>
          <table:table-cell table:style-name="ce9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0">
            <text:p>10</text:p>
          </table:table-cell>
          <table:table-cell table:style-name="ce94" table:formula="of:=SUMPRODUCT([Thong_Tin_Ngay_Nghi_201501.$B$3:.$B$23]=[.B39];[Thong_Tin_Ngay_Nghi_201501.$C$3:.$C$23]) + SUMPRODUCT([Thong_Tin_Ngay_Nghi_201502.$B$5:.$B$29]=[.B39];[Thong_Tin_Ngay_Nghi_201502.$C$5:.$C$29])  + SUMPRODUCT([Thong_Tin_Ngay_Nghi_201503.$B$5:.$B$28]=[.B39];[Thong_Tin_Ngay_Nghi_201503.$C$5:.$C$28])" office:value-type="float" office:value="7.5">
            <text:p>7.5</text:p>
          </table:table-cell>
          <table:table-cell table:style-name="ce97" table:formula="of:=SUMPRODUCT([Thong_Tin_Ngay_Nghi_201501.$B$3:.$B$23]=[.B39];[Thong_Tin_Ngay_Nghi_201501.$C$3:.$C$23]) + SUMPRODUCT([Thong_Tin_Ngay_Nghi_201502.$B$5:.$B$29]=[.B39];[Thong_Tin_Ngay_Nghi_201502.$C$5:.$C$29])  + SUMPRODUCT([Thong_Tin_Ngay_Nghi_201503.$B$5:.$B$28]=[.B39];[Thong_Tin_Ngay_Nghi_201503.$C$5:.$C$28]) +  SUMPRODUCT([Thong_Tin_Ngay_Nghi_201504.$B$5:.$B$34]=[.B39];[Thong_Tin_Ngay_Nghi_201504.$C$5:.$C$34]) + SUMPRODUCT([Thong_Tin_Ngay_Nghi_201505.$B$5:.$B$35]=[.B39];[Thong_Tin_Ngay_Nghi_201505.$C$5:.$C$35]) + SUMPRODUCT([Thong_Tin_Ngay_Nghi_201506.$B$4:.$B$36]=[.B39];[Thong_Tin_Ngay_Nghi_201506.$C$4:.$C$36])  + SUMPRODUCT([Thong_Tin_Ngay_Nghi_201507.$B$4:.$B$41]=[.B39];[Thong_Tin_Ngay_Nghi_201507.$C$4:.$C$41]) + SUMPRODUCT([Thong_Tin_Ngay_Nghi_201508.$B$4:.$B$41]=[.B39];[Thong_Tin_Ngay_Nghi_201508.$C$4:.$C$41]) +  SUMPRODUCT([Thong_Tin_Ngay_Nghi_201509.$B$4:.$B$46]=[.B39];[Thong_Tin_Ngay_Nghi_201509.$C$4:.$C$46]) + SUMPRODUCT([Thong_Tin_Ngay_Nghi_201510.$B$4:.$B$46]=[.B39];[Thong_Tin_Ngay_Nghi_201510.$C$4:.$C$46])" office:value-type="float" office:value="21">
            <text:p>21</text:p>
          </table:table-cell>
          <table:table-cell table:style-name="ce89" table:formula="of:=IF(DATE(YEAR([.E39]);MONTH([.E39]);DAY([.E39]))&lt;=DATE(YEAR([.E39]);3;31); [.C39]-[.G39] + [.F39]; IF([.G39]-[.C39]&lt;0;[.G39] + [.F39] -[.H39];[.F39]+[.C39]-[.H39]))" office:value-type="float" office:value="-10">
            <text:p>-10</text:p>
          </table:table-cell>
          <table:table-cell table:style-name="ce89"/>
          <table:table-cell table:style-name="ce89" table:formula="of:=[.I39]+[.J39]" office:value-type="float" office:value="-10">
            <text:p>-10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34">
            <text:p>34</text:p>
          </table:table-cell>
          <table:table-cell table:style-name="ce35" office:value-type="string">
            <text:p>ToiDB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21">
            <text:p>07/21/15</text:p>
          </table:table-cell>
          <table:table-cell table:style-name="ce91" table:formula="of:=IF(YEAR(NOW())&gt;YEAR([.D40]);DATE(YEAR([.D40]);12;31);NOW())" office:value-type="date" office:date-value="2015-10-30T11:34:13.8">
            <text:p>10/30/15</text:p>
          </table:table-cell>
          <table:table-cell table:style-name="ce9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3]=[.B40];[Thong_Tin_Ngay_Nghi_201501.$C$3:.$C$23]) + SUMPRODUCT([Thong_Tin_Ngay_Nghi_201502.$B$5:.$B$29]=[.B40];[Thong_Tin_Ngay_Nghi_201502.$C$5:.$C$29])  + SUMPRODUCT([Thong_Tin_Ngay_Nghi_201503.$B$5:.$B$28]=[.B40];[Thong_Tin_Ngay_Nghi_201503.$C$5:.$C$28]) +  SUMPRODUCT([Thong_Tin_Ngay_Nghi_201504.$B$5:.$B$34]=[.B40];[Thong_Tin_Ngay_Nghi_201504.$C$5:.$C$34]) + SUMPRODUCT([Thong_Tin_Ngay_Nghi_201505.$B$5:.$B$35]=[.B40];[Thong_Tin_Ngay_Nghi_201505.$C$5:.$C$35]) + SUMPRODUCT([Thong_Tin_Ngay_Nghi_201506.$B$4:.$B$36]=[.B40];[Thong_Tin_Ngay_Nghi_201506.$C$4:.$C$36])  + SUMPRODUCT([Thong_Tin_Ngay_Nghi_201507.$B$4:.$B$41]=[.B40];[Thong_Tin_Ngay_Nghi_201507.$C$4:.$C$41]) + SUMPRODUCT([Thong_Tin_Ngay_Nghi_201508.$B$4:.$B$41]=[.B40];[Thong_Tin_Ngay_Nghi_201508.$C$4:.$C$41]) +  SUMPRODUCT([Thong_Tin_Ngay_Nghi_201509.$B$4:.$B$46]=[.B40];[Thong_Tin_Ngay_Nghi_201509.$C$4:.$C$46]) + SUMPRODUCT([Thong_Tin_Ngay_Nghi_201510.$B$4:.$B$46]=[.B40];[Thong_Tin_Ngay_Nghi_201510.$C$4:.$C$46])" office:value-type="float" office:value="1">
            <text:p>1</text:p>
          </table:table-cell>
          <table:table-cell table:style-name="ce89" table:formula="of:=IF(DATE(YEAR([.E40]);MONTH([.E40]);DAY([.E40]))&lt;=DATE(YEAR([.E40]);3;31); [.C40]-[.G40] + [.F40]; IF([.G40]-[.C40]&lt;0;[.G40] + [.F40] -[.H40];[.F40]+[.C40]-[.H40]))" office:value-type="float" office:value="2">
            <text:p>2</text:p>
          </table:table-cell>
          <table:table-cell table:style-name="ce89" office:value-type="float" office:value="0.5">
            <text:p>0.5</text:p>
          </table:table-cell>
          <table:table-cell table:style-name="ce89" table:formula="of:=[.I40]+[.J40]" office:value-type="float" office:value="2.5">
            <text:p>2.5</text:p>
          </table:table-cell>
          <table:table-cell table:style-name="ce98" office:value-type="string">
            <text:p>- Đã trừ 0.5 ngày nghỉ vào lương T9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TruyenLVC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41]);DATE(YEAR([.D41]);12;31);NOW())" office:value-type="date" office:date-value="2015-10-30T11:34:13.8">
            <text:p>10/30/15</text:p>
          </table:table-cell>
          <table:table-cell table:style-name="ce9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">
            <text:p>1</text:p>
          </table:table-cell>
          <table:table-cell table:style-name="ce94"/>
          <table:table-cell table:style-name="ce97" table:formula="of:=SUMPRODUCT([Thong_Tin_Ngay_Nghi_201501.$B$3:.$B$23]=[.B41];[Thong_Tin_Ngay_Nghi_201501.$C$3:.$C$23]) + SUMPRODUCT([Thong_Tin_Ngay_Nghi_201502.$B$5:.$B$29]=[.B41];[Thong_Tin_Ngay_Nghi_201502.$C$5:.$C$29])  + SUMPRODUCT([Thong_Tin_Ngay_Nghi_201503.$B$5:.$B$28]=[.B41];[Thong_Tin_Ngay_Nghi_201503.$C$5:.$C$28]) +  SUMPRODUCT([Thong_Tin_Ngay_Nghi_201504.$B$5:.$B$34]=[.B41];[Thong_Tin_Ngay_Nghi_201504.$C$5:.$C$34]) + SUMPRODUCT([Thong_Tin_Ngay_Nghi_201505.$B$5:.$B$35]=[.B41];[Thong_Tin_Ngay_Nghi_201505.$C$5:.$C$35]) + SUMPRODUCT([Thong_Tin_Ngay_Nghi_201506.$B$4:.$B$36]=[.B41];[Thong_Tin_Ngay_Nghi_201506.$C$4:.$C$36])  + SUMPRODUCT([Thong_Tin_Ngay_Nghi_201507.$B$4:.$B$41]=[.B41];[Thong_Tin_Ngay_Nghi_201507.$C$4:.$C$41]) + SUMPRODUCT([Thong_Tin_Ngay_Nghi_201508.$B$4:.$B$41]=[.B41];[Thong_Tin_Ngay_Nghi_201508.$C$4:.$C$41]) +  SUMPRODUCT([Thong_Tin_Ngay_Nghi_201509.$B$4:.$B$46]=[.B41];[Thong_Tin_Ngay_Nghi_201509.$C$4:.$C$46]) + SUMPRODUCT([Thong_Tin_Ngay_Nghi_201510.$B$4:.$B$46]=[.B41];[Thong_Tin_Ngay_Nghi_201510.$C$4:.$C$46])" office:value-type="float" office:value="0">
            <text:p>0</text:p>
          </table:table-cell>
          <table:table-cell table:style-name="ce89" table:formula="of:=IF(DATE(YEAR([.E41]);MONTH([.E41]);DAY([.E41]))&lt;=DATE(YEAR([.E41]);3;31); [.C41]-[.G41] + [.F41]; IF([.G41]-[.C41]&lt;0;[.G41] + [.F41] -[.H41];[.F41]+[.C41]-[.H41]))" office:value-type="float" office:value="1">
            <text:p>1</text:p>
          </table:table-cell>
          <table:table-cell table:style-name="ce89"/>
          <table:table-cell table:style-name="ce89" table:formula="of:=[.I41]+[.J41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2]);DATE(YEAR([.D42]);12;31);NOW())" office:value-type="date" office:date-value="2015-10-30T11:34:13.8">
            <text:p>10/30/15</text:p>
          </table:table-cell>
          <table:table-cell table:style-name="ce9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94" table:formula="of:=SUMPRODUCT([Thong_Tin_Ngay_Nghi_201501.$B$3:.$B$23]=[.B42];[Thong_Tin_Ngay_Nghi_201501.$C$3:.$C$23]) + SUMPRODUCT([Thong_Tin_Ngay_Nghi_201502.$B$5:.$B$29]=[.B42];[Thong_Tin_Ngay_Nghi_201502.$C$5:.$C$29])  + SUMPRODUCT([Thong_Tin_Ngay_Nghi_201503.$B$5:.$B$28]=[.B42];[Thong_Tin_Ngay_Nghi_201503.$C$5:.$C$28])" office:value-type="float" office:value="0">
            <text:p>0</text:p>
          </table:table-cell>
          <table:table-cell table:style-name="ce97" table:formula="of:=SUMPRODUCT([Thong_Tin_Ngay_Nghi_201501.$B$3:.$B$23]=[.B42];[Thong_Tin_Ngay_Nghi_201501.$C$3:.$C$23]) + SUMPRODUCT([Thong_Tin_Ngay_Nghi_201502.$B$5:.$B$29]=[.B42];[Thong_Tin_Ngay_Nghi_201502.$C$5:.$C$29])  + SUMPRODUCT([Thong_Tin_Ngay_Nghi_201503.$B$5:.$B$28]=[.B42];[Thong_Tin_Ngay_Nghi_201503.$C$5:.$C$28]) +  SUMPRODUCT([Thong_Tin_Ngay_Nghi_201504.$B$5:.$B$34]=[.B42];[Thong_Tin_Ngay_Nghi_201504.$C$5:.$C$34]) + SUMPRODUCT([Thong_Tin_Ngay_Nghi_201505.$B$5:.$B$35]=[.B42];[Thong_Tin_Ngay_Nghi_201505.$C$5:.$C$35]) + SUMPRODUCT([Thong_Tin_Ngay_Nghi_201506.$B$4:.$B$36]=[.B42];[Thong_Tin_Ngay_Nghi_201506.$C$4:.$C$36])  + SUMPRODUCT([Thong_Tin_Ngay_Nghi_201507.$B$4:.$B$41]=[.B42];[Thong_Tin_Ngay_Nghi_201507.$C$4:.$C$41]) + SUMPRODUCT([Thong_Tin_Ngay_Nghi_201508.$B$4:.$B$41]=[.B42];[Thong_Tin_Ngay_Nghi_201508.$C$4:.$C$41]) +  SUMPRODUCT([Thong_Tin_Ngay_Nghi_201509.$B$4:.$B$46]=[.B42];[Thong_Tin_Ngay_Nghi_201509.$C$4:.$C$46]) + SUMPRODUCT([Thong_Tin_Ngay_Nghi_201510.$B$4:.$B$46]=[.B42];[Thong_Tin_Ngay_Nghi_201510.$C$4:.$C$46])" office:value-type="float" office:value="2.5">
            <text:p>2.5</text:p>
          </table:table-cell>
          <table:table-cell table:style-name="ce89" table:formula="of:=IF(DATE(YEAR([.E42]);MONTH([.E42]);DAY([.E42]))&lt;=DATE(YEAR([.E42]);3;31); [.C42]-[.G42] + [.F42]; IF([.G42]-[.C42]&lt;0;[.G42] + [.F42] -[.H42];[.F42]+[.C42]-[.H42]))" office:value-type="float" office:value="4.5">
            <text:p>4.5</text:p>
          </table:table-cell>
          <table:table-cell table:style-name="ce89"/>
          <table:table-cell table:style-name="ce89" table:formula="of:=[.I42]+[.J42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3]);DATE(YEAR([.D43]);12;31);NOW())" office:value-type="date" office:date-value="2015-10-30T11:34:13.8">
            <text:p>10/30/15</text:p>
          </table:table-cell>
          <table:table-cell table:style-name="ce9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0">
            <text:p>10</text:p>
          </table:table-cell>
          <table:table-cell table:style-name="ce94" table:formula="of:=SUMPRODUCT([Thong_Tin_Ngay_Nghi_201501.$B$3:.$B$23]=[.B43];[Thong_Tin_Ngay_Nghi_201501.$C$3:.$C$23]) + SUMPRODUCT([Thong_Tin_Ngay_Nghi_201502.$B$5:.$B$29]=[.B43];[Thong_Tin_Ngay_Nghi_201502.$C$5:.$C$29])  + SUMPRODUCT([Thong_Tin_Ngay_Nghi_201503.$B$5:.$B$28]=[.B43];[Thong_Tin_Ngay_Nghi_201503.$C$5:.$C$28])" office:value-type="float" office:value="1.5">
            <text:p>1.5</text:p>
          </table:table-cell>
          <table:table-cell table:style-name="ce97" table:formula="of:=SUMPRODUCT([Thong_Tin_Ngay_Nghi_201501.$B$3:.$B$23]=[.B43];[Thong_Tin_Ngay_Nghi_201501.$C$3:.$C$23]) + SUMPRODUCT([Thong_Tin_Ngay_Nghi_201502.$B$5:.$B$29]=[.B43];[Thong_Tin_Ngay_Nghi_201502.$C$5:.$C$29])  + SUMPRODUCT([Thong_Tin_Ngay_Nghi_201503.$B$5:.$B$28]=[.B43];[Thong_Tin_Ngay_Nghi_201503.$C$5:.$C$28]) +  SUMPRODUCT([Thong_Tin_Ngay_Nghi_201504.$B$5:.$B$34]=[.B43];[Thong_Tin_Ngay_Nghi_201504.$C$5:.$C$34]) + SUMPRODUCT([Thong_Tin_Ngay_Nghi_201505.$B$5:.$B$35]=[.B43];[Thong_Tin_Ngay_Nghi_201505.$C$5:.$C$35]) + SUMPRODUCT([Thong_Tin_Ngay_Nghi_201506.$B$4:.$B$36]=[.B43];[Thong_Tin_Ngay_Nghi_201506.$C$4:.$C$36])  + SUMPRODUCT([Thong_Tin_Ngay_Nghi_201507.$B$4:.$B$41]=[.B43];[Thong_Tin_Ngay_Nghi_201507.$C$4:.$C$41]) + SUMPRODUCT([Thong_Tin_Ngay_Nghi_201508.$B$4:.$B$41]=[.B43];[Thong_Tin_Ngay_Nghi_201508.$C$4:.$C$41]) +  SUMPRODUCT([Thong_Tin_Ngay_Nghi_201509.$B$4:.$B$46]=[.B43];[Thong_Tin_Ngay_Nghi_201509.$C$4:.$C$46]) + SUMPRODUCT([Thong_Tin_Ngay_Nghi_201510.$B$4:.$B$46]=[.B43];[Thong_Tin_Ngay_Nghi_201510.$C$4:.$C$46])" office:value-type="float" office:value="11.5">
            <text:p>11.5</text:p>
          </table:table-cell>
          <table:table-cell table:style-name="ce89" table:formula="of:=IF(DATE(YEAR([.E43]);MONTH([.E43]);DAY([.E43]))&lt;=DATE(YEAR([.E43]);3;31); [.C43]-[.G43] + [.F43]; IF([.G43]-[.C43]&lt;0;[.G43] + [.F43] -[.H43];[.F43]+[.C43]-[.H43]))" office:value-type="float" office:value="-0.5">
            <text:p>-0.5</text:p>
          </table:table-cell>
          <table:table-cell table:style-name="ce89"/>
          <table:table-cell table:style-name="ce89" table:formula="of:=[.I43]+[.J43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8">
            <text:p>38</text:p>
          </table:table-cell>
          <table:table-cell table:style-name="ce87" office:value-type="string">
            <text:p>Vinh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7">
            <text:p>07/07/15</text:p>
          </table:table-cell>
          <table:table-cell table:style-name="ce91" table:formula="of:=IF(YEAR(NOW())&gt;YEAR([.D44]);DATE(YEAR([.D44]);12;31);NOW())" office:value-type="date" office:date-value="2015-10-30T11:34:13.8">
            <text:p>10/30/15</text:p>
          </table:table-cell>
          <table:table-cell table:style-name="ce9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3]=[.B44];[Thong_Tin_Ngay_Nghi_201501.$C$3:.$C$23]) + SUMPRODUCT([Thong_Tin_Ngay_Nghi_201502.$B$5:.$B$29]=[.B44];[Thong_Tin_Ngay_Nghi_201502.$C$5:.$C$29])  + SUMPRODUCT([Thong_Tin_Ngay_Nghi_201503.$B$5:.$B$28]=[.B44];[Thong_Tin_Ngay_Nghi_201503.$C$5:.$C$28]) +  SUMPRODUCT([Thong_Tin_Ngay_Nghi_201504.$B$5:.$B$34]=[.B44];[Thong_Tin_Ngay_Nghi_201504.$C$5:.$C$34]) + SUMPRODUCT([Thong_Tin_Ngay_Nghi_201505.$B$5:.$B$35]=[.B44];[Thong_Tin_Ngay_Nghi_201505.$C$5:.$C$35]) + SUMPRODUCT([Thong_Tin_Ngay_Nghi_201506.$B$4:.$B$36]=[.B44];[Thong_Tin_Ngay_Nghi_201506.$C$4:.$C$36])  + SUMPRODUCT([Thong_Tin_Ngay_Nghi_201507.$B$4:.$B$41]=[.B44];[Thong_Tin_Ngay_Nghi_201507.$C$4:.$C$41]) + SUMPRODUCT([Thong_Tin_Ngay_Nghi_201508.$B$4:.$B$41]=[.B44];[Thong_Tin_Ngay_Nghi_201508.$C$4:.$C$41]) +  SUMPRODUCT([Thong_Tin_Ngay_Nghi_201509.$B$4:.$B$46]=[.B44];[Thong_Tin_Ngay_Nghi_201509.$C$4:.$C$46]) + SUMPRODUCT([Thong_Tin_Ngay_Nghi_201510.$B$4:.$B$46]=[.B44];[Thong_Tin_Ngay_Nghi_201510.$C$4:.$C$46])" office:value-type="float" office:value="1">
            <text:p>1</text:p>
          </table:table-cell>
          <table:table-cell table:style-name="ce89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style-name="ce89"/>
          <table:table-cell table:style-name="ce89" table:formula="of:=[.I44]+[.J44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5]);DATE(YEAR([.D45]);12;31);NOW())" office:value-type="date" office:date-value="2015-10-30T11:34:13.81">
            <text:p>10/30/15</text:p>
          </table:table-cell>
          <table:table-cell table:style-name="ce9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94" table:formula="of:=SUMPRODUCT([Thong_Tin_Ngay_Nghi_201501.$B$3:.$B$23]=[.B45];[Thong_Tin_Ngay_Nghi_201501.$C$3:.$C$23]) + SUMPRODUCT([Thong_Tin_Ngay_Nghi_201502.$B$5:.$B$29]=[.B45];[Thong_Tin_Ngay_Nghi_201502.$C$5:.$C$29])  + SUMPRODUCT([Thong_Tin_Ngay_Nghi_201503.$B$5:.$B$28]=[.B45];[Thong_Tin_Ngay_Nghi_201503.$C$5:.$C$28])" office:value-type="float" office:value="0">
            <text:p>0</text:p>
          </table:table-cell>
          <table:table-cell table:style-name="ce97" table:formula="of:=SUMPRODUCT([Thong_Tin_Ngay_Nghi_201501.$B$3:.$B$23]=[.B45];[Thong_Tin_Ngay_Nghi_201501.$C$3:.$C$23]) + SUMPRODUCT([Thong_Tin_Ngay_Nghi_201502.$B$5:.$B$29]=[.B45];[Thong_Tin_Ngay_Nghi_201502.$C$5:.$C$29])  + SUMPRODUCT([Thong_Tin_Ngay_Nghi_201503.$B$5:.$B$28]=[.B45];[Thong_Tin_Ngay_Nghi_201503.$C$5:.$C$28]) +  SUMPRODUCT([Thong_Tin_Ngay_Nghi_201504.$B$5:.$B$34]=[.B45];[Thong_Tin_Ngay_Nghi_201504.$C$5:.$C$34]) + SUMPRODUCT([Thong_Tin_Ngay_Nghi_201505.$B$5:.$B$35]=[.B45];[Thong_Tin_Ngay_Nghi_201505.$C$5:.$C$35]) + SUMPRODUCT([Thong_Tin_Ngay_Nghi_201506.$B$4:.$B$36]=[.B45];[Thong_Tin_Ngay_Nghi_201506.$C$4:.$C$36])  + SUMPRODUCT([Thong_Tin_Ngay_Nghi_201507.$B$4:.$B$41]=[.B45];[Thong_Tin_Ngay_Nghi_201507.$C$4:.$C$41]) + SUMPRODUCT([Thong_Tin_Ngay_Nghi_201508.$B$4:.$B$41]=[.B45];[Thong_Tin_Ngay_Nghi_201508.$C$4:.$C$41]) +  SUMPRODUCT([Thong_Tin_Ngay_Nghi_201509.$B$4:.$B$46]=[.B45];[Thong_Tin_Ngay_Nghi_201509.$C$4:.$C$46]) + SUMPRODUCT([Thong_Tin_Ngay_Nghi_201510.$B$4:.$B$46]=[.B45];[Thong_Tin_Ngay_Nghi_201510.$C$4:.$C$46])" office:value-type="float" office:value="3">
            <text:p>3</text:p>
          </table:table-cell>
          <table:table-cell table:style-name="ce89" table:formula="of:=IF(DATE(YEAR([.E45]);MONTH([.E45]);DAY([.E45]))&lt;=DATE(YEAR([.E45]);3;31); [.C45]-[.G45] + [.F45]; IF([.G45]-[.C45]&lt;0;[.G45] + [.F45] -[.H45];[.F45]+[.C45]-[.H45]))" office:value-type="float" office:value="4">
            <text:p>4</text:p>
          </table:table-cell>
          <table:table-cell table:style-name="ce89"/>
          <table:table-cell table:style-name="ce89" table:formula="of:=[.I45]+[.J45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3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6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1" table:formula="of:=SUM([.D3:.AH3])" office:value-type="float" office:value="3">
            <text:p>3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0.0098in" draw:caption-point-x="-0.2402in" draw:caption-point-y="0.475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0.0098in" draw:caption-point-x="-0.2402in" draw:caption-point-y="0.475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1" table:formula="of:=SUM([.D4:.AH4])" office:value-type="float" office:value="2.5">
            <text:p>2.5</text:p>
          </table:table-cell>
          <table:table-cell table:style-name="ce54" table:number-columns-repeated="4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1" table:formula="of:=SUM([.D5:.AH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1" table:formula="of:=SUM([.D6:.AH6])" office:value-type="float" office:value="0">
            <text:p>0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6" draw:text-style-name="P1" svg:width="1.1413in" svg:height="0.2346in" svg:x="5.8835in" svg:y="0.7205in" draw:caption-point-x="-0.2402in" draw:caption-point-y="0.5075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5457in" svg:x="6.6224in" svg:y="0.7272in" draw:caption-point-x="-0.2402in" draw:caption-point-y="0.500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9.2087in" svg:y="0.7272in" draw:caption-point-x="-0.2402in" draw:caption-point-y="0.500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11.7949in" svg:y="0.7272in" draw:caption-point-x="-0.2402in" draw:caption-point-y="0.500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1" table:formula="of:=SUM([.D8:.AH8])" office:value-type="float" office:value="2">
            <text:p>2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1" table:formula="of:=SUM([.D9:.AH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51" table:formula="of:=SUM([.D11:.AH11])" office:value-type="float" office:value="7">
            <text:p>7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2.1224in" draw:caption-point-x="-0.2402in" draw:caption-point-y="0.3441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5.1449in" svg:y="2.124in" draw:caption-point-x="-0.2402in" draw:caption-point-y="0.3425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6.9921in" svg:y="2.1272in" draw:caption-point-x="-0.2402in" draw:caption-point-y="0.3394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7.7307in" svg:y="2.1287in" draw:caption-point-x="-0.2402in" draw:caption-point-y="0.3378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2.1311in" draw:caption-point-x="-0.2402in" draw:caption-point-y="0.3354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10.3169in" svg:y="2.1358in" draw:caption-point-x="-0.2402in" draw:caption-point-y="0.3307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3902in" svg:x="12.1642in" svg:y="2.1358in" draw:caption-point-x="-0.2402in" draw:caption-point-y="0.3307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6" draw:text-style-name="P1" svg:width="1.1413in" svg:height="0.2346in" svg:x="12.9031in" svg:y="2.1358in" draw:caption-point-x="-0.2402in" draw:caption-point-y="0.3307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51" table:formula="of:=SUM([.D12:.AH12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51" table:formula="of:=SUM([.D13:.AH13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51" table:formula="of:=SUM([.D14:.AH14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51" table:formula="of:=SUM([.D15:.AH15])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51" table:formula="of:=SUM([.D16:.AH16])" office:value-type="float" office:value="3">
            <text:p>3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54" office:value-type="float" office:value="1">
            <office:annotation draw:style-name="gr6" draw:text-style-name="P1" svg:width="1.1413in" svg:height="0.2346in" svg:x="6.6224in" svg:y="3.4516in" draw:caption-point-x="-0.2402in" draw:caption-point-y="0.253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oTP</text:p>
          </table:table-cell>
          <table:table-cell table:style-name="ce51" table:formula="of:=SUM([.D17:.AH17])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3.7157in" draw:caption-point-x="-0.2402in" draw:caption-point-y="0.236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1.4787in" svg:x="12.1642in" svg:y="3.7213in" draw:caption-point-x="-0.2402in" draw:caption-point-y="0.2311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7" draw:text-style-name="P1" svg:width="1.1413in" svg:height="1.0122in" svg:x="12.9031in" svg:y="3.7228in" draw:caption-point-x="-0.2402in" draw:caption-point-y="0.2295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mDT</text:p>
          </table:table-cell>
          <table:table-cell table:style-name="ce51" table:formula="of:=SUM([.D18:.AH18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8" draw:text-style-name="P1" svg:width="1.1413in" svg:height="0.2634in" svg:x="12.1642in" svg:y="3.9839in" draw:caption-point-x="-0.2402in" draw:caption-point-y="0.2165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ieuNV</text:p>
          </table:table-cell>
          <table:table-cell table:style-name="ce51" table:formula="of:=SUM([.D19:.AH1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uyLTT</text:p>
          </table:table-cell>
          <table:table-cell table:style-name="ce51" table:formula="of:=SUM([.D20:.AH20])" office:value-type="float" office:value="4">
            <text:p>4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4.4972in" draw:caption-point-x="-0.2402in" draw:caption-point-y="0.198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4" office:value-type="float" office:value="1">
            <office:annotation draw:style-name="gr6" draw:text-style-name="P1" svg:width="1.1413in" svg:height="0.2346in" svg:x="4.7752in" svg:y="4.4972in" draw:caption-point-x="-0.2402in" draw:caption-point-y="0.198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VietBA</text:p>
          </table:table-cell>
          <table:table-cell table:style-name="ce51" table:formula="of:=SUM([.D21:.AH21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1" office:value-type="string" table:number-columns-spanned="28" table:number-rows-spanned="1">
            <text:p>Febuary</text:p>
          </table:table-cell>
          <table:covered-table-cell table:number-columns-repeated="27" table:style-name="ce6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2" office:value-type="float" office:value="-1">
            <text:p>-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-7">
            <text:p>-7</text:p>
          </table:table-cell>
          <table:table-cell table:style-name="ce62" office:value-type="float" office:value="-8">
            <text:p>-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-14">
            <text:p>-14</text:p>
          </table:table-cell>
          <table:table-cell table:style-name="ce62" office:value-type="float" office:value="-15">
            <text:p>-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2" office:value-type="float" office:value="19">
            <office:annotation draw:style-name="gr6" draw:text-style-name="P1" svg:width="1.1413in" svg:height="0.2346in" svg:x="9.2087in" svg:y="0.0492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2" office:value-type="float" office:value="20">
            <office:annotation draw:style-name="gr6" draw:text-style-name="P1" svg:width="1.1413in" svg:height="0.2346in" svg:x="9.578in" svg:y="0.0492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2" office:value-type="float" office:value="-21">
            <text:p>-21</text:p>
          </table:table-cell>
          <table:table-cell table:style-name="ce62" office:value-type="float" office:value="-22">
            <text:p>-22</text:p>
          </table:table-cell>
          <table:table-cell table:style-name="ce62" office:value-type="float" office:value="23">
            <office:annotation draw:style-name="gr6" draw:text-style-name="P1" svg:width="1.1413in" svg:height="0.2346in" svg:x="10.6866in" svg:y="0.0492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2" office:value-type="float" office:value="24">
            <office:annotation draw:style-name="gr6" draw:text-style-name="P1" svg:width="1.1413in" svg:height="0.2346in" svg:x="11.0559in" svg:y="0.0492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-28">
            <text:p>-28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3" table:formula="of:=SUM([.D5:.D24])" office:value-type="float" office:value="0">
            <text:p>0</text:p>
          </table:table-cell>
          <table:table-cell table:style-name="ce63" table:formula="of:=SUM([.E5:.E24])" office:value-type="float" office:value="0">
            <text:p>0</text:p>
          </table:table-cell>
          <table:table-cell table:style-name="ce63" table:formula="of:=SUM([.F5:.F24])" office:value-type="float" office:value="0">
            <text:p>0</text:p>
          </table:table-cell>
          <table:table-cell table:style-name="ce63" table:formula="of:=SUM([.G5:.G24])" office:value-type="float" office:value="0">
            <text:p>0</text:p>
          </table:table-cell>
          <table:table-cell table:style-name="ce63" table:formula="of:=SUM([.H5:.H24])" office:value-type="float" office:value="0.5">
            <text:p>0.5</text:p>
          </table:table-cell>
          <table:table-cell table:style-name="ce63" table:formula="of:=SUM([.I5:.I24])" office:value-type="float" office:value="1.5">
            <text:p>1.5</text:p>
          </table:table-cell>
          <table:table-cell table:style-name="ce63" table:formula="of:=SUM([.J5:.J24])" office:value-type="float" office:value="0">
            <text:p>0</text:p>
          </table:table-cell>
          <table:table-cell table:style-name="ce63" table:formula="of:=SUM([.K5:.K24])" office:value-type="float" office:value="0">
            <text:p>0</text:p>
          </table:table-cell>
          <table:table-cell table:style-name="ce63" table:formula="of:=SUM([.L5:.L24])" office:value-type="float" office:value="1.5">
            <text:p>1.5</text:p>
          </table:table-cell>
          <table:table-cell table:style-name="ce63" table:formula="of:=SUM([.M5:.M24])" office:value-type="float" office:value="0">
            <text:p>0</text:p>
          </table:table-cell>
          <table:table-cell table:style-name="ce63" table:formula="of:=SUM([.N5:.N24])" office:value-type="float" office:value="0">
            <text:p>0</text:p>
          </table:table-cell>
          <table:table-cell table:style-name="ce63" table:formula="of:=SUM([.O5:.O24])" office:value-type="float" office:value="0">
            <text:p>0</text:p>
          </table:table-cell>
          <table:table-cell table:style-name="ce63" table:formula="of:=SUM([.P5:.P24])" office:value-type="float" office:value="3">
            <text:p>3</text:p>
          </table:table-cell>
          <table:table-cell table:style-name="ce63" table:formula="of:=SUM([.Q5:.Q24])" office:value-type="float" office:value="0">
            <text:p>0</text:p>
          </table:table-cell>
          <table:table-cell table:style-name="ce63" table:formula="of:=SUM([.R5:.R24])" office:value-type="float" office:value="0">
            <text:p>0</text:p>
          </table:table-cell>
          <table:table-cell table:style-name="ce63" table:formula="of:=SUM([.S5:.S24])" office:value-type="float" office:value="16">
            <text:p>16</text:p>
          </table:table-cell>
          <table:table-cell table:style-name="ce63" table:formula="of:=SUM([.T5:.T24])" office:value-type="float" office:value="18">
            <text:p>18</text:p>
          </table:table-cell>
          <table:table-cell table:style-name="ce63" table:formula="of:=SUM([.U5:.U24])" office:value-type="float" office:value="0">
            <text:p>0</text:p>
          </table:table-cell>
          <table:table-cell table:style-name="ce63" table:formula="of:=SUM([.V5:.V24])" office:value-type="float" office:value="0">
            <text:p>0</text:p>
          </table:table-cell>
          <table:table-cell table:style-name="ce63" table:formula="of:=SUM([.W5:.W24])" office:value-type="float" office:value="0">
            <text:p>0</text:p>
          </table:table-cell>
          <table:table-cell table:style-name="ce63" table:formula="of:=SUM([.X5:.X24])" office:value-type="float" office:value="0">
            <text:p>0</text:p>
          </table:table-cell>
          <table:table-cell table:style-name="ce63" table:formula="of:=SUM([.Y5:.Y24])" office:value-type="float" office:value="0">
            <text:p>0</text:p>
          </table:table-cell>
          <table:table-cell table:style-name="ce63" table:formula="of:=SUM([.Z5:.Z24])" office:value-type="float" office:value="0">
            <text:p>0</text:p>
          </table:table-cell>
          <table:table-cell table:style-name="ce63" table:formula="of:=SUM([.AA5:.AA24])" office:value-type="float" office:value="0">
            <text:p>0</text:p>
          </table:table-cell>
          <table:table-cell table:style-name="ce63" table:formula="of:=SUM([.AB5:.AB24])" office:value-type="float" office:value="9">
            <text:p>9</text:p>
          </table:table-cell>
          <table:table-cell table:style-name="ce63" table:formula="of:=SUM([.AC5:.AC24])" office:value-type="float" office:value="8">
            <text:p>8</text:p>
          </table:table-cell>
          <table:table-cell table:style-name="ce63" table:formula="of:=SUM([.AD5:.AD24])" office:value-type="float" office:value="8">
            <text:p>8</text:p>
          </table:table-cell>
          <table:table-cell table:style-name="ce63" table:formula="of:=SUM([.AE5:.AE24])" office:value-type="float" office:value="0">
            <text:p>0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3" table:formula="of:=ROWS([.D5:.D24])-[.D3]" office:value-type="float" office:value="20">
            <text:p>20</text:p>
          </table:table-cell>
          <table:table-cell table:style-name="ce63" table:formula="of:=ROWS([.E5:.E24])-[.E3]" office:value-type="float" office:value="20">
            <text:p>20</text:p>
          </table:table-cell>
          <table:table-cell table:style-name="ce63" table:formula="of:=ROWS([.F5:.F24])-[.F3]" office:value-type="float" office:value="20">
            <text:p>20</text:p>
          </table:table-cell>
          <table:table-cell table:style-name="ce63" table:formula="of:=ROWS([.G5:.G24])-[.G3]" office:value-type="float" office:value="20">
            <text:p>20</text:p>
          </table:table-cell>
          <table:table-cell table:style-name="ce63" table:formula="of:=ROWS([.H5:.H24])-[.H3]" office:value-type="float" office:value="19.5">
            <text:p>19.5</text:p>
          </table:table-cell>
          <table:table-cell table:style-name="ce63" table:formula="of:=ROWS([.I5:.I24])-[.I3]" office:value-type="float" office:value="18.5">
            <text:p>18.5</text:p>
          </table:table-cell>
          <table:table-cell table:style-name="ce63" table:formula="of:=ROWS([.J5:.J24])-[.J3]" office:value-type="float" office:value="20">
            <text:p>20</text:p>
          </table:table-cell>
          <table:table-cell table:style-name="ce63" table:formula="of:=ROWS([.K5:.K24])-[.K3]" office:value-type="float" office:value="20">
            <text:p>20</text:p>
          </table:table-cell>
          <table:table-cell table:style-name="ce63" table:formula="of:=ROWS([.L5:.L24])-[.L3]" office:value-type="float" office:value="18.5">
            <text:p>18.5</text:p>
          </table:table-cell>
          <table:table-cell table:style-name="ce63" table:formula="of:=ROWS([.M5:.M24])-[.M3]" office:value-type="float" office:value="20">
            <text:p>20</text:p>
          </table:table-cell>
          <table:table-cell table:style-name="ce63" table:formula="of:=ROWS([.N5:.N24])-[.N3]" office:value-type="float" office:value="20">
            <text:p>20</text:p>
          </table:table-cell>
          <table:table-cell table:style-name="ce63" table:formula="of:=ROWS([.O5:.O24])-[.O3]" office:value-type="float" office:value="20">
            <text:p>20</text:p>
          </table:table-cell>
          <table:table-cell table:style-name="ce63" table:formula="of:=ROWS([.P5:.P24])-[.P3]" office:value-type="float" office:value="17">
            <text:p>17</text:p>
          </table:table-cell>
          <table:table-cell table:style-name="ce63" table:formula="of:=ROWS([.Q5:.Q24])-[.Q3]" office:value-type="float" office:value="20">
            <text:p>20</text:p>
          </table:table-cell>
          <table:table-cell table:style-name="ce63" table:formula="of:=ROWS([.R5:.R24])-[.R3]" office:value-type="float" office:value="20">
            <text:p>20</text:p>
          </table:table-cell>
          <table:table-cell table:style-name="ce63" table:formula="of:=ROWS([.S5:.S24])-[.S3]" office:value-type="float" office:value="4">
            <text:p>4</text:p>
          </table:table-cell>
          <table:table-cell table:style-name="ce63" table:formula="of:=ROWS([.T5:.T24])-[.T3]" office:value-type="float" office:value="2">
            <text:p>2</text:p>
          </table:table-cell>
          <table:table-cell table:style-name="ce63" table:formula="of:=ROWS([.U5:.U24])-[.U3]" office:value-type="float" office:value="20">
            <text:p>20</text:p>
          </table:table-cell>
          <table:table-cell table:style-name="ce63" table:formula="of:=ROWS([.V5:.V24])-[.V3]" office:value-type="float" office:value="20">
            <text:p>20</text:p>
          </table:table-cell>
          <table:table-cell table:style-name="ce63" table:formula="of:=ROWS([.W5:.W24])-[.W3]" office:value-type="float" office:value="20">
            <text:p>20</text:p>
          </table:table-cell>
          <table:table-cell table:style-name="ce63" table:formula="of:=ROWS([.X5:.X24])-[.X3]" office:value-type="float" office:value="20">
            <text:p>20</text:p>
          </table:table-cell>
          <table:table-cell table:style-name="ce63" table:formula="of:=ROWS([.Y5:.Y24])-[.Y3]" office:value-type="float" office:value="20">
            <text:p>20</text:p>
          </table:table-cell>
          <table:table-cell table:style-name="ce63" table:formula="of:=ROWS([.Z5:.Z24])-[.Z3]" office:value-type="float" office:value="20">
            <text:p>20</text:p>
          </table:table-cell>
          <table:table-cell table:style-name="ce63" table:formula="of:=ROWS([.AA5:.AA24])-[.AA3]" office:value-type="float" office:value="20">
            <text:p>20</text:p>
          </table:table-cell>
          <table:table-cell table:style-name="ce63" table:formula="of:=ROWS([.AB5:.AB24])-[.AB3]" office:value-type="float" office:value="11">
            <text:p>11</text:p>
          </table:table-cell>
          <table:table-cell table:style-name="ce63" table:formula="of:=ROWS([.AC5:.AC24])-[.AC3]" office:value-type="float" office:value="12">
            <text:p>12</text:p>
          </table:table-cell>
          <table:table-cell table:style-name="ce63" table:formula="of:=ROWS([.AD5:.AD24])-[.AD3]" office:value-type="float" office:value="12">
            <text:p>12</text:p>
          </table:table-cell>
          <table:table-cell table:style-name="ce63" table:formula="of:=ROWS([.AE5:.AE24])-[.AE3]" office:value-type="float" office:value="20">
            <text:p>2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5:.AE5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6:.AE6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0" table:formula="of:=SUM([.D7:.AE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0" table:formula="of:=SUM([.D8:.AE8])" office:value-type="float" office:value="6">
            <text:p>6</text:p>
          </table:table-cell>
          <table:table-cell table:style-name="ce64"/>
          <table:table-cell table:style-name="ce64" office:value-type="float" office:value="0">
            <office:annotation draw:style-name="gr4" draw:text-style-name="P1" svg:width="1.1413in" svg:height="0.3902in" svg:x="2.928in" svg:y="1.0878in" draw:caption-point-x="-0.2402in" draw:caption-point-y="0.6067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office:annotation draw:style-name="gr4" draw:text-style-name="P1" svg:width="1.1413in" svg:height="0.3902in" svg:x="4.4059in" svg:y="1.0898in" draw:caption-point-x="-0.2402in" draw:caption-point-y="0.6047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0" table:formula="of:=SUM([.D9:.AE9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0" table:formula="of:=SUM([.D10:.AE10])" office:value-type="float" office:value="3.5">
            <text:p>3.5</text:p>
          </table:table-cell>
          <table:table-cell table:style-name="ce64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4.0362in" svg:y="1.5937in" draw:caption-point-x="-0.2402in" draw:caption-point-y="0.5961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0" table:formula="of:=SUM([.D11:.AE11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0" table:formula="of:=SUM([.D12:.AE12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0937in" draw:caption-point-x="-0.2402in" draw:caption-point-y="0.5913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60" table:formula="of:=SUM([.D13:.AE13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60" table:formula="of:=SUM([.D14:.AE14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6" draw:text-style-name="P1" svg:width="1.1413in" svg:height="0.2346in" svg:x="5.5142in" svg:y="2.5874in" draw:caption-point-x="-0.2402in" draw:caption-point-y="0.5929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60" table:formula="of:=SUM([.D15:.AE15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837in" draw:caption-point-x="-0.2402in" draw:caption-point-y="0.590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60" table:formula="of:=SUM([.D16:.AE16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60" table:formula="of:=SUM([.D17:.AE17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60" table:formula="of:=SUM([.D18:.AE18])" office:value-type="float" office:value="6.5">
            <text:p>6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office:annotation draw:style-name="gr4" draw:text-style-name="P1" svg:width="1.1413in" svg:height="0.3902in" svg:x="5.5142in" svg:y="3.5776in" draw:caption-point-x="-0.2402in" draw:caption-point-y="0.5937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oDTH</text:p>
          </table:table-cell>
          <table:table-cell table:style-name="ce60" table:formula="of:=SUM([.D19:.AE19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60" table:formula="of:=SUM([.D20:.AE20])" office:value-type="float" office:value="2.5">
            <text:p>2.5</text:p>
          </table:table-cell>
          <table:table-cell table:style-name="ce64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4" draw:text-style-name="P1" svg:width="1.1413in" svg:height="0.3902in" svg:x="4.4059in" svg:y="4.072in" draw:caption-point-x="-0.2402in" draw:caption-point-y="0.5945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60" table:formula="of:=SUM([.D21:.AE21])" office:value-type="float" office:value="6">
            <text:p>6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60" table:formula="of:=SUM([.D22:.AE22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60" table:formula="of:=SUM([.D23:.AE23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60" table:formula="of:=SUM([.D24:.AE24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5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7" office:value-type="string" table:number-columns-spanned="31" table:number-rows-spanned="1">
            <text:p>March</text:p>
          </table:table-cell>
          <table:covered-table-cell table:number-columns-repeated="10" table:style-name="ce71"/>
          <table:covered-table-cell table:style-name="ce71" office:value-type="string">
            <text:p>x</text:p>
          </table:covered-table-cell>
          <table:covered-table-cell table:number-columns-repeated="19" table:style-name="ce71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8" office:value-type="float" office:value="-29">
            <text:p>-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9" table:formula="of:=SUM([.D5:.D24])" office:value-type="float" office:value="0">
            <text:p>0</text:p>
          </table:table-cell>
          <table:table-cell table:style-name="ce69" table:formula="of:=SUM([.E5:.E24])" office:value-type="float" office:value="1">
            <text:p>1</text:p>
          </table:table-cell>
          <table:table-cell table:style-name="ce69" table:formula="of:=SUM([.F5:.F24])" office:value-type="float" office:value="0">
            <text:p>0</text:p>
          </table:table-cell>
          <table:table-cell table:style-name="ce69" table:formula="of:=SUM([.G5:.G24])" office:value-type="float" office:value="0.5">
            <text:p>0.5</text:p>
          </table:table-cell>
          <table:table-cell table:style-name="ce69" table:formula="of:=SUM([.H5:.H24])" office:value-type="float" office:value="0">
            <text:p>0</text:p>
          </table:table-cell>
          <table:table-cell table:style-name="ce69" table:formula="of:=SUM([.I5:.I24])" office:value-type="float" office:value="1">
            <text:p>1</text:p>
          </table:table-cell>
          <table:table-cell table:style-name="ce69" table:formula="of:=SUM([.J5:.J24])" office:value-type="float" office:value="0">
            <text:p>0</text:p>
          </table:table-cell>
          <table:table-cell table:style-name="ce69" table:formula="of:=SUM([.K5:.K24])" office:value-type="float" office:value="0">
            <text:p>0</text:p>
          </table:table-cell>
          <table:table-cell table:style-name="ce69" table:formula="of:=SUM([.L5:.L24])" office:value-type="float" office:value="0.5">
            <text:p>0.5</text:p>
          </table:table-cell>
          <table:table-cell table:style-name="ce69" table:formula="of:=SUM([.M5:.M24])" office:value-type="float" office:value="0.5">
            <text:p>0.5</text:p>
          </table:table-cell>
          <table:table-cell table:style-name="ce69" table:formula="of:=SUM([.N5:.N24])" office:value-type="float" office:value="0">
            <text:p>0</text:p>
          </table:table-cell>
          <table:table-cell table:style-name="ce69" table:formula="of:=SUM([.O5:.O24])" office:value-type="float" office:value="1.5">
            <text:p>1.5</text:p>
          </table:table-cell>
          <table:table-cell table:style-name="ce69" table:formula="of:=SUM([.P5:.P24])" office:value-type="float" office:value="1.5">
            <text:p>1.5</text:p>
          </table:table-cell>
          <table:table-cell table:style-name="ce69" table:formula="of:=SUM([.Q5:.Q24])" office:value-type="float" office:value="0">
            <text:p>0</text:p>
          </table:table-cell>
          <table:table-cell table:style-name="ce69" table:formula="of:=SUM([.R5:.R24])" office:value-type="float" office:value="0">
            <text:p>0</text:p>
          </table:table-cell>
          <table:table-cell table:style-name="ce69" table:formula="of:=SUM([.S5:.S24])" office:value-type="float" office:value="0.5">
            <text:p>0.5</text:p>
          </table:table-cell>
          <table:table-cell table:style-name="ce69" table:formula="of:=SUM([.T5:.T24])" office:value-type="float" office:value="0.5">
            <text:p>0.5</text:p>
          </table:table-cell>
          <table:table-cell table:style-name="ce69" table:formula="of:=SUM([.U5:.U24])" office:value-type="float" office:value="1">
            <text:p>1</text:p>
          </table:table-cell>
          <table:table-cell table:style-name="ce69" table:formula="of:=SUM([.V5:.V24])" office:value-type="float" office:value="0.5">
            <text:p>0.5</text:p>
          </table:table-cell>
          <table:table-cell table:style-name="ce69" table:formula="of:=SUM([.W5:.W24])" office:value-type="float" office:value="0">
            <text:p>0</text:p>
          </table:table-cell>
          <table:table-cell table:style-name="ce69" table:formula="of:=SUM([.X5:.X24])" office:value-type="float" office:value="0">
            <text:p>0</text:p>
          </table:table-cell>
          <table:table-cell table:style-name="ce69" table:formula="of:=SUM([.Y5:.Y24])" office:value-type="float" office:value="0">
            <text:p>0</text:p>
          </table:table-cell>
          <table:table-cell table:style-name="ce69" table:formula="of:=SUM([.Z5:.Z24])" office:value-type="float" office:value="0.5">
            <text:p>0.5</text:p>
          </table:table-cell>
          <table:table-cell table:style-name="ce69" table:formula="of:=SUM([.AA5:.AA24])" office:value-type="float" office:value="2">
            <text:p>2</text:p>
          </table:table-cell>
          <table:table-cell table:style-name="ce69" table:formula="of:=SUM([.AB5:.AB24])" office:value-type="float" office:value="0">
            <text:p>0</text:p>
          </table:table-cell>
          <table:table-cell table:style-name="ce69" table:formula="of:=SUM([.AC5:.AC24])" office:value-type="float" office:value="1">
            <text:p>1</text:p>
          </table:table-cell>
          <table:table-cell table:style-name="ce69" table:formula="of:=SUM([.AD5:.AD24])" office:value-type="float" office:value="1">
            <text:p>1</text:p>
          </table:table-cell>
          <table:table-cell table:style-name="ce69" table:formula="of:=SUM([.AE5:.AE24])" office:value-type="float" office:value="0">
            <text:p>0</text:p>
          </table:table-cell>
          <table:table-cell table:style-name="ce69" table:formula="of:=SUM([.AF5:.AF24])" office:value-type="float" office:value="0">
            <text:p>0</text:p>
          </table:table-cell>
          <table:table-cell table:style-name="ce69" table:formula="of:=SUM([.AG5:.AG24])" office:value-type="float" office:value="1">
            <text:p>1</text:p>
          </table:table-cell>
          <table:table-cell table:style-name="ce69" table:formula="of:=SUM([.AH5:.AH24])" office:value-type="float" office:value="1">
            <text:p>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9" table:formula="of:=ROWS([.D5:.D24])-[.D3]" office:value-type="float" office:value="20">
            <text:p>20</text:p>
          </table:table-cell>
          <table:table-cell table:style-name="ce69" table:formula="of:=ROWS([.E5:.E24])-[.E3]" office:value-type="float" office:value="19">
            <text:p>19</text:p>
          </table:table-cell>
          <table:table-cell table:style-name="ce69" table:formula="of:=ROWS([.F5:.F24])-[.F3]" office:value-type="float" office:value="20">
            <text:p>20</text:p>
          </table:table-cell>
          <table:table-cell table:style-name="ce69" table:formula="of:=ROWS([.G5:.G24])-[.G3]" office:value-type="float" office:value="19.5">
            <text:p>19.5</text:p>
          </table:table-cell>
          <table:table-cell table:style-name="ce69" table:formula="of:=ROWS([.H5:.H24])-[.H3]" office:value-type="float" office:value="20">
            <text:p>20</text:p>
          </table:table-cell>
          <table:table-cell table:style-name="ce69" table:formula="of:=ROWS([.I5:.I24])-[.I3]" office:value-type="float" office:value="19">
            <text:p>19</text:p>
          </table:table-cell>
          <table:table-cell table:style-name="ce69" table:formula="of:=ROWS([.J5:.J24])-[.J3]" office:value-type="float" office:value="20">
            <text:p>20</text:p>
          </table:table-cell>
          <table:table-cell table:style-name="ce69" table:formula="of:=ROWS([.K5:.K24])-[.K3]" office:value-type="float" office:value="20">
            <text:p>20</text:p>
          </table:table-cell>
          <table:table-cell table:style-name="ce69" table:formula="of:=ROWS([.L5:.L24])-[.L3]" office:value-type="float" office:value="19.5">
            <text:p>19.5</text:p>
          </table:table-cell>
          <table:table-cell table:style-name="ce69" table:formula="of:=ROWS([.M5:.M24])-[.M3]" office:value-type="float" office:value="19.5">
            <text:p>19.5</text:p>
          </table:table-cell>
          <table:table-cell table:style-name="ce69" table:formula="of:=ROWS([.N5:.N24])-[.N3]" office:value-type="float" office:value="20">
            <text:p>20</text:p>
          </table:table-cell>
          <table:table-cell table:style-name="ce69" table:formula="of:=ROWS([.O5:.O24])-[.O3]" office:value-type="float" office:value="18.5">
            <text:p>18.5</text:p>
          </table:table-cell>
          <table:table-cell table:style-name="ce69" table:formula="of:=ROWS([.P5:.P24])-[.P3]" office:value-type="float" office:value="18.5">
            <text:p>18.5</text:p>
          </table:table-cell>
          <table:table-cell table:style-name="ce69" table:formula="of:=ROWS([.Q5:.Q24])-[.Q3]" office:value-type="float" office:value="20">
            <text:p>20</text:p>
          </table:table-cell>
          <table:table-cell table:style-name="ce69" table:formula="of:=ROWS([.R5:.R24])-[.R3]" office:value-type="float" office:value="20">
            <text:p>20</text:p>
          </table:table-cell>
          <table:table-cell table:style-name="ce69" table:formula="of:=ROWS([.S5:.S24])-[.S3]" office:value-type="float" office:value="19.5">
            <text:p>19.5</text:p>
          </table:table-cell>
          <table:table-cell table:style-name="ce69" table:formula="of:=ROWS([.T5:.T24])-[.T3]" office:value-type="float" office:value="19.5">
            <text:p>19.5</text:p>
          </table:table-cell>
          <table:table-cell table:style-name="ce69" table:formula="of:=ROWS([.U5:.U24])-[.U3]" office:value-type="float" office:value="19">
            <text:p>19</text:p>
          </table:table-cell>
          <table:table-cell table:style-name="ce69" table:formula="of:=ROWS([.V5:.V24])-[.V3]" office:value-type="float" office:value="19.5">
            <text:p>19.5</text:p>
          </table:table-cell>
          <table:table-cell table:style-name="ce69" table:formula="of:=ROWS([.W5:.W24])-[.W3]" office:value-type="float" office:value="20">
            <text:p>20</text:p>
          </table:table-cell>
          <table:table-cell table:style-name="ce69" table:formula="of:=ROWS([.X5:.X24])-[.X3]" office:value-type="float" office:value="20">
            <text:p>20</text:p>
          </table:table-cell>
          <table:table-cell table:style-name="ce69" table:formula="of:=ROWS([.Y5:.Y24])-[.Y3]" office:value-type="float" office:value="20">
            <text:p>20</text:p>
          </table:table-cell>
          <table:table-cell table:style-name="ce69" table:formula="of:=ROWS([.Z5:.Z24])-[.Z3]" office:value-type="float" office:value="19.5">
            <text:p>19.5</text:p>
          </table:table-cell>
          <table:table-cell table:style-name="ce69" table:formula="of:=ROWS([.AA5:.AA24])-[.AA3]" office:value-type="float" office:value="18">
            <text:p>18</text:p>
          </table:table-cell>
          <table:table-cell table:style-name="ce69" table:formula="of:=ROWS([.AB5:.AB24])-[.AB3]" office:value-type="float" office:value="20">
            <text:p>20</text:p>
          </table:table-cell>
          <table:table-cell table:style-name="ce69" table:formula="of:=ROWS([.AC5:.AC24])-[.AC3]" office:value-type="float" office:value="19">
            <text:p>19</text:p>
          </table:table-cell>
          <table:table-cell table:style-name="ce69" table:formula="of:=ROWS([.AD5:.AD24])-[.AD3]" office:value-type="float" office:value="19">
            <text:p>19</text:p>
          </table:table-cell>
          <table:table-cell table:style-name="ce69" table:formula="of:=ROWS([.AE5:.AE24])-[.AE3]" office:value-type="float" office:value="20">
            <text:p>20</text:p>
          </table:table-cell>
          <table:table-cell table:style-name="ce69" table:formula="of:=ROWS([.AF5:.AF24])-[.AF3]" office:value-type="float" office:value="20">
            <text:p>20</text:p>
          </table:table-cell>
          <table:table-cell table:style-name="ce69" table:formula="of:=ROWS([.AG5:.AG24])-[.AG3]" office:value-type="float" office:value="19">
            <text:p>19</text:p>
          </table:table-cell>
          <table:table-cell table:style-name="ce69" table:formula="of:=ROWS([.AH5:.AH24])-[.AH3]" office:value-type="float" office:value="19">
            <text:p>19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6" table:formula="of:=SUM([.D5:.AH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6" table:formula="of:=SUM([.D6:.AH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6" table:formula="of:=SUM([.D7:.AH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0.8346in" draw:caption-point-x="-0.2402in" draw:caption-point-y="0.6118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6" table:formula="of:=SUM([.D8:.AH8])" office:value-type="float" office:value="2.5">
            <text:p>2.5</text:p>
          </table:table-cell>
          <table:table-cell table:style-name="ce70"/>
          <table:table-cell table:style-name="ce70" office:value-type="float" office:value="0.5">
            <office:annotation draw:style-name="gr8" draw:text-style-name="P1" svg:width="1.1413in" svg:height="0.2634in" svg:x="2.928in" svg:y="1.0807in" draw:caption-point-x="-0.2402in" draw:caption-point-y="0.613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8" draw:text-style-name="P1" svg:width="1.1413in" svg:height="0.2634in" svg:x="5.5142in" svg:y="1.0807in" draw:caption-point-x="-0.2402in" draw:caption-point-y="0.613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8.1004in" svg:y="1.0858in" draw:caption-point-x="-0.2402in" draw:caption-point-y="0.6087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0.6866in" svg:y="1.0933in" draw:caption-point-x="-0.2402in" draw:caption-point-y="0.601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1.0933in" draw:caption-point-x="-0.2402in" draw:caption-point-y="0.601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6" table:formula="of:=SUM([.D9:.AH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6" table:formula="of:=SUM([.D10:.AH10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6" table:formula="of:=SUM([.D11:.AH11])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3.6669in" svg:y="1.8346in" draw:caption-point-x="-0.2402in" draw:caption-point-y="0.6028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5.8835in" svg:y="1.8354in" draw:caption-point-x="-0.2402in" draw:caption-point-y="0.602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8" draw:text-style-name="P1" svg:width="1.1413in" svg:height="0.2634in" svg:x="6.6224in" svg:y="1.8362in" draw:caption-point-x="-0.2402in" draw:caption-point-y="0.6012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6" table:formula="of:=SUM([.D12:.AH12])" office:value-type="float" office:value="1">
            <text:p>1</text:p>
          </table:table-cell>
          <table:table-cell table:style-name="ce70"/>
          <table:table-cell table:style-name="ce70" office:value-type="float" office:value="0.5">
            <office:annotation draw:style-name="gr4" draw:text-style-name="P1" svg:width="1.1413in" svg:height="0.3902in" svg:x="2.928in" svg:y="2.0815in" draw:caption-point-x="-0.2402in" draw:caption-point-y="0.6035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0" office:value-type="float" office:value="0">
            <office:annotation draw:style-name="gr2" draw:text-style-name="P1" svg:width="1.1413in" svg:height="0.5457in" svg:x="3.2976in" svg:y="2.0823in" draw:caption-point-x="-0.2402in" draw:caption-point-y="0.6028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2.0917in" draw:caption-point-x="-0.2402in" draw:caption-point-y="0.5933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66" table:formula="of:=SUM([.D13:.AH13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2.3307in" draw:caption-point-x="-0.2402in" draw:caption-point-y="0.602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66" table:formula="of:=SUM([.D14:.AH14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66" table:formula="of:=SUM([.D15:.AH1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8.8394in" svg:y="2.8307in" draw:caption-point-x="-0.2402in" draw:caption-point-y="0.5972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66" table:formula="of:=SUM([.D16:.AH1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66" table:formula="of:=SUM([.D17:.AH17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10.6866in" svg:y="3.3272in" draw:caption-point-x="-0.2402in" draw:caption-point-y="0.5965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3.3303in" draw:caption-point-x="-0.2402in" draw:caption-point-y="0.5933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66" table:formula="of:=SUM([.D18:.AH18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7949in" svg:y="3.5772in" draw:caption-point-x="-0.2402in" draw:caption-point-y="0.5941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oDTH</text:p>
          </table:table-cell>
          <table:table-cell table:style-name="ce66" table:formula="of:=SUM([.D19:.AH19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8" draw:text-style-name="P1" svg:width="1.1413in" svg:height="0.2634in" svg:x="6.6224in" svg:y="3.8181in" draw:caption-point-x="-0.2402in" draw:caption-point-y="0.6008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66" table:formula="of:=SUM([.D20:.AH20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66" table:formula="of:=SUM([.D21:.AH21])" office:value-type="float" office:value="3">
            <text:p>3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2976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6669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4.0362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5.5142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6.9921in" svg:y="4.311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0559in" svg:y="4.3197in" draw:caption-point-x="-0.2402in" draw:caption-point-y="0.5945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66" table:formula="of:=SUM([.D22:.AH22])" office:value-type="float" office:value="0.5"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3.6669in" svg:y="4.5528in" draw:caption-point-x="-0.2402in" draw:caption-point-y="0.6091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66" table:formula="of:=SUM([.D23:.AH23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9921in" svg:y="4.8031in" draw:caption-point-x="-0.2402in" draw:caption-point-y="0.6063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66" table:formula="of:=SUM([.D24:.AH24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5.0571in" draw:caption-point-x="-0.2402in" draw:caption-point-y="0.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5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8" table:style-name="ce77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4" draw:text-style-name="P1" svg:width="1.1413in" svg:height="0.3902in" svg:x="11.4252in" svg:y="0in" draw:caption-point-x="-0.2402in" draw:caption-point-y="0.2374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4" draw:text-style-name="P1" svg:width="1.1413in" svg:height="0.3902in" svg:x="12.5335in" svg:y="0in" draw:caption-point-x="-0.2402in" draw:caption-point-y="0.2374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4" draw:text-style-name="P1" svg:width="1.1413in" svg:height="0.3902in" svg:x="12.9031in" svg:y="0in" draw:caption-point-x="-0.2402in" draw:caption-point-y="0.2374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4" office:value-type="float" office:value="30">
            <office:annotation draw:style-name="gr4" draw:text-style-name="P1" svg:width="1.1413in" svg:height="0.3902in" svg:x="13.2724in" svg:y="0in" draw:caption-point-x="-0.2402in" draw:caption-point-y="0.2374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75" table:formula="of:=SUM([.D5:.D28])" office:value-type="float" office:value="0">
            <text:p>0</text:p>
          </table:table-cell>
          <table:table-cell table:style-name="ce75" table:formula="of:=SUM([.E5:.E28])" office:value-type="float" office:value="0.5">
            <text:p>0.5</text:p>
          </table:table-cell>
          <table:table-cell table:style-name="ce75" table:formula="of:=SUM([.F5:.F28])" office:value-type="float" office:value="2">
            <text:p>2</text:p>
          </table:table-cell>
          <table:table-cell table:style-name="ce75" table:formula="of:=SUM([.G5:.G28])" office:value-type="float" office:value="0">
            <text:p>0</text:p>
          </table:table-cell>
          <table:table-cell table:style-name="ce75" table:formula="of:=SUM([.H5:.H28])" office:value-type="float" office:value="0">
            <text:p>0</text:p>
          </table:table-cell>
          <table:table-cell table:style-name="ce75" table:formula="of:=SUM([.I5:.I28])" office:value-type="float" office:value="0">
            <text:p>0</text:p>
          </table:table-cell>
          <table:table-cell table:style-name="ce75" table:formula="of:=SUM([.J5:.J28])" office:value-type="float" office:value="1">
            <text:p>1</text:p>
          </table:table-cell>
          <table:table-cell table:style-name="ce75" table:formula="of:=SUM([.K5:.K28])" office:value-type="float" office:value="0.5">
            <text:p>0.5</text:p>
          </table:table-cell>
          <table:table-cell table:style-name="ce75" table:formula="of:=SUM([.L5:.L28])" office:value-type="float" office:value="2">
            <text:p>2</text:p>
          </table:table-cell>
          <table:table-cell table:style-name="ce75" table:formula="of:=SUM([.M5:.M28])" office:value-type="float" office:value="1">
            <text:p>1</text:p>
          </table:table-cell>
          <table:table-cell table:style-name="ce75" table:formula="of:=SUM([.N5:.N28])" office:value-type="float" office:value="0">
            <text:p>0</text:p>
          </table:table-cell>
          <table:table-cell table:style-name="ce75" table:formula="of:=SUM([.O5:.O28])" office:value-type="float" office:value="0">
            <text:p>0</text:p>
          </table:table-cell>
          <table:table-cell table:style-name="ce75" table:formula="of:=SUM([.P5:.P28])" office:value-type="float" office:value="4">
            <text:p>4</text:p>
          </table:table-cell>
          <table:table-cell table:style-name="ce75" table:formula="of:=SUM([.Q5:.Q28])" office:value-type="float" office:value="1.5">
            <text:p>1.5</text:p>
          </table:table-cell>
          <table:table-cell table:style-name="ce75" table:formula="of:=SUM([.R5:.R28])" office:value-type="float" office:value="0">
            <text:p>0</text:p>
          </table:table-cell>
          <table:table-cell table:style-name="ce75" table:formula="of:=SUM([.S5:.S28])" office:value-type="float" office:value="1">
            <text:p>1</text:p>
          </table:table-cell>
          <table:table-cell table:style-name="ce75" table:formula="of:=SUM([.T5:.T28])" office:value-type="float" office:value="0">
            <text:p>0</text:p>
          </table:table-cell>
          <table:table-cell table:style-name="ce75" table:formula="of:=SUM([.U5:.U28])" office:value-type="float" office:value="0">
            <text:p>0</text:p>
          </table:table-cell>
          <table:table-cell table:style-name="ce75" table:formula="of:=SUM([.V5:.V28])" office:value-type="float" office:value="0">
            <text:p>0</text:p>
          </table:table-cell>
          <table:table-cell table:style-name="ce75" table:formula="of:=SUM([.W5:.W28])" office:value-type="float" office:value="0.5">
            <text:p>0.5</text:p>
          </table:table-cell>
          <table:table-cell table:style-name="ce75" table:formula="of:=SUM([.X5:.X28])" office:value-type="float" office:value="1.5">
            <text:p>1.5</text:p>
          </table:table-cell>
          <table:table-cell table:style-name="ce75" table:formula="of:=SUM([.Y5:.Y28])" office:value-type="float" office:value="0.5">
            <text:p>0.5</text:p>
          </table:table-cell>
          <table:table-cell table:style-name="ce75" table:formula="of:=SUM([.Z5:.Z28])" office:value-type="float" office:value="2">
            <text:p>2</text:p>
          </table:table-cell>
          <table:table-cell table:style-name="ce75" table:formula="of:=SUM([.AA5:.AA28])" office:value-type="float" office:value="1.5">
            <text:p>1.5</text:p>
          </table:table-cell>
          <table:table-cell table:style-name="ce75" table:formula="of:=SUM([.AB5:.AB28])" office:value-type="float" office:value="1">
            <text:p>1</text:p>
          </table:table-cell>
          <table:table-cell table:style-name="ce75" table:formula="of:=SUM([.AC5:.AC28])" office:value-type="float" office:value="0">
            <text:p>0</text:p>
          </table:table-cell>
          <table:table-cell table:style-name="ce75" table:formula="of:=SUM([.AD5:.AD28])" office:value-type="float" office:value="2.5">
            <text:p>2.5</text:p>
          </table:table-cell>
          <table:table-cell table:style-name="ce75" table:formula="of:=SUM([.AE5:.AE28])" office:value-type="float" office:value="0">
            <text:p>0</text:p>
          </table:table-cell>
          <table:table-cell table:style-name="ce75" table:formula="of:=SUM([.AF5:.AF28])" office:value-type="float" office:value="0">
            <text:p>0</text:p>
          </table:table-cell>
          <table:table-cell table:style-name="ce75" table:formula="of:=SUM([.AG5:.AG28])" office:value-type="float" office:value="0">
            <text:p>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75" table:formula="of:=ROWS([.D5:.D29])-[.D3]" office:value-type="float" office:value="25">
            <text:p>25</text:p>
          </table:table-cell>
          <table:table-cell table:style-name="ce75" table:formula="of:=ROWS([.E5:.E29])-[.E3]" office:value-type="float" office:value="24.5">
            <text:p>24.5</text:p>
          </table:table-cell>
          <table:table-cell table:style-name="ce75" table:formula="of:=ROWS([.F5:.F29])-[.F3]" office:value-type="float" office:value="23">
            <text:p>23</text:p>
          </table:table-cell>
          <table:table-cell table:style-name="ce75" table:formula="of:=ROWS([.G5:.G29])-[.G3]" office:value-type="float" office:value="25">
            <text:p>25</text:p>
          </table:table-cell>
          <table:table-cell table:style-name="ce75" table:formula="of:=ROWS([.H5:.H29])-[.H3]" office:value-type="float" office:value="25">
            <text:p>25</text:p>
          </table:table-cell>
          <table:table-cell table:style-name="ce75" table:formula="of:=ROWS([.I5:.I29])-[.I3]" office:value-type="float" office:value="25">
            <text:p>25</text:p>
          </table:table-cell>
          <table:table-cell table:style-name="ce75" table:formula="of:=ROWS([.J5:.J29])-[.J3]" office:value-type="float" office:value="24">
            <text:p>24</text:p>
          </table:table-cell>
          <table:table-cell table:style-name="ce75" table:formula="of:=ROWS([.K5:.K29])-[.K3]" office:value-type="float" office:value="24.5">
            <text:p>24.5</text:p>
          </table:table-cell>
          <table:table-cell table:style-name="ce75" table:formula="of:=ROWS([.L5:.L29])-[.L3]" office:value-type="float" office:value="23">
            <text:p>23</text:p>
          </table:table-cell>
          <table:table-cell table:style-name="ce75" table:formula="of:=ROWS([.M5:.M29])-[.M3]" office:value-type="float" office:value="24">
            <text:p>24</text:p>
          </table:table-cell>
          <table:table-cell table:style-name="ce75" table:formula="of:=ROWS([.N5:.N29])-[.N3]" office:value-type="float" office:value="25">
            <text:p>25</text:p>
          </table:table-cell>
          <table:table-cell table:style-name="ce75" table:formula="of:=ROWS([.O5:.O29])-[.O3]" office:value-type="float" office:value="25">
            <text:p>25</text:p>
          </table:table-cell>
          <table:table-cell table:style-name="ce75" table:formula="of:=ROWS([.P5:.P29])-[.P3]" office:value-type="float" office:value="21">
            <text:p>21</text:p>
          </table:table-cell>
          <table:table-cell table:style-name="ce75" table:formula="of:=ROWS([.Q5:.Q29])-[.Q3]" office:value-type="float" office:value="23.5">
            <text:p>23.5</text:p>
          </table:table-cell>
          <table:table-cell table:style-name="ce75" table:formula="of:=ROWS([.R5:.R29])-[.R3]" office:value-type="float" office:value="25">
            <text:p>25</text:p>
          </table:table-cell>
          <table:table-cell table:style-name="ce75" table:formula="of:=ROWS([.S5:.S29])-[.S3]" office:value-type="float" office:value="24">
            <text:p>24</text:p>
          </table:table-cell>
          <table:table-cell table:style-name="ce75" table:formula="of:=ROWS([.T5:.T29])-[.T3]" office:value-type="float" office:value="25">
            <text:p>25</text:p>
          </table:table-cell>
          <table:table-cell table:style-name="ce75" table:formula="of:=ROWS([.U5:.U29])-[.U3]" office:value-type="float" office:value="25">
            <text:p>25</text:p>
          </table:table-cell>
          <table:table-cell table:style-name="ce75" table:formula="of:=ROWS([.V5:.V29])-[.V3]" office:value-type="float" office:value="25">
            <text:p>25</text:p>
          </table:table-cell>
          <table:table-cell table:style-name="ce75" table:formula="of:=ROWS([.W5:.W29])-[.W3]" office:value-type="float" office:value="24.5">
            <text:p>24.5</text:p>
          </table:table-cell>
          <table:table-cell table:style-name="ce75" table:formula="of:=ROWS([.X5:.X29])-[.X3]" office:value-type="float" office:value="23.5">
            <text:p>23.5</text:p>
          </table:table-cell>
          <table:table-cell table:style-name="ce75" table:formula="of:=ROWS([.Y5:.Y29])-[.Y3]" office:value-type="float" office:value="24.5">
            <text:p>24.5</text:p>
          </table:table-cell>
          <table:table-cell table:style-name="ce75" table:formula="of:=ROWS([.Z5:.Z29])-[.Z3]" office:value-type="float" office:value="23">
            <text:p>23</text:p>
          </table:table-cell>
          <table:table-cell table:style-name="ce75" table:formula="of:=ROWS([.AA5:.AA29])-[.AA3]" office:value-type="float" office:value="23.5">
            <text:p>23.5</text:p>
          </table:table-cell>
          <table:table-cell table:style-name="ce75" table:formula="of:=ROWS([.AB5:.AB29])-[.AB3]" office:value-type="float" office:value="24">
            <text:p>24</text:p>
          </table:table-cell>
          <table:table-cell table:style-name="ce75" table:formula="of:=ROWS([.AC5:.AC29])-[.AC3]" office:value-type="float" office:value="25">
            <text:p>25</text:p>
          </table:table-cell>
          <table:table-cell table:style-name="ce75" table:formula="of:=ROWS([.AD5:.AD29])-[.AD3]" office:value-type="float" office:value="22.5">
            <text:p>22.5</text:p>
          </table:table-cell>
          <table:table-cell table:style-name="ce75" table:formula="of:=ROWS([.AE5:.AE29])-[.AE3]" office:value-type="float" office:value="25">
            <text:p>25</text:p>
          </table:table-cell>
          <table:table-cell table:style-name="ce75" table:formula="of:=ROWS([.AF5:.AF29])-[.AF3]" office:value-type="float" office:value="25">
            <text:p>25</text:p>
          </table:table-cell>
          <table:table-cell table:style-name="ce75" table:formula="of:=ROWS([.AG5:.AG29])-[.AG3]" office:value-type="float" office:value="25">
            <text:p>25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0.3453in" draw:caption-point-x="-0.2402in" draw:caption-point-y="0.605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6866in" svg:y="0.3516in" draw:caption-point-x="-0.2402in" draw:caption-point-y="0.5996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2" table:formula="of:=SUM([.D7:.AG7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0.8315in" draw:caption-point-x="-0.2402in" draw:caption-point-y="0.615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72" table:formula="of:=SUM([.D8:.AG8])" office:value-type="float" office:value="0">
            <text:p>0</text:p>
          </table:table-cell>
          <table:table-cell table:style-name="ce76" table:number-columns-repeated="19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72" table:formula="of:=SUM([.D9:.AG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72" table:formula="of:=SUM([.D10:.AG10])" office:value-type="float" office:value="4">
            <text:p>4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1449in" svg:y="1.5882in" draw:caption-point-x="-0.2402in" draw:caption-point-y="0.6016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5.8835in" svg:y="1.5945in" draw:caption-point-x="-0.2402in" draw:caption-point-y="0.5953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1.5917in" draw:caption-point-x="-0.2402in" draw:caption-point-y="0.598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6" office:value-type="float" office:value="1">
            <office:annotation draw:style-name="gr4" draw:text-style-name="P1" svg:width="1.1413in" svg:height="0.3902in" svg:x="7.3614in" svg:y="1.5906in" draw:caption-point-x="-0.2402in" draw:caption-point-y="0.5992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9.578in" svg:y="1.5945in" draw:caption-point-x="-0.2402in" draw:caption-point-y="0.5953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6" office:value-type="float" office:value="0.5">
            <office:annotation draw:style-name="gr4" draw:text-style-name="P1" svg:width="1.1413in" svg:height="0.3902in" svg:x="9.9476in" svg:y="1.5945in" draw:caption-point-x="-0.2402in" draw:caption-point-y="0.5953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1.5992in" draw:caption-point-x="-0.2402in" draw:caption-point-y="0.5906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2" table:formula="of:=SUM([.D11:.AG11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72" table:formula="of:=SUM([.D13:.AG13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9" draw:text-style-name="P1" svg:width="1.1413in" svg:height="0.8567in" svg:x="10.6866in" svg:y="2.3437in" draw:caption-point-x="-0.2402in" draw:caption-point-y="0.589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72" table:formula="of:=SUM([.D14:.AG1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3614in" svg:y="2.5815in" draw:caption-point-x="-0.2402in" draw:caption-point-y="0.5988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5921in" draw:caption-point-x="-0.2402in" draw:caption-point-y="0.588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MaiDTP</text:p>
          </table:table-cell>
          <table:table-cell table:style-name="ce72" table:formula="of:=SUM([.D15:.AG15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5.5142in" svg:y="2.826in" draw:caption-point-x="-0.2402in" draw:caption-point-y="0.602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9.9476in" svg:y="2.8335in" draw:caption-point-x="-0.2402in" draw:caption-point-y="0.5945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amTV</text:p>
          </table:table-cell>
          <table:table-cell table:style-name="ce72" table:formula="of:=SUM([.D16:.AG16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559in" svg:y="3.0835in" draw:caption-point-x="-0.2402in" draw:caption-point-y="0.5921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guyenHTT</text:p>
          </table:table-cell>
          <table:table-cell table:style-name="ce72" table:formula="of:=SUM([.D17:.AG17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5142in" svg:y="3.3213in" draw:caption-point-x="-0.2402in" draw:caption-point-y="0.6024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M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4.4059in" svg:y="3.5677in" draw:caption-point-x="-0.2402in" draw:caption-point-y="0.6035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V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559in" svg:y="3.8268in" draw:caption-point-x="-0.2402in" draw:caption-point-y="0.5921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chBK</text:p>
          </table:table-cell>
          <table:table-cell table:style-name="ce72" table:formula="of:=SUM([.D20:.AG20])" office:value-type="float" office:value="3.5">
            <text:p>3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5142in" svg:y="4.0657in" draw:caption-point-x="-0.2402in" draw:caption-point-y="0.6008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0673in" draw:caption-point-x="-0.2402in" draw:caption-point-y="0.5992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8.1004in" svg:y="4.0697in" draw:caption-point-x="-0.2402in" draw:caption-point-y="0.5969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3169in" svg:y="4.0732in" draw:caption-point-x="-0.2402in" draw:caption-point-y="0.5933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4.076in" draw:caption-point-x="-0.2402in" draw:caption-point-y="0.5906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DTH</text:p>
          </table:table-cell>
          <table:table-cell table:style-name="ce72" table:formula="of:=SUM([.D21:.AG21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4.4059in" svg:y="4.3118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7752in" svg:y="4.3118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1449in" svg:y="4.3118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5142in" svg:y="4.3118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8835in" svg:y="4.3118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3" draw:text-style-name="P1" svg:width="1.1413in" svg:height="0.7012in" svg:x="6.9921in" svg:y="4.3154in" draw:caption-point-x="-0.2402in" draw:caption-point-y="0.5988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TP</text:p>
          </table:table-cell>
          <table:table-cell table:style-name="ce72" table:formula="of:=SUM([.D22:.AG22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4.5575in" draw:caption-point-x="-0.2402in" draw:caption-point-y="0.6043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4.5665in" draw:caption-point-x="-0.2402in" draw:caption-point-y="0.595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563in" draw:caption-point-x="-0.2402in" draw:caption-point-y="0.5988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307in" svg:y="4.5646in" draw:caption-point-x="-0.2402in" draw:caption-point-y="0.5972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mDT</text:p>
          </table:table-cell>
          <table:table-cell table:style-name="ce72" table:formula="of:=SUM([.D23:.AG23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4.8087in" draw:caption-point-x="-0.2402in" draw:caption-point-y="0.6008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4" draw:text-style-name="P1" svg:width="1.1413in" svg:height="0.3902in" svg:x="6.9921in" svg:y="4.8087in" draw:caption-point-x="-0.2402in" draw:caption-point-y="0.6008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866in" svg:y="4.8173in" draw:caption-point-x="-0.2402in" draw:caption-point-y="0.5921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ieuNV</text:p>
          </table:table-cell>
          <table:table-cell table:style-name="ce72" table:formula="of:=SUM([.D24:.AG2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12.1642in" svg:y="5.0685in" draw:caption-point-x="-0.2402in" draw:caption-point-y="0.5886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inhT</text:p>
          </table:table-cell>
          <table:table-cell table:style-name="ce72" table:formula="of:=SUM([.D25:.AG25])" office:value-type="float" office:value="0">
            <text:p>0</text:p>
          </table:table-cell>
          <table:table-cell table:style-name="ce76" table:number-columns-repeated="1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5.3161in" draw:caption-point-x="-0.2402in" draw:caption-point-y="0.589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uyLTT</text:p>
          </table:table-cell>
          <table:table-cell table:style-name="ce72" table:formula="of:=SUM([.D26:.AG26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5.5618in" draw:caption-point-x="-0.2402in" draw:caption-point-y="0.5909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5.5622in" draw:caption-point-x="-0.2402in" draw:caption-point-y="0.5906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uanND</text:p>
          </table:table-cell>
          <table:table-cell table:style-name="ce72" table:formula="of:=SUM([.D27:.AG27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VietBA</text:p>
          </table:table-cell>
          <table:table-cell table:style-name="ce72" table:formula="of:=SUM([.D28:.AG2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VuNA</text:p>
          </table:table-cell>
          <table:table-cell table:style-name="ce72" table:formula="of:=SUM([.D29:.AG2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2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9" office:value-type="string" table:number-columns-spanned="31" table:number-rows-spanned="1">
            <text:p>May</text:p>
          </table:table-cell>
          <table:covered-table-cell table:number-columns-repeated="10" table:style-name="ce83"/>
          <table:covered-table-cell table:style-name="ce83" office:value-type="string">
            <text:p>x</text:p>
          </table:covered-table-cell>
          <table:covered-table-cell table:number-columns-repeated="19" table:style-name="ce83"/>
          <table:table-cell table:style-name="ce57" table:number-columns-repeated="960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0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0" office:value-type="float" office:value="-2">
            <text:p>-2</text:p>
          </table:table-cell>
          <table:table-cell table:style-name="ce80" office:value-type="float" office:value="-3">
            <text:p>-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8">
            <text:p>8</text:p>
          </table:table-cell>
          <table:table-cell table:style-name="ce80" office:value-type="float" office:value="-9">
            <text:p>-9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-16">
            <text:p>-16</text:p>
          </table:table-cell>
          <table:table-cell table:style-name="ce80" office:value-type="float" office:value="-17">
            <text:p>-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style-name="ce80" office:value-type="float" office:value="22">
            <text:p>22</text:p>
          </table:table-cell>
          <table:table-cell table:style-name="ce80" office:value-type="float" office:value="-23">
            <text:p>-23</text:p>
          </table:table-cell>
          <table:table-cell table:style-name="ce80" office:value-type="float" office:value="-24">
            <text:p>-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28">
            <text:p>28</text:p>
          </table:table-cell>
          <table:table-cell table:style-name="ce80" office:value-type="float" office:value="29">
            <text:p>29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-31">
            <text:p>-31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81" table:formula="of:=SUM([.D5:.D29])" office:value-type="float" office:value="0">
            <text:p>0</text:p>
          </table:table-cell>
          <table:table-cell table:style-name="ce81" table:formula="of:=SUM([.E5:.E29])" office:value-type="float" office:value="0">
            <text:p>0</text:p>
          </table:table-cell>
          <table:table-cell table:style-name="ce81" table:formula="of:=SUM([.F5:.F29])" office:value-type="float" office:value="0">
            <text:p>0</text:p>
          </table:table-cell>
          <table:table-cell table:style-name="ce81" table:formula="of:=SUM([.G5:.G29])" office:value-type="float" office:value="4">
            <text:p>4</text:p>
          </table:table-cell>
          <table:table-cell table:style-name="ce81" table:formula="of:=SUM([.H5:.H29])" office:value-type="float" office:value="0">
            <text:p>0</text:p>
          </table:table-cell>
          <table:table-cell table:style-name="ce81" table:formula="of:=SUM([.I5:.I29])" office:value-type="float" office:value="0">
            <text:p>0</text:p>
          </table:table-cell>
          <table:table-cell table:style-name="ce81" table:formula="of:=SUM([.J5:.J29])" office:value-type="float" office:value="1.5">
            <text:p>1.5</text:p>
          </table:table-cell>
          <table:table-cell table:style-name="ce81" table:formula="of:=SUM([.K5:.K29])" office:value-type="float" office:value="0">
            <text:p>0</text:p>
          </table:table-cell>
          <table:table-cell table:style-name="ce81" table:formula="of:=SUM([.L5:.L29])" office:value-type="float" office:value="0">
            <text:p>0</text:p>
          </table:table-cell>
          <table:table-cell table:style-name="ce81" table:formula="of:=SUM([.M5:.M29])" office:value-type="float" office:value="0">
            <text:p>0</text:p>
          </table:table-cell>
          <table:table-cell table:style-name="ce81" table:formula="of:=SUM([.N5:.N29])" office:value-type="float" office:value="2">
            <text:p>2</text:p>
          </table:table-cell>
          <table:table-cell table:style-name="ce81" table:formula="of:=SUM([.O5:.O29])" office:value-type="float" office:value="1.5">
            <text:p>1.5</text:p>
          </table:table-cell>
          <table:table-cell table:style-name="ce81" table:formula="of:=SUM([.P5:.P29])" office:value-type="float" office:value="0">
            <text:p>0</text:p>
          </table:table-cell>
          <table:table-cell table:style-name="ce81" table:formula="of:=SUM([.Q5:.Q29])" office:value-type="float" office:value="0">
            <text:p>0</text:p>
          </table:table-cell>
          <table:table-cell table:style-name="ce81" table:formula="of:=SUM([.R5:.R29])" office:value-type="float" office:value="1">
            <text:p>1</text:p>
          </table:table-cell>
          <table:table-cell table:style-name="ce81" table:formula="of:=SUM([.S5:.S29])" office:value-type="float" office:value="0">
            <text:p>0</text:p>
          </table:table-cell>
          <table:table-cell table:style-name="ce81" table:formula="of:=SUM([.T5:.T29])" office:value-type="float" office:value="0">
            <text:p>0</text:p>
          </table:table-cell>
          <table:table-cell table:style-name="ce81" table:formula="of:=SUM([.U5:.U29])" office:value-type="float" office:value="3.5">
            <text:p>3.5</text:p>
          </table:table-cell>
          <table:table-cell table:style-name="ce81" table:formula="of:=SUM([.V5:.V29])" office:value-type="float" office:value="0">
            <text:p>0</text:p>
          </table:table-cell>
          <table:table-cell table:style-name="ce81" table:formula="of:=SUM([.W5:.W29])" office:value-type="float" office:value="0">
            <text:p>0</text:p>
          </table:table-cell>
          <table:table-cell table:style-name="ce81" table:formula="of:=SUM([.X5:.X29])" office:value-type="float" office:value="0.5">
            <text:p>0.5</text:p>
          </table:table-cell>
          <table:table-cell table:style-name="ce81" table:formula="of:=SUM([.Y5:.Y29])" office:value-type="float" office:value="1">
            <text:p>1</text:p>
          </table:table-cell>
          <table:table-cell table:style-name="ce81" table:formula="of:=SUM([.Z5:.Z29])" office:value-type="float" office:value="0">
            <text:p>0</text:p>
          </table:table-cell>
          <table:table-cell table:style-name="ce81" table:formula="of:=SUM([.AA5:.AA29])" office:value-type="float" office:value="0">
            <text:p>0</text:p>
          </table:table-cell>
          <table:table-cell table:style-name="ce81" table:formula="of:=SUM([.AB5:.AB29])" office:value-type="float" office:value="2.5">
            <text:p>2.5</text:p>
          </table:table-cell>
          <table:table-cell table:style-name="ce81" table:formula="of:=SUM([.AC5:.AC29])" office:value-type="float" office:value="0">
            <text:p>0</text:p>
          </table:table-cell>
          <table:table-cell table:style-name="ce81" table:formula="of:=SUM([.AD5:.AD29])" office:value-type="float" office:value="0">
            <text:p>0</text:p>
          </table:table-cell>
          <table:table-cell table:style-name="ce81" table:formula="of:=SUM([.AE5:.AE29])" office:value-type="float" office:value="0.5">
            <text:p>0.5</text:p>
          </table:table-cell>
          <table:table-cell table:style-name="ce81" table:formula="of:=SUM([.AF5:.AF29])" office:value-type="float" office:value="0.5">
            <text:p>0.5</text:p>
          </table:table-cell>
          <table:table-cell table:style-name="ce81" table:formula="of:=SUM([.AG5:.AG29])" office:value-type="float" office:value="0">
            <text:p>0</text:p>
          </table:table-cell>
          <table:table-cell table:style-name="ce81" table:formula="of:=SUM([.AH5:.AH29])" office:value-type="float" office:value="0">
            <text:p>0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81" table:formula="of:=ROWS([.D5:.D30])-[.D3]" office:value-type="float" office:value="26">
            <text:p>26</text:p>
          </table:table-cell>
          <table:table-cell table:style-name="ce81" table:formula="of:=ROWS([.E5:.E30])-[.E3]" office:value-type="float" office:value="26">
            <text:p>26</text:p>
          </table:table-cell>
          <table:table-cell table:style-name="ce81" table:formula="of:=ROWS([.F5:.F30])-[.F3]" office:value-type="float" office:value="26">
            <text:p>26</text:p>
          </table:table-cell>
          <table:table-cell table:style-name="ce81" table:formula="of:=ROWS([.G5:.G30])-[.G3]" office:value-type="float" office:value="22">
            <text:p>22</text:p>
          </table:table-cell>
          <table:table-cell table:style-name="ce81" table:formula="of:=ROWS([.H5:.H30])-[.H3]" office:value-type="float" office:value="26">
            <text:p>26</text:p>
          </table:table-cell>
          <table:table-cell table:style-name="ce81" table:formula="of:=ROWS([.I5:.I30])-[.I3]" office:value-type="float" office:value="26">
            <text:p>26</text:p>
          </table:table-cell>
          <table:table-cell table:style-name="ce81" table:formula="of:=ROWS([.J5:.J30])-[.J3]" office:value-type="float" office:value="24.5">
            <text:p>24.5</text:p>
          </table:table-cell>
          <table:table-cell table:style-name="ce81" table:formula="of:=ROWS([.K5:.K30])-[.K3]" office:value-type="float" office:value="26">
            <text:p>26</text:p>
          </table:table-cell>
          <table:table-cell table:style-name="ce81" table:formula="of:=ROWS([.L5:.L30])-[.L3]" office:value-type="float" office:value="26">
            <text:p>26</text:p>
          </table:table-cell>
          <table:table-cell table:style-name="ce81" table:formula="of:=ROWS([.M5:.M30])-[.M3]" office:value-type="float" office:value="26">
            <text:p>26</text:p>
          </table:table-cell>
          <table:table-cell table:style-name="ce81" table:formula="of:=ROWS([.N5:.N30])-[.N3]" office:value-type="float" office:value="24">
            <text:p>24</text:p>
          </table:table-cell>
          <table:table-cell table:style-name="ce81" table:formula="of:=ROWS([.O5:.O30])-[.O3]" office:value-type="float" office:value="24.5">
            <text:p>24.5</text:p>
          </table:table-cell>
          <table:table-cell table:style-name="ce81" table:formula="of:=ROWS([.P5:.P30])-[.P3]" office:value-type="float" office:value="26">
            <text:p>26</text:p>
          </table:table-cell>
          <table:table-cell table:style-name="ce81" table:formula="of:=ROWS([.Q5:.Q30])-[.Q3]" office:value-type="float" office:value="26">
            <text:p>26</text:p>
          </table:table-cell>
          <table:table-cell table:style-name="ce81" table:formula="of:=ROWS([.R5:.R30])-[.R3]" office:value-type="float" office:value="25">
            <text:p>25</text:p>
          </table:table-cell>
          <table:table-cell table:style-name="ce81" table:formula="of:=ROWS([.S5:.S30])-[.S3]" office:value-type="float" office:value="26">
            <text:p>26</text:p>
          </table:table-cell>
          <table:table-cell table:style-name="ce81" table:formula="of:=ROWS([.T5:.T30])-[.T3]" office:value-type="float" office:value="26">
            <text:p>26</text:p>
          </table:table-cell>
          <table:table-cell table:style-name="ce81" table:formula="of:=ROWS([.U5:.U30])-[.U3]" office:value-type="float" office:value="22.5">
            <text:p>22.5</text:p>
          </table:table-cell>
          <table:table-cell table:style-name="ce81" table:formula="of:=ROWS([.V5:.V30])-[.V3]" office:value-type="float" office:value="26">
            <text:p>26</text:p>
          </table:table-cell>
          <table:table-cell table:style-name="ce81" table:formula="of:=ROWS([.W5:.W30])-[.W3]" office:value-type="float" office:value="26">
            <text:p>26</text:p>
          </table:table-cell>
          <table:table-cell table:style-name="ce81" table:formula="of:=ROWS([.X5:.X30])-[.X3]" office:value-type="float" office:value="25.5">
            <text:p>25.5</text:p>
          </table:table-cell>
          <table:table-cell table:style-name="ce81" table:formula="of:=ROWS([.Y5:.Y30])-[.Y3]" office:value-type="float" office:value="25">
            <text:p>25</text:p>
          </table:table-cell>
          <table:table-cell table:style-name="ce81" table:formula="of:=ROWS([.Z5:.Z30])-[.Z3]" office:value-type="float" office:value="26">
            <text:p>26</text:p>
          </table:table-cell>
          <table:table-cell table:style-name="ce81" table:formula="of:=ROWS([.AA5:.AA30])-[.AA3]" office:value-type="float" office:value="26">
            <text:p>26</text:p>
          </table:table-cell>
          <table:table-cell table:style-name="ce81" table:formula="of:=ROWS([.AB5:.AB30])-[.AB3]" office:value-type="float" office:value="23.5">
            <text:p>23.5</text:p>
          </table:table-cell>
          <table:table-cell table:style-name="ce81" table:formula="of:=ROWS([.AC5:.AC30])-[.AC3]" office:value-type="float" office:value="26">
            <text:p>26</text:p>
          </table:table-cell>
          <table:table-cell table:style-name="ce81" table:formula="of:=ROWS([.AD5:.AD30])-[.AD3]" office:value-type="float" office:value="26">
            <text:p>26</text:p>
          </table:table-cell>
          <table:table-cell table:style-name="ce81" table:formula="of:=ROWS([.AE5:.AE30])-[.AE3]" office:value-type="float" office:value="25.5">
            <text:p>25.5</text:p>
          </table:table-cell>
          <table:table-cell table:style-name="ce81" table:formula="of:=ROWS([.AF5:.AF30])-[.AF3]" office:value-type="float" office:value="25.5">
            <text:p>25.5</text:p>
          </table:table-cell>
          <table:table-cell table:style-name="ce81" table:formula="of:=ROWS([.AG5:.AG30])-[.AG3]" office:value-type="float" office:value="26">
            <text:p>26</text:p>
          </table:table-cell>
          <table:table-cell table:style-name="ce81" table:formula="of:=ROWS([.AH5:.AH30])-[.AH3]" office:value-type="float" office:value="26">
            <text:p>26</text:p>
          </table:table-cell>
          <table:table-cell table:style-name="ce57" table:number-columns-repeated="952"/>
          <table:table-cell table:number-columns-repeated="8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2" table:number-columns-repeated="3"/>
          <table:table-cell table:style-name="ce78" table:formula="of:=SUM([.H5:.AL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8" table:formula="of:=SUM([.D6:.AH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8" table:formula="of:=SUM([.D7:.AH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1" svg:width="1.1413in" svg:height="0.3902in" svg:x="10.3169in" svg:y="0.8449in" draw:caption-point-x="-0.2402in" draw:caption-point-y="0.6016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12.9031in" svg:y="0.8484in" draw:caption-point-x="-0.2402in" draw:caption-point-y="0.598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2" table:number-columns-repeated="1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1.0941in" draw:caption-point-x="-0.2402in" draw:caption-point-y="0.6004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8" table:formula="of:=SUM([.D10:.AH10])" office:value-type="float" office:value="0.5">
            <text:p>0.5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4.7752in" svg:y="1.5803in" draw:caption-point-x="-0.2402in" draw:caption-point-y="0.6094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8" table:formula="of:=SUM([.D11:.AH11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1.835in" draw:caption-point-x="-0.2402in" draw:caption-point-y="0.602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1" svg:width="1.1413in" svg:height="0.3902in" svg:x="4.7752in" svg:y="1.8382in" draw:caption-point-x="-0.2402in" draw:caption-point-y="0.5992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9" draw:text-style-name="P1" svg:width="1.1413in" svg:height="0.8567in" svg:x="6.6224in" svg:y="1.8402in" draw:caption-point-x="-0.2402in" draw:caption-point-y="0.5972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1.8437in" draw:caption-point-x="-0.2402in" draw:caption-point-y="0.5937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8" table:formula="of:=SUM([.D12:.AH12])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0827in" draw:caption-point-x="-0.2402in" draw:caption-point-y="0.602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8" table:formula="of:=SUM([.D13:.AH13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4.7752in" svg:y="2.3339in" draw:caption-point-x="-0.2402in" draw:caption-point-y="0.5988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2.335in" draw:caption-point-x="-0.2402in" draw:caption-point-y="0.5976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8" table:formula="of:=SUM([.D14:.AH1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8" table:formula="of:=SUM([.D15:.AH15])" office:value-type="float" office:value="1.5">
            <text:p>1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8252in" draw:caption-point-x="-0.2402in" draw:caption-point-y="0.6028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6.6224in" svg:y="2.8315in" draw:caption-point-x="-0.2402in" draw:caption-point-y="0.5965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8" table:formula="of:=SUM([.D16:.AH16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3.085in" draw:caption-point-x="-0.2402in" draw:caption-point-y="0.5906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8" table:formula="of:=SUM([.D17:.AH17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8" table:formula="of:=SUM([.D18:.AH18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3.5732in" draw:caption-point-x="-0.2402in" draw:caption-point-y="0.598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8" table:formula="of:=SUM([.D20:.AH20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8" table:formula="of:=SUM([.D21:.AH21])" office:value-type="float" office:value="3">
            <text:p>3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4.7752in" svg:y="4.3154in" draw:caption-point-x="-0.2402in" draw:caption-point-y="0.5988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7.7307in" svg:y="4.3197in" draw:caption-point-x="-0.2402in" draw:caption-point-y="0.5945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9.9476in" svg:y="4.3232in" draw:caption-point-x="-0.2402in" draw:caption-point-y="0.5909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12.9031in" svg:y="4.326in" draw:caption-point-x="-0.2402in" draw:caption-point-y="0.5882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oTP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mDT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8.8394in" svg:y="5.0634in" draw:caption-point-x="-0.2402in" draw:caption-point-y="0.5937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ieuNV</text:p>
          </table:table-cell>
          <table:table-cell table:style-name="ce78" table:formula="of:=SUM([.D25:.AH25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5.3028in" draw:caption-point-x="-0.2402in" draw:caption-point-y="0.6024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5.3114in" draw:caption-point-x="-0.2402in" draw:caption-point-y="0.5937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11.4252in" svg:y="5.315in" draw:caption-point-x="-0.2402in" draw:caption-point-y="0.5902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inhT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uyLTT</text:p>
          </table:table-cell>
          <table:table-cell table:style-name="ce78" table:formula="of:=SUM([.D27:.AH27])" office:value-type="float" office:value="2">
            <text:p>2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6.6224in" svg:y="5.8039in" draw:caption-point-x="-0.2402in" draw:caption-point-y="0.5965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12.5335in" svg:y="5.8114in" draw:caption-point-x="-0.2402in" draw:caption-point-y="0.589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uan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VietBA</text:p>
          </table:table-cell>
          <table:table-cell table:style-name="ce78" table:formula="of:=SUM([.D29:.AH2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VuNA</text:p>
          </table:table-cell>
          <table:table-cell table:style-name="ce78" table:formula="of:=SUM([.D30:.AH30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41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7"/>
        <table:table-column table:style-name="co25" table:number-columns-repeated="7" table:default-cell-style-name="ce107"/>
        <table:table-column table:style-name="co24" table:number-columns-repeated="15" table:default-cell-style-name="ce107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02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6" table:number-columns-spanned="2" table:number-rows-spanned="1">
            <text:p>6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5" table:number-columns-spanned="2" table:number-rows-spanned="1">
            <text:p>2015</text:p>
          </table:table-cell>
          <table:covered-table-cell table:style-name="ce111"/>
          <table:table-cell table:style-name="ce102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03" table:formula="of:=DATE([.$R$1];[.N1];1)" office:value-type="date" office:date-value="2015-06-01">
            <text:p>01</text:p>
          </table:table-cell>
          <table:table-cell table:style-name="ce103" table:formula="of:=[.D2]+1" office:value-type="date" office:date-value="2015-06-02">
            <text:p>02</text:p>
          </table:table-cell>
          <table:table-cell table:style-name="ce103" table:formula="of:=[.E2]+1" office:value-type="date" office:date-value="2015-06-03">
            <text:p>03</text:p>
          </table:table-cell>
          <table:table-cell table:style-name="ce103" table:formula="of:=[.F2]+1" office:value-type="date" office:date-value="2015-06-04">
            <text:p>04</text:p>
          </table:table-cell>
          <table:table-cell table:style-name="ce103" table:formula="of:=[.G2]+1" office:value-type="date" office:date-value="2015-06-05">
            <text:p>05</text:p>
          </table:table-cell>
          <table:table-cell table:style-name="ce103" table:formula="of:=[.H2]+1" office:value-type="date" office:date-value="2015-06-06">
            <text:p>06</text:p>
          </table:table-cell>
          <table:table-cell table:style-name="ce103" table:formula="of:=[.I2]+1" office:value-type="date" office:date-value="2015-06-07">
            <text:p>07</text:p>
          </table:table-cell>
          <table:table-cell table:style-name="ce103" table:formula="of:=[.J2]+1" office:value-type="date" office:date-value="2015-06-08">
            <text:p>08</text:p>
          </table:table-cell>
          <table:table-cell table:style-name="ce103" table:formula="of:=[.K2]+1" office:value-type="date" office:date-value="2015-06-09">
            <text:p>09</text:p>
          </table:table-cell>
          <table:table-cell table:style-name="ce103" table:formula="of:=[.L2]+1" office:value-type="date" office:date-value="2015-06-10">
            <text:p>10</text:p>
          </table:table-cell>
          <table:table-cell table:style-name="ce103" table:formula="of:=[.M2]+1" office:value-type="date" office:date-value="2015-06-11">
            <text:p>11</text:p>
          </table:table-cell>
          <table:table-cell table:style-name="ce103" table:formula="of:=[.N2]+1" office:value-type="date" office:date-value="2015-06-12">
            <text:p>12</text:p>
          </table:table-cell>
          <table:table-cell table:style-name="ce103" table:formula="of:=[.O2]+1" office:value-type="date" office:date-value="2015-06-13">
            <text:p>13</text:p>
          </table:table-cell>
          <table:table-cell table:style-name="ce103" table:formula="of:=[.P2]+1" office:value-type="date" office:date-value="2015-06-14">
            <text:p>14</text:p>
          </table:table-cell>
          <table:table-cell table:style-name="ce103" table:formula="of:=[.Q2]+1" office:value-type="date" office:date-value="2015-06-15">
            <text:p>15</text:p>
          </table:table-cell>
          <table:table-cell table:style-name="ce103" table:formula="of:=[.R2]+1" office:value-type="date" office:date-value="2015-06-16">
            <text:p>16</text:p>
          </table:table-cell>
          <table:table-cell table:style-name="ce103" table:formula="of:=[.S2]+1" office:value-type="date" office:date-value="2015-06-17">
            <text:p>17</text:p>
          </table:table-cell>
          <table:table-cell table:style-name="ce103" table:formula="of:=[.T2]+1" office:value-type="date" office:date-value="2015-06-18">
            <text:p>18</text:p>
          </table:table-cell>
          <table:table-cell table:style-name="ce103" table:formula="of:=[.U2]+1" office:value-type="date" office:date-value="2015-06-19">
            <text:p>19</text:p>
          </table:table-cell>
          <table:table-cell table:style-name="ce103" table:formula="of:=[.V2]+1" office:value-type="date" office:date-value="2015-06-20">
            <text:p>20</text:p>
          </table:table-cell>
          <table:table-cell table:style-name="ce103" table:formula="of:=[.W2]+1" office:value-type="date" office:date-value="2015-06-21">
            <text:p>21</text:p>
          </table:table-cell>
          <table:table-cell table:style-name="ce103" table:formula="of:=[.X2]+1" office:value-type="date" office:date-value="2015-06-22">
            <text:p>22</text:p>
          </table:table-cell>
          <table:table-cell table:style-name="ce103" table:formula="of:=[.Y2]+1" office:value-type="date" office:date-value="2015-06-23">
            <text:p>23</text:p>
          </table:table-cell>
          <table:table-cell table:style-name="ce103" table:formula="of:=[.Z2]+1" office:value-type="date" office:date-value="2015-06-24">
            <text:p>24</text:p>
          </table:table-cell>
          <table:table-cell table:style-name="ce103" table:formula="of:=[.AA2]+1" office:value-type="date" office:date-value="2015-06-25">
            <text:p>25</text:p>
          </table:table-cell>
          <table:table-cell table:style-name="ce103" table:formula="of:=[.AB2]+1" office:value-type="date" office:date-value="2015-06-26">
            <text:p>26</text:p>
          </table:table-cell>
          <table:table-cell table:style-name="ce103" table:formula="of:=[.AC2]+1" office:value-type="date" office:date-value="2015-06-27">
            <text:p>27</text:p>
          </table:table-cell>
          <table:table-cell table:style-name="ce103" table:formula="of:=[.AD2]+1" office:value-type="date" office:date-value="2015-06-28">
            <text:p>28</text:p>
          </table:table-cell>
          <table:table-cell table:style-name="ce103" table:formula="of:=[.AE2]+1" office:value-type="date" office:date-value="2015-06-29">
            <text:p>29</text:p>
          </table:table-cell>
          <table:table-cell table:style-name="ce103" table:formula="of:=[.AF2]+1" office:value-type="date" office:date-value="2015-06-30">
            <text:p>30</text:p>
          </table:table-cell>
          <table:table-cell table:style-name="ce57" table:number-columns-repeated="949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7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01" table:formula="of:=SUM([.D4:.AG4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3.5591in" svg:y="0.1in" draw:caption-point-x="-0.2402in" draw:caption-point-y="0.6181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0.111in" draw:caption-point-x="-0.2402in" draw:caption-point-y="0.6071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01" table:formula="of:=SUM([.D5:.AG5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0.3531in" draw:caption-point-x="-0.2402in" draw:caption-point-y="0.6126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346in" svg:x="12.4622in" svg:y="0.3598in" draw:caption-point-x="-0.2402in" draw:caption-point-y="0.6059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101" table:formula="of:=SUM([.D6:.AG6])" office:value-type="float" office:value="5">
            <text:p>5</text:p>
          </table:table-cell>
          <table:table-cell table:style-name="ce105" office:value-type="float" office:value="0">
            <office:annotation draw:style-name="gr6" draw:text-style-name="P1" svg:width="1.1413in" svg:height="0.2346in" svg:x="2.6457in" svg:y="0.6094in" draw:caption-point-x="-0.2402in" draw:caption-point-y="0.6039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4.472in" svg:y="0.6094in" draw:caption-point-x="-0.2402in" draw:caption-point-y="0.6039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5.8421in" svg:y="0.6004in" draw:caption-point-x="-0.2402in" draw:caption-point-y="0.61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6004in" draw:caption-point-x="-0.2402in" draw:caption-point-y="0.61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8205in" svg:y="0.6004in" draw:caption-point-x="-0.2402in" draw:caption-point-y="0.61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3094in" svg:y="0.6004in" draw:caption-point-x="-0.2402in" draw:caption-point-y="0.61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7988in" svg:y="0.6004in" draw:caption-point-x="-0.2402in" draw:caption-point-y="0.61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101" table:formula="of:=SUM([.D7:.AG7])" office:value-type="float" office:value="1.5">
            <text:p>1.5</text:p>
          </table:table-cell>
          <table:table-cell table:style-name="ce105" office:value-type="float" office:value="0.5">
            <office:annotation draw:style-name="gr6" draw:text-style-name="P1" svg:width="1.1413in" svg:height="0.2346in" svg:x="2.6457in" svg:y="0.8413in" draw:caption-point-x="-0.2402in" draw:caption-point-y="0.6197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8441in" draw:caption-point-x="-0.2402in" draw:caption-point-y="0.6169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0.8563in" draw:caption-point-x="-0.2402in" draw:caption-point-y="0.6047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101" table:formula="of:=SUM([.D8:.AG8])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4.472in" svg:y="1.0878in" draw:caption-point-x="-0.2402in" draw:caption-point-y="0.6209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101" table:formula="of:=SUM([.D9:.AG9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13.8323in" svg:y="1.3524in" draw:caption-point-x="-0.2402in" draw:caption-point-y="0.6043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101" table:formula="of:=SUM([.D10:.AG10])" office:value-type="float" office:value="2">
            <text:p>2</text:p>
          </table:table-cell>
          <table:table-cell table:style-name="ce105" office:value-type="float" office:value="0.5">
            <office:annotation draw:style-name="gr2" draw:text-style-name="P1" svg:width="1.1413in" svg:height="0.5457in" svg:x="2.6457in" svg:y="1.5854in" draw:caption-point-x="-0.2402in" draw:caption-point-y="0.6189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1.5913in" draw:caption-point-x="-0.2402in" draw:caption-point-y="0.613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9.2661in" svg:y="1.5945in" draw:caption-point-x="-0.2402in" draw:caption-point-y="0.6098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0.6358in" svg:y="1.5969in" draw:caption-point-x="-0.2402in" draw:caption-point-y="0.6075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1.0925in" svg:y="1.5969in" draw:caption-point-x="-0.2402in" draw:caption-point-y="0.6075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8323in" svg:y="1.6in" draw:caption-point-x="-0.2402in" draw:caption-point-y="0.6043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05" office:value-type="float" office:value="0">
            <office:annotation draw:style-name="gr3" draw:text-style-name="P1" svg:width="1.1413in" svg:height="0.7012in" svg:x="14.289in" svg:y="1.6in" draw:caption-point-x="-0.2402in" draw:caption-point-y="0.6043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1154in" svg:y="1.6024in" draw:caption-point-x="-0.2402in" draw:caption-point-y="0.602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101" table:formula="of:=SUM([.D11:.AG11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101" table:formula="of:=SUM([.D12:.AG12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2.0965in" draw:caption-point-x="-0.2402in" draw:caption-point-y="0.6031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101" table:formula="of:=SUM([.D13:.AG13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9.2661in" svg:y="2.3366in" draw:caption-point-x="-0.2402in" draw:caption-point-y="0.6106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9.7228in" svg:y="2.3366in" draw:caption-point-x="-0.2402in" draw:caption-point-y="0.6106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101" table:formula="of:=SUM([.D14:.AG14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3311in" svg:y="2.5819in" draw:caption-point-x="-0.2402in" draw:caption-point-y="0.613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9" draw:text-style-name="P1" svg:width="1.1413in" svg:height="0.8567in" svg:x="9.7228in" svg:y="2.5866in" draw:caption-point-x="-0.2402in" draw:caption-point-y="0.6083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4.289in" svg:y="2.5898in" draw:caption-point-x="-0.2402in" draw:caption-point-y="0.6051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uanNN</text:p>
          </table:table-cell>
          <table:table-cell table:style-name="ce101" table:formula="of:=SUM([.D15:.AG15])" office:value-type="float" office:value="0">
            <text:p>0</text:p>
          </table:table-cell>
          <table:table-cell table:style-name="ce105" table:number-columns-repeated="7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101" table:formula="of:=SUM([.D16:.AG16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3.087in" draw:caption-point-x="-0.2402in" draw:caption-point-y="0.6031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MinhTD</text:p>
          </table:table-cell>
          <table:table-cell table:style-name="ce101" table:formula="of:=SUM([.D17:.AG17])" office:value-type="float" office:value="0">
            <text:p>0</text:p>
          </table:table-cell>
          <table:table-cell table:style-name="ce105" table:number-columns-repeated="16"/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amTV</text:p>
          </table:table-cell>
          <table:table-cell table:style-name="ce101" table:formula="of:=SUM([.D18:.AG18])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4.472in" svg:y="3.5709in" draw:caption-point-x="-0.2402in" draw:caption-point-y="0.615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guyenHTT</text:p>
          </table:table-cell>
          <table:table-cell table:style-name="ce101" table:formula="of:=SUM([.D19:.AG19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13.8323in" svg:y="3.8291in" draw:caption-point-x="-0.2402in" draw:caption-point-y="0.6043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hanNM</text:p>
          </table:table-cell>
          <table:table-cell table:style-name="ce101" table:formula="of:=SUM([.D20:.AG20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hanNV</text:p>
          </table:table-cell>
          <table:table-cell table:style-name="ce101" table:formula="of:=SUM([.D21:.AG21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4.0157in" svg:y="4.3142in" draw:caption-point-x="-0.2402in" draw:caption-point-y="0.6146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4.3161in" draw:caption-point-x="-0.2402in" draw:caption-point-y="0.6126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chBK</text:p>
          </table:table-cell>
          <table:table-cell table:style-name="ce101" table:formula="of:=SUM([.D22:.AG22])" office:value-type="float" office:value="2">
            <text:p>2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5.8421in" svg:y="4.5622in" draw:caption-point-x="-0.2402in" draw:caption-point-y="0.6142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11.0925in" svg:y="4.5697in" draw:caption-point-x="-0.2402in" draw:caption-point-y="0.6067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2.4622in" svg:y="4.5705in" draw:caption-point-x="-0.2402in" draw:caption-point-y="0.6059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3.3756in" svg:y="4.5705in" draw:caption-point-x="-0.2402in" draw:caption-point-y="0.6059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oDTH</text:p>
          </table:table-cell>
          <table:table-cell table:style-name="ce101" table:formula="of:=SUM([.D23:.AG23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oTP</text:p>
          </table:table-cell>
          <table:table-cell table:style-name="ce101" table:formula="of:=SUM([.D24:.AG24])" office:value-type="float" office:value="1.5">
            <text:p>1.5</text:p>
          </table:table-cell>
          <table:table-cell table:style-name="ce105" office:value-type="float" office:value="1">
            <office:annotation draw:style-name="gr6" draw:text-style-name="P1" svg:width="1.1413in" svg:height="0.2346in" svg:x="2.6457in" svg:y="5.0531in" draw:caption-point-x="-0.2402in" draw:caption-point-y="0.6185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0646in" draw:caption-point-x="-0.2402in" draw:caption-point-y="0.6071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mDT</text:p>
          </table:table-cell>
          <table:table-cell table:style-name="ce101" table:formula="of:=SUM([.D25:.AG25])" office:value-type="float" office:value="0.5">
            <text:p>0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313in" draw:caption-point-x="-0.2402in" draw:caption-point-y="0.6063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ieuNV</text:p>
          </table:table-cell>
          <table:table-cell table:style-name="ce101" table:formula="of:=SUM([.D26:.AG26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inhT</text:p>
          </table:table-cell>
          <table:table-cell table:style-name="ce101" table:formula="of:=SUM([.D27:.AG27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4.0157in" svg:y="5.8in" draw:caption-point-x="-0.2402in" draw:caption-point-y="0.615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6.8205in" svg:y="5.7992in" draw:caption-point-x="-0.2402in" draw:caption-point-y="0.6157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7.3094in" svg:y="5.8008in" draw:caption-point-x="-0.2402in" draw:caption-point-y="0.6142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uyLTT</text:p>
          </table:table-cell>
          <table:table-cell table:style-name="ce101" table:formula="of:=SUM([.D28:.AG28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3.1024in" svg:y="6.0457in" draw:caption-point-x="-0.2402in" draw:caption-point-y="0.6169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uanND</text:p>
          </table:table-cell>
          <table:table-cell table:style-name="ce101" table:formula="of:=SUM([.D29:.AG29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VietBA</text:p>
          </table:table-cell>
          <table:table-cell table:style-name="ce101" table:formula="of:=SUM([.D30:.AG30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VuNA</text:p>
          </table:table-cell>
          <table:table-cell table:style-name="ce101" table:formula="of:=SUM([.D31:.AG31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6358in" svg:y="6.798in" draw:caption-point-x="-0.2402in" draw:caption-point-y="0.6075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106" table:number-columns-repeated="30"/>
          <table:table-cell table:style-name="ce34" table:number-columns-repeated="949"/>
        </table:table-row>
        <table:table-row table:style-name="ro2" table:number-rows-repeated="983140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8"/>
        <table:table-column table:style-name="co25" table:number-columns-repeated="7" table:default-cell-style-name="ce118"/>
        <table:table-column table:style-name="co24" table:number-columns-repeated="16" table:default-cell-style-name="ce118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13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7" table:number-columns-spanned="2" table:number-rows-spanned="1">
            <text:p>7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5" table:number-columns-spanned="2" table:number-rows-spanned="1">
            <text:p>2015</text:p>
          </table:table-cell>
          <table:covered-table-cell table:style-name="ce122"/>
          <table:table-cell table:style-name="ce113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14" table:formula="of:=DATE([.$R$1];[.N1];1)" office:value-type="date" office:date-value="2015-07-01">
            <text:p>01</text:p>
          </table:table-cell>
          <table:table-cell table:style-name="ce114" table:formula="of:=[.D2]+1" office:value-type="date" office:date-value="2015-07-02">
            <text:p>02</text:p>
          </table:table-cell>
          <table:table-cell table:style-name="ce114" table:formula="of:=[.E2]+1" office:value-type="date" office:date-value="2015-07-03">
            <text:p>03</text:p>
          </table:table-cell>
          <table:table-cell table:style-name="ce114" table:formula="of:=[.F2]+1" office:value-type="date" office:date-value="2015-07-04">
            <text:p>04</text:p>
          </table:table-cell>
          <table:table-cell table:style-name="ce114" table:formula="of:=[.G2]+1" office:value-type="date" office:date-value="2015-07-05">
            <text:p>05</text:p>
          </table:table-cell>
          <table:table-cell table:style-name="ce114" table:formula="of:=[.H2]+1" office:value-type="date" office:date-value="2015-07-06">
            <text:p>06</text:p>
          </table:table-cell>
          <table:table-cell table:style-name="ce114" table:formula="of:=[.I2]+1" office:value-type="date" office:date-value="2015-07-07">
            <text:p>07</text:p>
          </table:table-cell>
          <table:table-cell table:style-name="ce114" table:formula="of:=[.J2]+1" office:value-type="date" office:date-value="2015-07-08">
            <text:p>08</text:p>
          </table:table-cell>
          <table:table-cell table:style-name="ce114" table:formula="of:=[.K2]+1" office:value-type="date" office:date-value="2015-07-09">
            <text:p>09</text:p>
          </table:table-cell>
          <table:table-cell table:style-name="ce114" table:formula="of:=[.L2]+1" office:value-type="date" office:date-value="2015-07-10">
            <text:p>10</text:p>
          </table:table-cell>
          <table:table-cell table:style-name="ce114" table:formula="of:=[.M2]+1" office:value-type="date" office:date-value="2015-07-11">
            <text:p>11</text:p>
          </table:table-cell>
          <table:table-cell table:style-name="ce114" table:formula="of:=[.N2]+1" office:value-type="date" office:date-value="2015-07-12">
            <text:p>12</text:p>
          </table:table-cell>
          <table:table-cell table:style-name="ce114" table:formula="of:=[.O2]+1" office:value-type="date" office:date-value="2015-07-13">
            <text:p>13</text:p>
          </table:table-cell>
          <table:table-cell table:style-name="ce114" table:formula="of:=[.P2]+1" office:value-type="date" office:date-value="2015-07-14">
            <text:p>14</text:p>
          </table:table-cell>
          <table:table-cell table:style-name="ce114" table:formula="of:=[.Q2]+1" office:value-type="date" office:date-value="2015-07-15">
            <text:p>15</text:p>
          </table:table-cell>
          <table:table-cell table:style-name="ce114" table:formula="of:=[.R2]+1" office:value-type="date" office:date-value="2015-07-16">
            <text:p>16</text:p>
          </table:table-cell>
          <table:table-cell table:style-name="ce114" table:formula="of:=[.S2]+1" office:value-type="date" office:date-value="2015-07-17">
            <text:p>17</text:p>
          </table:table-cell>
          <table:table-cell table:style-name="ce114" table:formula="of:=[.T2]+1" office:value-type="date" office:date-value="2015-07-18">
            <text:p>18</text:p>
          </table:table-cell>
          <table:table-cell table:style-name="ce114" table:formula="of:=[.U2]+1" office:value-type="date" office:date-value="2015-07-19">
            <text:p>19</text:p>
          </table:table-cell>
          <table:table-cell table:style-name="ce114" table:formula="of:=[.V2]+1" office:value-type="date" office:date-value="2015-07-20">
            <text:p>20</text:p>
          </table:table-cell>
          <table:table-cell table:style-name="ce114" table:formula="of:=[.W2]+1" office:value-type="date" office:date-value="2015-07-21">
            <text:p>21</text:p>
          </table:table-cell>
          <table:table-cell table:style-name="ce114" table:formula="of:=[.X2]+1" office:value-type="date" office:date-value="2015-07-22">
            <text:p>22</text:p>
          </table:table-cell>
          <table:table-cell table:style-name="ce114" table:formula="of:=[.Y2]+1" office:value-type="date" office:date-value="2015-07-23">
            <text:p>23</text:p>
          </table:table-cell>
          <table:table-cell table:style-name="ce114" table:formula="of:=[.Z2]+1" office:value-type="date" office:date-value="2015-07-24">
            <text:p>24</text:p>
          </table:table-cell>
          <table:table-cell table:style-name="ce114" table:formula="of:=[.AA2]+1" office:value-type="date" office:date-value="2015-07-25">
            <text:p>25</text:p>
          </table:table-cell>
          <table:table-cell table:style-name="ce114" table:formula="of:=[.AB2]+1" office:value-type="date" office:date-value="2015-07-26">
            <text:p>26</text:p>
          </table:table-cell>
          <table:table-cell table:style-name="ce114" table:formula="of:=[.AC2]+1" office:value-type="date" office:date-value="2015-07-27">
            <text:p>27</text:p>
          </table:table-cell>
          <table:table-cell table:style-name="ce114" table:formula="of:=[.AD2]+1" office:value-type="date" office:date-value="2015-07-28">
            <text:p>28</text:p>
          </table:table-cell>
          <table:table-cell table:style-name="ce114" table:formula="of:=[.AE2]+1" office:value-type="date" office:date-value="2015-07-29">
            <text:p>29</text:p>
          </table:table-cell>
          <table:table-cell table:style-name="ce114" table:formula="of:=[.AF2]+1" office:value-type="date" office:date-value="2015-07-30">
            <text:p>30</text:p>
          </table:table-cell>
          <table:table-cell table:style-name="ce114" table:formula="of:=[.AG2]+1" office:value-type="date" office:date-value="2015-07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1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2" table:formula="of:=SUM([.D4:.AH4])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12" table:formula="of:=SUM([.D5:.AH5])" office:value-type="float" office:value="1.5">
            <text:p>1.5</text:p>
          </table:table-cell>
          <table:table-cell table:style-name="ce116" table:number-columns-repeated="5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3311in" svg:y="0.3551in" draw:caption-point-x="-0.2402in" draw:caption-point-y="0.6106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12" table:formula="of:=SUM([.D6:.AH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6.1154in" svg:y="0.6122in" draw:caption-point-x="-0.2402in" draw:caption-point-y="0.6012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2" table:formula="of:=SUM([.D7:.AH7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8205in" svg:y="0.8504in" draw:caption-point-x="-0.2402in" draw:caption-point-y="0.6106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8.7768in" svg:y="0.852in" draw:caption-point-x="-0.2402in" draw:caption-point-y="0.6091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0.8594in" draw:caption-point-x="-0.2402in" draw:caption-point-y="0.6016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office:annotation draw:style-name="gr8" draw:text-style-name="P1" svg:width="1.1413in" svg:height="0.2634in" svg:x="16.572in" svg:y="0.8591in" draw:caption-point-x="-0.2402in" draw:caption-point-y="0.602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2" table:formula="of:=SUM([.D8:.AH8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4" draw:text-style-name="P1" svg:width="1.1413in" svg:height="0.3902in" svg:x="14.7457in" svg:y="1.1035in" draw:caption-point-x="-0.2402in" draw:caption-point-y="0.6051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2" table:formula="of:=SUM([.D9:.AH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2" table:formula="of:=SUM([.D10:.AH1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2" table:formula="of:=SUM([.D11:.AH11])" office:value-type="float" office:value="2">
            <text:p>2</text:p>
          </table:table-cell>
          <table:table-cell table:style-name="ce116" office:value-type="float" office:value="1">
            <office:annotation draw:style-name="gr6" draw:text-style-name="P1" svg:width="1.1413in" svg:height="0.2346in" svg:x="2.6457in" svg:y="1.8362in" draw:caption-point-x="-0.2402in" draw:caption-point-y="0.6157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16" office:value-type="float" office:value="0.5">
            <office:annotation draw:style-name="gr4" draw:text-style-name="P1" svg:width="1.1413in" svg:height="0.3902in" svg:x="3.1024in" svg:y="1.8362in" draw:caption-point-x="-0.2402in" draw:caption-point-y="0.6157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9.2661in" svg:y="1.8437in" draw:caption-point-x="-0.2402in" draw:caption-point-y="0.6083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2" draw:text-style-name="P1" svg:width="1.1413in" svg:height="0.5457in" svg:x="14.7457in" svg:y="1.8496in" draw:caption-point-x="-0.2402in" draw:caption-point-y="0.6024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2" table:formula="of:=SUM([.D12:.AH12])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12" table:formula="of:=SUM([.D13:.AH13])" office:value-type="float" office:value="5">
            <text:p>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1">
            <text:p>1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2" table:formula="of:=SUM([.D14:.AH1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12" table:formula="of:=SUM([.D15:.AH15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12" table:formula="of:=SUM([.D16:.AH16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6.8205in" svg:y="3.0799in" draw:caption-point-x="-0.2402in" draw:caption-point-y="0.6102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3.0858in" draw:caption-point-x="-0.2402in" draw:caption-point-y="0.6043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12" table:formula="of:=SUM([.D17:.AH1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12" table:formula="of:=SUM([.D18:.AH18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3854in" svg:y="3.5736in" draw:caption-point-x="-0.2402in" draw:caption-point-y="0.6122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112"/>
          <table:table-cell table:style-name="ce116" table:number-columns-repeated="19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112" table:formula="of:=SUM([.D20:.AH2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8" draw:text-style-name="P1" svg:width="1.1413in" svg:height="0.2634in" svg:x="15.202in" svg:y="4.0811in" draw:caption-point-x="-0.2402in" draw:caption-point-y="0.6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12" table:formula="of:=SUM([.D21:.AH21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2" draw:text-style-name="P1" svg:width="1.1413in" svg:height="0.5457in" svg:x="11.5492in" svg:y="4.3224in" draw:caption-point-x="-0.2402in" draw:caption-point-y="0.6063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12" table:formula="of:=SUM([.D22:.AH22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8421in" svg:y="4.5654in" draw:caption-point-x="-0.2402in" draw:caption-point-y="0.611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4" draw:text-style-name="P1" svg:width="1.1413in" svg:height="0.3902in" svg:x="11.5492in" svg:y="4.5697in" draw:caption-point-x="-0.2402in" draw:caption-point-y="0.6067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3" draw:text-style-name="P1" svg:width="1.1413in" svg:height="0.7012in" svg:x="16.1154in" svg:y="4.5752in" draw:caption-point-x="-0.2402in" draw:caption-point-y="0.6012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12" table:formula="of:=SUM([.D23:.AH23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6" draw:text-style-name="P1" svg:width="1.1413in" svg:height="0.2346in" svg:x="4.9287in" svg:y="4.8091in" draw:caption-point-x="-0.2402in" draw:caption-point-y="0.615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4.8197in" draw:caption-point-x="-0.2402in" draw:caption-point-y="0.6043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8" draw:text-style-name="P1" svg:width="1.1413in" svg:height="0.2634in" svg:x="14.7457in" svg:y="4.8209in" draw:caption-point-x="-0.2402in" draw:caption-point-y="0.6031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12" table:formula="of:=SUM([.D24:.AH2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12" table:formula="of:=SUM([.D25:.AH25])" office:value-type="float" office:value="2.5">
            <text:p>2.5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8421in" svg:y="5.3087in" draw:caption-point-x="-0.2402in" draw:caption-point-y="0.6106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9.2661in" svg:y="5.311in" draw:caption-point-x="-0.2402in" draw:caption-point-y="0.6083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8" draw:text-style-name="P1" svg:width="1.1413in" svg:height="0.2634in" svg:x="12.4622in" svg:y="5.3177in" draw:caption-point-x="-0.2402in" draw:caption-point-y="0.6016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8" draw:text-style-name="P1" svg:width="1.1413in" svg:height="0.2634in" svg:x="15.6587in" svg:y="5.3177in" draw:caption-point-x="-0.2402in" draw:caption-point-y="0.6016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DTH</text:p>
          </table:table-cell>
          <table:table-cell table:style-name="ce112" table:formula="of:=SUM([.D26:.AH26])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3.5591in" svg:y="5.5531in" draw:caption-point-x="-0.2402in" draw:caption-point-y="0.6142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5.5559in" draw:caption-point-x="-0.2402in" draw:caption-point-y="0.6114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5.5657in" draw:caption-point-x="-0.2402in" draw:caption-point-y="0.6016in">
              <dc:date>2015-07-29T00:00:00</dc:date>
              <text:p text:style-name="P1"><text:span text:style-name="T1">Bận việc nhà, vào trễ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oTP</text:p>
          </table:table-cell>
          <table:table-cell table:style-name="ce112" table:formula="of:=SUM([.D27:.AH27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8" draw:text-style-name="P1" svg:width="1.1413in" svg:height="0.2634in" svg:x="15.202in" svg:y="5.815in" draw:caption-point-x="-0.2402in" draw:caption-point-y="0.6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16" office:value-type="float" office:value="1">
            <office:annotation draw:style-name="gr8" draw:text-style-name="P1" svg:width="1.1413in" svg:height="0.2634in" svg:x="15.6587in" svg:y="5.8134in" draw:caption-point-x="-0.2402in" draw:caption-point-y="0.6016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112" table:formula="of:=SUM([.D28:.AH28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6.0488in" draw:caption-point-x="-0.2402in" draw:caption-point-y="0.613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uNV</text:p>
          </table:table-cell>
          <table:table-cell table:style-name="ce112" table:formula="of:=SUM([.D29:.AH2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nhT</text:p>
          </table:table-cell>
          <table:table-cell table:style-name="ce112" table:formula="of:=SUM([.D30:.AH3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-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ongDN</text:p>
          </table:table-cell>
          <table:table-cell table:style-name="ce112" table:formula="of:=SUM([.D31:.AH31])" office:value-type="float" office:value="1">
            <text:p>1</text:p>
          </table:table-cell>
          <table:table-cell table:style-name="ce116" table:number-columns-repeated="5"/>
          <table:table-cell table:style-name="ce116" office:value-type="float" office:value="0.5">
            <office:annotation draw:style-name="gr6" draw:text-style-name="P1" svg:width="1.1413in" svg:height="0.2346in" svg:x="4.9287in" svg:y="6.7933in" draw:caption-point-x="-0.2402in" draw:caption-point-y="0.612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16" office:value-type="float" office:value="0.5">
            <office:annotation draw:style-name="gr6" draw:text-style-name="P1" svg:width="1.1413in" svg:height="0.2346in" svg:x="5.3854in" svg:y="6.7933in" draw:caption-point-x="-0.2402in" draw:caption-point-y="0.612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uyLTT</text:p>
          </table:table-cell>
          <table:table-cell table:style-name="ce112" table:formula="of:=SUM([.D32:.AH32])" office:value-type="float" office:value="1">
            <text:p>1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7.0421in" draw:caption-point-x="-0.2402in" draw:caption-point-y="0.611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oiDB</text:p>
          </table:table-cell>
          <table:table-cell table:style-name="ce112"/>
          <table:table-cell table:style-name="ce116" table:number-columns-repeated="20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uanND</text:p>
          </table:table-cell>
          <table:table-cell table:style-name="ce112" table:formula="of:=SUM([.D34:.AH3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7.5346in" draw:caption-point-x="-0.2402in" draw:caption-point-y="0.613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VietBA</text:p>
          </table:table-cell>
          <table:table-cell table:style-name="ce112" table:formula="of:=SUM([.D35:.AH35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VinhP</text:p>
          </table:table-cell>
          <table:table-cell table:style-name="ce112" table:formula="of:=SUM([.D36:.AH36])" office:value-type="float" office:value="0">
            <text:p>0</text:p>
          </table:table-cell>
          <table:table-cell table:style-name="ce116" table:number-columns-repeated="6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VuNA</text:p>
          </table:table-cell>
          <table:table-cell table:style-name="ce112" table:formula="of:=SUM([.D37:.AH3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17" table:number-columns-repeated="31"/>
          <table:table-cell table:style-name="ce34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9"/>
        <table:table-column table:style-name="co25" table:number-columns-repeated="7" table:default-cell-style-name="ce129"/>
        <table:table-column table:style-name="co24" table:number-columns-repeated="16" table:default-cell-style-name="ce129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24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8" table:number-columns-spanned="2" table:number-rows-spanned="1">
            <text:p>8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5" table:number-columns-spanned="2" table:number-rows-spanned="1">
            <text:p>2015</text:p>
          </table:table-cell>
          <table:covered-table-cell table:style-name="ce133"/>
          <table:table-cell table:style-name="ce124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25" table:formula="of:=DATE([.$R$1];[.N1];1)" office:value-type="date" office:date-value="2015-08-01">
            <text:p>01</text:p>
          </table:table-cell>
          <table:table-cell table:style-name="ce125" table:formula="of:=[.D2]+1" office:value-type="date" office:date-value="2015-08-02">
            <text:p>02</text:p>
          </table:table-cell>
          <table:table-cell table:style-name="ce125" table:formula="of:=[.E2]+1" office:value-type="date" office:date-value="2015-08-03">
            <text:p>03</text:p>
          </table:table-cell>
          <table:table-cell table:style-name="ce125" table:formula="of:=[.F2]+1" office:value-type="date" office:date-value="2015-08-04">
            <text:p>04</text:p>
          </table:table-cell>
          <table:table-cell table:style-name="ce125" table:formula="of:=[.G2]+1" office:value-type="date" office:date-value="2015-08-05">
            <text:p>05</text:p>
          </table:table-cell>
          <table:table-cell table:style-name="ce125" table:formula="of:=[.H2]+1" office:value-type="date" office:date-value="2015-08-06">
            <text:p>06</text:p>
          </table:table-cell>
          <table:table-cell table:style-name="ce125" table:formula="of:=[.I2]+1" office:value-type="date" office:date-value="2015-08-07">
            <text:p>07</text:p>
          </table:table-cell>
          <table:table-cell table:style-name="ce125" table:formula="of:=[.J2]+1" office:value-type="date" office:date-value="2015-08-08">
            <text:p>08</text:p>
          </table:table-cell>
          <table:table-cell table:style-name="ce125" table:formula="of:=[.K2]+1" office:value-type="date" office:date-value="2015-08-09">
            <text:p>09</text:p>
          </table:table-cell>
          <table:table-cell table:style-name="ce125" table:formula="of:=[.L2]+1" office:value-type="date" office:date-value="2015-08-10">
            <text:p>10</text:p>
          </table:table-cell>
          <table:table-cell table:style-name="ce125" table:formula="of:=[.M2]+1" office:value-type="date" office:date-value="2015-08-11">
            <text:p>11</text:p>
          </table:table-cell>
          <table:table-cell table:style-name="ce125" table:formula="of:=[.N2]+1" office:value-type="date" office:date-value="2015-08-12">
            <text:p>12</text:p>
          </table:table-cell>
          <table:table-cell table:style-name="ce125" table:formula="of:=[.O2]+1" office:value-type="date" office:date-value="2015-08-13">
            <text:p>13</text:p>
          </table:table-cell>
          <table:table-cell table:style-name="ce125" table:formula="of:=[.P2]+1" office:value-type="date" office:date-value="2015-08-14">
            <text:p>14</text:p>
          </table:table-cell>
          <table:table-cell table:style-name="ce125" table:formula="of:=[.Q2]+1" office:value-type="date" office:date-value="2015-08-15">
            <text:p>15</text:p>
          </table:table-cell>
          <table:table-cell table:style-name="ce125" table:formula="of:=[.R2]+1" office:value-type="date" office:date-value="2015-08-16">
            <text:p>16</text:p>
          </table:table-cell>
          <table:table-cell table:style-name="ce125" table:formula="of:=[.S2]+1" office:value-type="date" office:date-value="2015-08-17">
            <text:p>17</text:p>
          </table:table-cell>
          <table:table-cell table:style-name="ce125" table:formula="of:=[.T2]+1" office:value-type="date" office:date-value="2015-08-18">
            <text:p>18</text:p>
          </table:table-cell>
          <table:table-cell table:style-name="ce125" table:formula="of:=[.U2]+1" office:value-type="date" office:date-value="2015-08-19">
            <text:p>19</text:p>
          </table:table-cell>
          <table:table-cell table:style-name="ce125" table:formula="of:=[.V2]+1" office:value-type="date" office:date-value="2015-08-20">
            <text:p>20</text:p>
          </table:table-cell>
          <table:table-cell table:style-name="ce125" table:formula="of:=[.W2]+1" office:value-type="date" office:date-value="2015-08-21">
            <text:p>21</text:p>
          </table:table-cell>
          <table:table-cell table:style-name="ce125" table:formula="of:=[.X2]+1" office:value-type="date" office:date-value="2015-08-22">
            <text:p>22</text:p>
          </table:table-cell>
          <table:table-cell table:style-name="ce125" table:formula="of:=[.Y2]+1" office:value-type="date" office:date-value="2015-08-23">
            <text:p>23</text:p>
          </table:table-cell>
          <table:table-cell table:style-name="ce125" table:formula="of:=[.Z2]+1" office:value-type="date" office:date-value="2015-08-24">
            <text:p>24</text:p>
          </table:table-cell>
          <table:table-cell table:style-name="ce125" table:formula="of:=[.AA2]+1" office:value-type="date" office:date-value="2015-08-25">
            <text:p>25</text:p>
          </table:table-cell>
          <table:table-cell table:style-name="ce125" table:formula="of:=[.AB2]+1" office:value-type="date" office:date-value="2015-08-26">
            <text:p>26</text:p>
          </table:table-cell>
          <table:table-cell table:style-name="ce125" table:formula="of:=[.AC2]+1" office:value-type="date" office:date-value="2015-08-27">
            <text:p>27</text:p>
          </table:table-cell>
          <table:table-cell table:style-name="ce125" table:formula="of:=[.AD2]+1" office:value-type="date" office:date-value="2015-08-28">
            <text:p>28</text:p>
          </table:table-cell>
          <table:table-cell table:style-name="ce125" table:formula="of:=[.AE2]+1" office:value-type="date" office:date-value="2015-08-29">
            <text:p>29</text:p>
          </table:table-cell>
          <table:table-cell table:style-name="ce125" table:formula="of:=[.AF2]+1" office:value-type="date" office:date-value="2015-08-30">
            <text:p>30</text:p>
          </table:table-cell>
          <table:table-cell table:style-name="ce125" table:formula="of:=[.AG2]+1" office:value-type="date" office:date-value="2015-08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3" table:formula="of:=SUM([.D4:.AH4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1169in" draw:caption-point-x="-0.2402in" draw:caption-point-y="0.6012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23" table:formula="of:=SUM([.D5:.AH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0.3579in" draw:caption-point-x="-0.2402in" draw:caption-point-y="0.6079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12.0059in" svg:y="0.3626in" draw:caption-point-x="-0.2402in" draw:caption-point-y="0.6031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3646in" draw:caption-point-x="-0.2402in" draw:caption-point-y="0.6012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4.7457in" svg:y="0.3657in" draw:caption-point-x="-0.2402in" draw:caption-point-y="0.6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23" table:formula="of:=SUM([.D6:.AH6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8" draw:text-style-name="P1" svg:width="1.1413in" svg:height="0.2634in" svg:x="6.8205in" svg:y="0.6039in" draw:caption-point-x="-0.2402in" draw:caption-point-y="0.6094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23" table:formula="of:=SUM([.D7:.AH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23" table:formula="of:=SUM([.D8:.AH8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23" table:formula="of:=SUM([.D9:.AH9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4.0157in" svg:y="1.3453in" draw:caption-point-x="-0.2402in" draw:caption-point-y="0.6114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8" draw:text-style-name="P1" svg:width="1.1413in" svg:height="0.2634in" svg:x="6.8205in" svg:y="1.3472in" draw:caption-point-x="-0.2402in" draw:caption-point-y="0.6094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23" table:formula="of:=SUM([.D10:.AH10])" office:value-type="float" office:value="1.5">
            <text:p>1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4.0157in" svg:y="1.5941in" draw:caption-point-x="-0.2402in" draw:caption-point-y="0.6102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12.0059in" svg:y="1.6024in" draw:caption-point-x="-0.2402in" draw:caption-point-y="0.602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1.0122in" svg:x="13.3756in" svg:y="1.5941in" draw:caption-point-x="-0.2402in" draw:caption-point-y="0.6102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1.6035in" draw:caption-point-x="-0.2402in" draw:caption-point-y="0.6008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23" table:formula="of:=SUM([.D11:.AH11])" office:value-type="float" office:value="2">
            <text:p>2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7.7988in" svg:y="1.8433in" draw:caption-point-x="-0.2402in" draw:caption-point-y="0.6087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1.8457in" draw:caption-point-x="-0.2402in" draw:caption-point-y="0.6063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1.5492in" svg:y="1.8476in" draw:caption-point-x="-0.2402in" draw:caption-point-y="0.6043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23" table:formula="of:=SUM([.D12:.AH12])" office:value-type="float" office:value="3">
            <text:p>3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23" table:formula="of:=SUM([.D13:.AH13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8" draw:text-style-name="P1" svg:width="1.1413in" svg:height="0.2634in" svg:x="3.5591in" svg:y="2.335in" draw:caption-point-x="-0.2402in" draw:caption-point-y="0.6122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8" draw:text-style-name="P1" svg:width="1.1413in" svg:height="0.2634in" svg:x="10.1791in" svg:y="2.3409in" draw:caption-point-x="-0.2402in" draw:caption-point-y="0.6063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3.3756in" svg:y="2.3457in" draw:caption-point-x="-0.2402in" draw:caption-point-y="0.6016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23" table:formula="of:=SUM([.D14:.AH14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9287in" svg:y="2.5846in" draw:caption-point-x="-0.2402in" draw:caption-point-y="0.6102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23" table:formula="of:=SUM([.D15:.AH1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7.3094in" svg:y="2.8335in" draw:caption-point-x="-0.2402in" draw:caption-point-y="0.6091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0.6358in" svg:y="2.837in" draw:caption-point-x="-0.2402in" draw:caption-point-y="0.6055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23" table:formula="of:=SUM([.D16:.AH16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8" draw:text-style-name="P1" svg:width="1.1413in" svg:height="0.2634in" svg:x="3.5591in" svg:y="3.078in" draw:caption-point-x="-0.2402in" draw:caption-point-y="0.6122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office:annotation draw:style-name="gr8" draw:text-style-name="P1" svg:width="1.1413in" svg:height="0.2634in" svg:x="4.0157in" svg:y="3.0791in" draw:caption-point-x="-0.2402in" draw:caption-point-y="0.611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1.0122in" svg:x="4.9287in" svg:y="3.0799in" draw:caption-point-x="-0.2402in" draw:caption-point-y="0.6102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23" table:formula="of:=SUM([.D17:.AH17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3.326in" draw:caption-point-x="-0.2402in" draw:caption-point-y="0.6122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23" table:formula="of:=SUM([.D18:.AH18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7.3094in" svg:y="3.5764in" draw:caption-point-x="-0.2402in" draw:caption-point-y="0.6094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8.2878in" svg:y="3.578in" draw:caption-point-x="-0.2402in" draw:caption-point-y="0.6079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123" table:formula="of:=SUM([.D19:.AH19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12.0059in" svg:y="3.8307in" draw:caption-point-x="-0.2402in" draw:caption-point-y="0.6028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123" table:formula="of:=SUM([.D20:.AH20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23" table:formula="of:=SUM([.D21:.AH21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23" table:formula="of:=SUM([.D22:.AH22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4.5669in" draw:caption-point-x="-0.2402in" draw:caption-point-y="0.6094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1.5492in" svg:y="4.572in" draw:caption-point-x="-0.2402in" draw:caption-point-y="0.6043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27">
            <office:annotation draw:style-name="gr4" draw:text-style-name="P1" svg:width="1.1413in" svg:height="0.3902in" svg:x="12.0059in" svg:y="4.5732in" draw:caption-point-x="-0.2402in" draw:caption-point-y="0.6031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27" table:number-columns-repeated="10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23" table:formula="of:=SUM([.D23:.AH23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4.8232in" draw:caption-point-x="-0.2402in" draw:caption-point-y="0.6008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6.572in" svg:y="4.8248in" draw:caption-point-x="-0.2402in" draw:caption-point-y="0.5992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23" table:formula="of:=SUM([.D24:.AH24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4.289in" svg:y="5.0709in" draw:caption-point-x="-0.2402in" draw:caption-point-y="0.6008in">
              <dc:date>2015-08-26T00:00:00</dc:date>
              <text:p text:style-name="P1"><text:span text:style-name="T1">Nghỉ buổi sáng, đi khám mắt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23" table:formula="of:=SUM([.D25:.AH25])" office:value-type="float" office:value="2.5">
            <text:p>2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8" draw:text-style-name="P1" svg:width="1.1413in" svg:height="0.2634in" svg:x="4.472in" svg:y="5.3083in" draw:caption-point-x="-0.2402in" draw:caption-point-y="0.611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8" draw:text-style-name="P1" svg:width="1.1413in" svg:height="0.2634in" svg:x="7.7988in" svg:y="5.3083in" draw:caption-point-x="-0.2402in" draw:caption-point-y="0.611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8" draw:text-style-name="P1" svg:width="1.1413in" svg:height="0.2634in" svg:x="11.0925in" svg:y="5.3083in" draw:caption-point-x="-0.2402in" draw:caption-point-y="0.611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5.3173in" draw:caption-point-x="-0.2402in" draw:caption-point-y="0.602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8" draw:text-style-name="P1" svg:width="1.1413in" svg:height="0.2634in" svg:x="15.202in" svg:y="5.3205in" draw:caption-point-x="-0.2402in" draw:caption-point-y="0.5988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DTH</text:p>
          </table:table-cell>
          <table:table-cell table:style-name="ce123" table:formula="of:=SUM([.D26:.AH26])" office:value-type="float" office:value="4">
            <text:p>4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5.5567in" draw:caption-point-x="-0.2402in" draw:caption-point-y="0.6106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4.9287in" svg:y="5.5555in" draw:caption-point-x="-0.2402in" draw:caption-point-y="0.6118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office:value-type="float" office:value="1">
            <office:annotation draw:style-name="gr8" draw:text-style-name="P1" svg:width="1.1413in" svg:height="0.2634in" svg:x="5.3854in" svg:y="5.5555in" draw:caption-point-x="-0.2402in" draw:caption-point-y="0.6118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8" draw:text-style-name="P1" svg:width="1.1413in" svg:height="0.2634in" svg:x="6.8205in" svg:y="5.5579in" draw:caption-point-x="-0.2402in" draw:caption-point-y="0.6094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10.6358in" svg:y="5.5618in" draw:caption-point-x="-0.2402in" draw:caption-point-y="0.6055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oTP</text:p>
          </table:table-cell>
          <table:table-cell table:style-name="ce123" table:formula="of:=SUM([.D27:.AH27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2634in" svg:x="10.6358in" svg:y="5.8094in" draw:caption-point-x="-0.2402in" draw:caption-point-y="0.6055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4.289in" svg:y="5.815in" draw:caption-point-x="-0.2402in" draw:caption-point-y="0.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4.7457in" svg:y="5.815in" draw:caption-point-x="-0.2402in" draw:caption-point-y="0.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123" table:formula="of:=SUM([.D28:.AH28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8" draw:text-style-name="P1" svg:width="1.1413in" svg:height="0.2634in" svg:x="6.8205in" svg:y="6.0531in" draw:caption-point-x="-0.2402in" draw:caption-point-y="0.6094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6.0567in" draw:caption-point-x="-0.2402in" draw:caption-point-y="0.6059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uNV</text:p>
          </table:table-cell>
          <table:table-cell table:style-name="ce123" table:formula="of:=SUM([.D29:.AH29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8" draw:text-style-name="P1" svg:width="1.1413in" svg:height="0.2634in" svg:x="3.5591in" svg:y="6.298in" draw:caption-point-x="-0.2402in" draw:caption-point-y="0.6122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4.0157in" svg:y="6.2992in" draw:caption-point-x="-0.2402in" draw:caption-point-y="0.611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6.3035in" draw:caption-point-x="-0.2402in" draw:caption-point-y="0.6067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16.572in" svg:y="6.311in" draw:caption-point-x="-0.2402in" draw:caption-point-y="0.5992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nhT</text:p>
          </table:table-cell>
          <table:table-cell table:style-name="ce123" table:formula="of:=SUM([.D30:.AH30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ongDN</text:p>
          </table:table-cell>
          <table:table-cell table:style-name="ce123" table:formula="of:=SUM([.D31:.AH31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6.7933in" draw:caption-point-x="-0.2402in" draw:caption-point-y="0.6122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4.7457in" svg:y="6.8055in" draw:caption-point-x="-0.2402in" draw:caption-point-y="0.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uyLTT</text:p>
          </table:table-cell>
          <table:table-cell table:style-name="ce123" table:formula="of:=SUM([.D32:.AH32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7.0465in" draw:caption-point-x="-0.2402in" draw:caption-point-y="0.6067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10.6358in" svg:y="7.0465in" draw:caption-point-x="-0.2402in" draw:caption-point-y="0.6067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5492in" svg:y="7.0488in" draw:caption-point-x="-0.2402in" draw:caption-point-y="0.6043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oiDB</text:p>
          </table:table-cell>
          <table:table-cell table:style-name="ce123" table:formula="of:=SUM([.D33:.AH33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2937in" draw:caption-point-x="-0.2402in" draw:caption-point-y="0.6071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1.5492in" svg:y="7.2965in" draw:caption-point-x="-0.2402in" draw:caption-point-y="0.6043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0.2634in" svg:x="13.8323in" svg:y="7.3in" draw:caption-point-x="-0.2402in" draw:caption-point-y="0.6008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uanND</text:p>
          </table:table-cell>
          <table:table-cell table:style-name="ce123" table:formula="of:=SUM([.D34:.AH34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VietBA</text:p>
          </table:table-cell>
          <table:table-cell table:style-name="ce123" table:formula="of:=SUM([.D35:.AH35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VinhP</text:p>
          </table:table-cell>
          <table:table-cell table:style-name="ce123" table:formula="of:=SUM([.D36:.AH36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VuNA</text:p>
          </table:table-cell>
          <table:table-cell table:style-name="ce123" table:formula="of:=SUM([.D37:.AH3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28" table:number-columns-repeated="31"/>
          <table:table-cell table:style-name="ce34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40"/>
        <table:table-column table:style-name="co25" table:number-columns-repeated="7" table:default-cell-style-name="ce140"/>
        <table:table-column table:style-name="co24" table:number-columns-repeated="15" table:default-cell-style-name="ce140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35" table:number-columns-repeated="8"/>
          <table:table-cell table:style-name="ce143" office:value-type="string" table:number-columns-spanned="2" table:number-rows-spanned="1">
            <text:p>Month</text:p>
          </table:table-cell>
          <table:covered-table-cell table:style-name="ce144"/>
          <table:table-cell table:style-name="ce145" table:content-validation-name="val1" office:value-type="float" office:value="9" table:number-columns-spanned="2" table:number-rows-spanned="1">
            <text:p>9</text:p>
          </table:table-cell>
          <table:covered-table-cell table:style-name="ce144"/>
          <table:table-cell table:style-name="ce143" office:value-type="string" table:number-columns-spanned="2" table:number-rows-spanned="1">
            <text:p>Year</text:p>
          </table:table-cell>
          <table:covered-table-cell table:style-name="ce144"/>
          <table:table-cell table:style-name="ce143" office:value-type="float" office:value="2015" table:number-columns-spanned="2" table:number-rows-spanned="1">
            <text:p>2015</text:p>
          </table:table-cell>
          <table:covered-table-cell table:style-name="ce146"/>
          <table:table-cell table:style-name="ce135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36" table:formula="of:=DATE([.$R$1];[.N1];1)" office:value-type="date" office:date-value="2015-09-01">
            <text:p>01</text:p>
          </table:table-cell>
          <table:table-cell table:style-name="ce136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36" table:formula="of:=[.E2]+1" office:value-type="date" office:date-value="2015-09-03">
            <text:p>03</text:p>
          </table:table-cell>
          <table:table-cell table:style-name="ce136" table:formula="of:=[.F2]+1" office:value-type="date" office:date-value="2015-09-04">
            <text:p>04</text:p>
          </table:table-cell>
          <table:table-cell table:style-name="ce136" table:formula="of:=[.G2]+1" office:value-type="date" office:date-value="2015-09-05">
            <text:p>05</text:p>
          </table:table-cell>
          <table:table-cell table:style-name="ce136" table:formula="of:=[.H2]+1" office:value-type="date" office:date-value="2015-09-06">
            <text:p>06</text:p>
          </table:table-cell>
          <table:table-cell table:style-name="ce136" table:formula="of:=[.I2]+1" office:value-type="date" office:date-value="2015-09-07">
            <text:p>07</text:p>
          </table:table-cell>
          <table:table-cell table:style-name="ce136" table:formula="of:=[.J2]+1" office:value-type="date" office:date-value="2015-09-08">
            <text:p>08</text:p>
          </table:table-cell>
          <table:table-cell table:style-name="ce136" table:formula="of:=[.K2]+1" office:value-type="date" office:date-value="2015-09-09">
            <text:p>09</text:p>
          </table:table-cell>
          <table:table-cell table:style-name="ce136" table:formula="of:=[.L2]+1" office:value-type="date" office:date-value="2015-09-10">
            <text:p>10</text:p>
          </table:table-cell>
          <table:table-cell table:style-name="ce136" table:formula="of:=[.M2]+1" office:value-type="date" office:date-value="2015-09-11">
            <text:p>11</text:p>
          </table:table-cell>
          <table:table-cell table:style-name="ce136" table:formula="of:=[.N2]+1" office:value-type="date" office:date-value="2015-09-12">
            <text:p>12</text:p>
          </table:table-cell>
          <table:table-cell table:style-name="ce136" table:formula="of:=[.O2]+1" office:value-type="date" office:date-value="2015-09-13">
            <text:p>13</text:p>
          </table:table-cell>
          <table:table-cell table:style-name="ce136" table:formula="of:=[.P2]+1" office:value-type="date" office:date-value="2015-09-14">
            <text:p>14</text:p>
          </table:table-cell>
          <table:table-cell table:style-name="ce136" table:formula="of:=[.Q2]+1" office:value-type="date" office:date-value="2015-09-15">
            <text:p>15</text:p>
          </table:table-cell>
          <table:table-cell table:style-name="ce136" table:formula="of:=[.R2]+1" office:value-type="date" office:date-value="2015-09-16">
            <text:p>16</text:p>
          </table:table-cell>
          <table:table-cell table:style-name="ce136" table:formula="of:=[.S2]+1" office:value-type="date" office:date-value="2015-09-17">
            <text:p>17</text:p>
          </table:table-cell>
          <table:table-cell table:style-name="ce136" table:formula="of:=[.T2]+1" office:value-type="date" office:date-value="2015-09-18">
            <text:p>18</text:p>
          </table:table-cell>
          <table:table-cell table:style-name="ce136" table:formula="of:=[.U2]+1" office:value-type="date" office:date-value="2015-09-19">
            <text:p>19</text:p>
          </table:table-cell>
          <table:table-cell table:style-name="ce136" table:formula="of:=[.V2]+1" office:value-type="date" office:date-value="2015-09-20">
            <text:p>20</text:p>
          </table:table-cell>
          <table:table-cell table:style-name="ce136" table:formula="of:=[.W2]+1" office:value-type="date" office:date-value="2015-09-21">
            <text:p>21</text:p>
          </table:table-cell>
          <table:table-cell table:style-name="ce136" table:formula="of:=[.X2]+1" office:value-type="date" office:date-value="2015-09-22">
            <text:p>22</text:p>
          </table:table-cell>
          <table:table-cell table:style-name="ce136" table:formula="of:=[.Y2]+1" office:value-type="date" office:date-value="2015-09-23">
            <text:p>23</text:p>
          </table:table-cell>
          <table:table-cell table:style-name="ce136" table:formula="of:=[.Z2]+1" office:value-type="date" office:date-value="2015-09-24">
            <text:p>24</text:p>
          </table:table-cell>
          <table:table-cell table:style-name="ce136" table:formula="of:=[.AA2]+1" office:value-type="date" office:date-value="2015-09-25">
            <text:p>25</text:p>
          </table:table-cell>
          <table:table-cell table:style-name="ce136" table:formula="of:=[.AB2]+1" office:value-type="date" office:date-value="2015-09-26">
            <text:p>26</text:p>
          </table:table-cell>
          <table:table-cell table:style-name="ce136" table:formula="of:=[.AC2]+1" office:value-type="date" office:date-value="2015-09-27">
            <text:p>27</text:p>
          </table:table-cell>
          <table:table-cell table:style-name="ce136" table:formula="of:=[.AD2]+1" office:value-type="date" office:date-value="2015-09-28">
            <text:p>28</text:p>
          </table:table-cell>
          <table:table-cell table:style-name="ce136" table:formula="of:=[.AE2]+1" office:value-type="date" office:date-value="2015-09-29">
            <text:p>29</text:p>
          </table:table-cell>
          <table:table-cell table:style-name="ce136" table:formula="of:=[.AF2]+1" office:value-type="date" office:date-value="2015-09-30">
            <text:p>30</text:p>
          </table:table-cell>
          <table:table-cell table:style-name="ce57" table:number-columns-repeated="949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7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4" table:formula="of:=SUM([.D4:.AG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34" table:formula="of:=SUM([.D5:.AG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34" table:formula="of:=SUM([.D6:.AG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0.6094in" draw:caption-point-x="-0.2402in" draw:caption-point-y="0.6039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4" table:formula="of:=SUM([.D7:.AG7])" office:value-type="float" office:value="3.5">
            <text:p>3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4.0157in" svg:y="0.8496in" draw:caption-point-x="-0.2402in" draw:caption-point-y="0.6114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5.3854in" svg:y="0.8496in" draw:caption-point-x="-0.2402in" draw:caption-point-y="0.6114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5.8421in" svg:y="0.8496in" draw:caption-point-x="-0.2402in" draw:caption-point-y="0.6114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8" draw:text-style-name="P1" svg:width="1.1413in" svg:height="0.2634in" svg:x="10.1791in" svg:y="0.8571in" draw:caption-point-x="-0.2402in" draw:caption-point-y="0.6039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8" draw:text-style-name="P1" svg:width="1.1413in" svg:height="0.2634in" svg:x="12.0059in" svg:y="0.8587in" draw:caption-point-x="-0.2402in" draw:caption-point-y="0.6024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3" svg:width="1.1413in" svg:height="0.3902in" svg:x="12.4622in" svg:y="0.8591in" draw:caption-point-x="-0.2402in" draw:caption-point-y="0.602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2.9189in" svg:y="0.8591in" draw:caption-point-x="-0.2402in" draw:caption-point-y="0.602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3.3756in" svg:y="0.8591in" draw:caption-point-x="-0.2402in" draw:caption-point-y="0.602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3.8323in" svg:y="0.8591in" draw:caption-point-x="-0.2402in" draw:caption-point-y="0.602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5.6587in" svg:y="0.863in" draw:caption-point-x="-0.2402in" draw:caption-point-y="0.598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4" table:formula="of:=SUM([.D8:.AG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4" table:formula="of:=SUM([.D9:.AG9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2634in" svg:x="12.9189in" svg:y="1.3563in" draw:caption-point-x="-0.2402in" draw:caption-point-y="0.6004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4" table:formula="of:=SUM([.D10:.AG10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4.0157in" svg:y="1.5953in" draw:caption-point-x="-0.2402in" draw:caption-point-y="0.6091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1.5965in" draw:caption-point-x="-0.2402in" draw:caption-point-y="0.6079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38" office:value-type="float" office:value="0">
            <office:annotation draw:style-name="gr8" draw:text-style-name="P1" svg:width="1.1413in" svg:height="0.2634in" svg:x="5.8421in" svg:y="1.5969in" draw:caption-point-x="-0.2402in" draw:caption-point-y="0.6075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4" table:formula="of:=SUM([.D11:.AG11])" office:value-type="float" office:value="1.5">
            <text:p>1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1.8437in" draw:caption-point-x="-0.2402in" draw:caption-point-y="0.6083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2634in" svg:x="15.6587in" svg:y="1.8535in" draw:caption-point-x="-0.2402in" draw:caption-point-y="0.5984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4" table:formula="of:=SUM([.D12:.AG12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text:p>0.5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4" table:formula="of:=SUM([.D13:.AG13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office:annotation draw:style-name="gr8" draw:text-style-name="P1" svg:width="1.1413in" svg:height="0.2634in" svg:x="3.5591in" svg:y="2.3374in" draw:caption-point-x="-0.2402in" draw:caption-point-y="0.6098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4.0157in" svg:y="2.3374in" draw:caption-point-x="-0.2402in" draw:caption-point-y="0.6098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5.3854in" svg:y="2.339in" draw:caption-point-x="-0.2402in" draw:caption-point-y="0.6083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34" table:formula="of:=SUM([.D14:.AG14])" office:value-type="float" office:value="0.5">
            <text:p>0.5</text:p>
          </table:table-cell>
          <table:table-cell table:style-name="ce138" table:number-columns-repeated="15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6.1154in" svg:y="2.5976in" draw:caption-point-x="-0.2402in" draw:caption-point-y="0.5972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34" table:formula="of:=SUM([.D15:.AG15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12.0059in" svg:y="2.8406in" draw:caption-point-x="-0.2402in" draw:caption-point-y="0.602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34" table:formula="of:=SUM([.D16:.AG1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34" table:formula="of:=SUM([.D17:.AG17])" office:value-type="float" office:value="0">
            <text:p>0</text:p>
          </table:table-cell>
          <table:table-cell table:style-name="ce138" table:number-columns-repeated="6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8323in" svg:y="3.3382in" draw:caption-point-x="-0.2402in" draw:caption-point-y="0.6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34" table:formula="of:=SUM([.D18:.AG18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8" draw:text-style-name="P1" svg:width="1.1413in" svg:height="0.2634in" svg:x="3.5591in" svg:y="3.5756in" draw:caption-point-x="-0.2402in" draw:caption-point-y="0.6102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5.8421in" svg:y="3.578in" draw:caption-point-x="-0.2402in" draw:caption-point-y="0.6079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2634in" svg:x="7.3094in" svg:y="3.57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34" table:formula="of:=SUM([.D19:.AG1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5.8421in" svg:y="3.8256in" draw:caption-point-x="-0.2402in" draw:caption-point-y="0.6079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34" table:formula="of:=SUM([.D20:.AG2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5.3854in" svg:y="4.0728in" draw:caption-point-x="-0.2402in" draw:caption-point-y="0.6083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134" table:formula="of:=SUM([.D21:.AG2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4.3244in" draw:caption-point-x="-0.2402in" draw:caption-point-y="0.6043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12.9189in" svg:y="4.3276in" draw:caption-point-x="-0.2402in" draw:caption-point-y="0.601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13.3756in" svg:y="4.3276in" draw:caption-point-x="-0.2402in" draw:caption-point-y="0.601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134" table:formula="of:=SUM([.D22:.AG2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34" table:formula="of:=SUM([.D23:.AG23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6.1154in" svg:y="4.8276in" draw:caption-point-x="-0.2402in" draw:caption-point-y="0.5965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34" table:formula="of:=SUM([.D24:.AG24])" office:value-type="float" office:value="0">
            <text:p>0</text:p>
          </table:table-cell>
          <table:table-cell table:style-name="ce138" table:number-columns-repeated="30"/>
          <table:table-cell table:style-name="ce34" table:number-columns-repeated="949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34" table:formula="of:=SUM([.D25:.AG25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8" draw:text-style-name="P1" svg:width="1.1413in" svg:height="0.2634in" svg:x="12.4622in" svg:y="5.3201in" draw:caption-point-x="-0.2402in" draw:caption-point-y="0.5992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34" table:formula="of:=SUM([.D26:.AG26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4.0157in" svg:y="5.5583in" draw:caption-point-x="-0.2402in" draw:caption-point-y="0.6091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2634in" svg:x="5.8421in" svg:y="5.5594in" draw:caption-point-x="-0.2402in" draw:caption-point-y="0.6079in">
              <dc:date>2015-09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5.5602in" draw:caption-point-x="-0.2402in" draw:caption-point-y="0.6071in">
              <dc:date>2015-09-09T00:00:00</dc:date>
              <text:p text:style-name="P1"><text:span text:style-name="T1">Đi trễ, ~ 8h30 vào cty 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8205in" svg:y="5.561in" draw:caption-point-x="-0.2402in" draw:caption-point-y="0.6063in">
              <dc:date>2015-09-10T00:00:00</dc:date>
              <text:p text:style-name="P1"><text:span text:style-name="T1">Đi trễ, 8h45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10.6358in" svg:y="5.5638in" draw:caption-point-x="-0.2402in" draw:caption-point-y="0.6035in">
              <dc:date>2015-09-18T00:00:00</dc:date>
              <text:p text:style-name="P1"><text:span text:style-name="T1">Bận việc riêng</text:span></text:p>
            </office:annotation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134" table:formula="of:=SUM([.D27:.AG27])" office:value-type="float" office:value="0">
            <text:p>0</text:p>
          </table:table-cell>
          <table:table-cell table:style-name="ce138" table:number-columns-repeated="27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134" table:formula="of:=SUM([.D28:.AG28])" office:value-type="float" office:value="0">
            <text:p>0</text:p>
          </table:table-cell>
          <table:table-cell table:style-name="ce138" table:number-columns-repeated="14"/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134" table:formula="of:=SUM([.D29:.AG29])" office:value-type="float" office:value="3.5">
            <text:p>3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8" draw:text-style-name="P1" svg:width="1.1413in" svg:height="0.2634in" svg:x="3.5591in" svg:y="6.2976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4.0157in" svg:y="6.2976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7.3094in" svg:y="6.3043in" draw:caption-point-x="-0.2402in" draw:caption-point-y="0.605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0.6358in" svg:y="6.3043in" draw:caption-point-x="-0.2402in" draw:caption-point-y="0.605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3.8323in" svg:y="6.3043in" draw:caption-point-x="-0.2402in" draw:caption-point-y="0.6059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134" table:formula="of:=SUM([.D30:.AG30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5.8421in" svg:y="6.55in" draw:caption-point-x="-0.2402in" draw:caption-point-y="0.6079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6.5575in" draw:caption-point-x="-0.2402in" draw:caption-point-y="0.6004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aoTP</text:p>
          </table:table-cell>
          <table:table-cell table:style-name="ce134" table:formula="of:=SUM([.D31:.AG3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amDT</text:p>
          </table:table-cell>
          <table:table-cell table:style-name="ce134" table:formula="of:=SUM([.D32:.AG3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euNV</text:p>
          </table:table-cell>
          <table:table-cell table:style-name="ce134" table:formula="of:=SUM([.D33:.AG33])" office:value-type="float" office:value="2.5">
            <text:p>2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7.2925in" draw:caption-point-x="-0.2402in" draw:caption-point-y="0.6083in">
              <dc:date>2015-09-07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1" svg:width="1.1413in" svg:height="0.3902in" svg:x="5.8421in" svg:y="7.2929in" draw:caption-point-x="-0.2402in" draw:caption-point-y="0.6079in">
              <dc:date>2015-09-08T00:00:00</dc:date>
              <text:p text:style-name="P1"><text:span text:style-name="T1">Ngủ quên, tới trễ ~ 1h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7.2937in" draw:caption-point-x="-0.2402in" draw:caption-point-y="0.6071in">
              <dc:date>2015-09-09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6358in" svg:y="7.2972in" draw:caption-point-x="-0.2402in" draw:caption-point-y="0.6035in">
              <dc:date>2015-09-18T00:00:00</dc:date>
              <text:p text:style-name="P1"><text:span text:style-name="T1">Chở cháu đi khám bệnh, vào trễ ~ 1h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12.0059in" svg:y="7.2882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12.4622in" svg:y="7.2882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inhT</text:p>
          </table:table-cell>
          <table:table-cell table:style-name="ce134" table:formula="of:=SUM([.D34:.AG34])" office:value-type="float" office:value="2.5">
            <text:p>2.5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7.537in" draw:caption-point-x="-0.2402in" draw:caption-point-y="0.6114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8"/>
          <table:table-cell table:style-name="ce138" office:value-type="float" office:value="1">
            <office:annotation draw:style-name="gr8" draw:text-style-name="P1" svg:width="1.1413in" svg:height="0.2634in" svg:x="3.5591in" svg:y="7.5358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4.0157in" svg:y="7.5358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ongDN</text:p>
          </table:table-cell>
          <table:table-cell table:style-name="ce134" table:formula="of:=SUM([.D35:.AG35])" office:value-type="float" office:value="1.5">
            <text:p>1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2" draw:text-style-name="P1" svg:width="1.1413in" svg:height="0.5457in" svg:x="5.8421in" svg:y="7.7886in" draw:caption-point-x="-0.2402in" draw:caption-point-y="0.6079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8" draw:text-style-name="P1" svg:width="1.1413in" svg:height="0.2634in" svg:x="13.8323in" svg:y="7.7965in" draw:caption-point-x="-0.2402in" draw:caption-point-y="0.6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15.202in" svg:y="7.7972in" draw:caption-point-x="-0.2402in" draw:caption-point-y="0.5992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huyLTT</text:p>
          </table:table-cell>
          <table:table-cell table:style-name="ce134" table:formula="of:=SUM([.D36:.AG36])" office:value-type="float" office:value="2.5">
            <text:p>2.5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8.0331in" draw:caption-point-x="-0.2402in" draw:caption-point-y="0.611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8.037in" draw:caption-point-x="-0.2402in" draw:caption-point-y="0.6071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8" draw:text-style-name="P1" svg:width="1.1413in" svg:height="0.2634in" svg:x="10.1791in" svg:y="8.0406in" draw:caption-point-x="-0.2402in" draw:caption-point-y="0.6035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2.9189in" svg:y="8.0469in" draw:caption-point-x="-0.2402in" draw:caption-point-y="0.597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13.3756in" svg:y="8.0469in" draw:caption-point-x="-0.2402in" draw:caption-point-y="0.597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6.1154in" svg:y="8.0469in" draw:caption-point-x="-0.2402in" draw:caption-point-y="0.5972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oiDB</text:p>
          </table:table-cell>
          <table:table-cell table:style-name="ce134" table:formula="of:=SUM([.D37:.AG37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8.285in" draw:caption-point-x="-0.2402in" draw:caption-point-y="0.6067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TruyenLVC</text:p>
          </table:table-cell>
          <table:table-cell table:style-name="ce134" table:formula="of:=SUM([.D38:.AG38])" office:value-type="float" office:value="0">
            <text:p>0</text:p>
          </table:table-cell>
          <table:table-cell table:style-name="ce138" table:number-columns-repeated="27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134" table:formula="of:=SUM([.D39:.AG39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8" draw:text-style-name="P1" svg:width="1.1413in" svg:height="0.2634in" svg:x="3.5591in" svg:y="8.7744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4.0157in" svg:y="8.7744in" draw:caption-point-x="-0.2402in" draw:caption-point-y="0.6126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8.7866in" draw:caption-point-x="-0.2402in" draw:caption-point-y="0.6004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134" table:formula="of:=SUM([.D40:.AG40])" office:value-type="float" office:value="10">
            <text:p>1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5.3854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5.8421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6.3311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6.8205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7.3094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8" draw:text-style-name="P1" svg:width="1.1413in" svg:height="0.2634in" svg:x="8.7768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9.2661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9.7228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10.1791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10.6358in" svg:y="9.0268in" draw:caption-point-x="-0.2402in" draw:caption-point-y="0.607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134" table:formula="of:=SUM([.D41:.AG4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134" table:formula="of:=SUM([.D42:.AG42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2634in" svg:x="15.6587in" svg:y="9.5323in" draw:caption-point-x="-0.2402in" draw:caption-point-y="0.5976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8" draw:text-style-name="P1" svg:width="1.1413in" svg:height="0.2634in" svg:x="16.1154in" svg:y="9.5323in" draw:caption-point-x="-0.2402in" draw:caption-point-y="0.5976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49"/>
        </table:table-row>
        <table:table-row table:style-name="ro2" table:number-rows-repeated="5">
          <table:table-cell table:style-name="ce34" table:number-columns-repeated="3"/>
          <table:table-cell table:style-name="ce139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1"/>
          <table:table-cell table:style-name="ce139" table:number-columns-repeated="25"/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139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2" table:number-columns-repeated="7"/>
          <table:table-cell table:style-name="ce139" table:number-columns-repeated="19"/>
          <table:table-cell table:style-name="ce34" table:number-columns-repeated="949"/>
        </table:table-row>
        <table:table-row table:style-name="ro2" table:number-rows-repeated="65393">
          <table:table-cell table:style-name="ce34" table:number-columns-repeated="3"/>
          <table:table-cell table:style-name="ce139" table:number-columns-repeated="30"/>
          <table:table-cell table:style-name="ce34" table:number-columns-repeated="949"/>
        </table:table-row>
        <table:table-row table:style-name="ro2" table:number-rows-repeated="983129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53"/>
        <table:table-column table:style-name="co25" table:number-columns-repeated="7" table:default-cell-style-name="ce153"/>
        <table:table-column table:style-name="co24" table:number-columns-repeated="14" table:default-cell-style-name="ce153"/>
        <table:table-column table:style-name="co26" table:number-columns-repeated="2" table:default-cell-style-name="ce153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48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5" table:number-columns-spanned="2" table:number-rows-spanned="1">
            <text:p>2015</text:p>
          </table:table-cell>
          <table:covered-table-cell table:style-name="ce159"/>
          <table:table-cell table:style-name="ce148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49" table:formula="of:=DATE([.$R$1];[.N1];1)" office:value-type="date" office:date-value="2015-10-01">
            <text:p>01</text:p>
          </table:table-cell>
          <table:table-cell table:style-name="ce149" table:formula="of:=[.D2]+1" office:value-type="date" office:date-value="2015-10-02">
            <text:p>02</text:p>
          </table:table-cell>
          <table:table-cell table:style-name="ce149" table:formula="of:=[.E2]+1" office:value-type="date" office:date-value="2015-10-03">
            <text:p>03</text:p>
          </table:table-cell>
          <table:table-cell table:style-name="ce149" table:formula="of:=[.F2]+1" office:value-type="date" office:date-value="2015-10-04">
            <text:p>04</text:p>
          </table:table-cell>
          <table:table-cell table:style-name="ce149" table:formula="of:=[.G2]+1" office:value-type="date" office:date-value="2015-10-05">
            <text:p>05</text:p>
          </table:table-cell>
          <table:table-cell table:style-name="ce149" table:formula="of:=[.H2]+1" office:value-type="date" office:date-value="2015-10-06">
            <text:p>06</text:p>
          </table:table-cell>
          <table:table-cell table:style-name="ce149" table:formula="of:=[.I2]+1" office:value-type="date" office:date-value="2015-10-07">
            <text:p>07</text:p>
          </table:table-cell>
          <table:table-cell table:style-name="ce149" table:formula="of:=[.J2]+1" office:value-type="date" office:date-value="2015-10-08">
            <text:p>08</text:p>
          </table:table-cell>
          <table:table-cell table:style-name="ce149" table:formula="of:=[.K2]+1" office:value-type="date" office:date-value="2015-10-09">
            <text:p>09</text:p>
          </table:table-cell>
          <table:table-cell table:style-name="ce149" table:formula="of:=[.L2]+1" office:value-type="date" office:date-value="2015-10-10">
            <text:p>10</text:p>
          </table:table-cell>
          <table:table-cell table:style-name="ce149" table:formula="of:=[.M2]+1" office:value-type="date" office:date-value="2015-10-11">
            <text:p>11</text:p>
          </table:table-cell>
          <table:table-cell table:style-name="ce149" table:formula="of:=[.N2]+1" office:value-type="date" office:date-value="2015-10-12">
            <text:p>12</text:p>
          </table:table-cell>
          <table:table-cell table:style-name="ce149" table:formula="of:=[.O2]+1" office:value-type="date" office:date-value="2015-10-13">
            <text:p>13</text:p>
          </table:table-cell>
          <table:table-cell table:style-name="ce149" table:formula="of:=[.P2]+1" office:value-type="date" office:date-value="2015-10-14">
            <text:p>14</text:p>
          </table:table-cell>
          <table:table-cell table:style-name="ce149" table:formula="of:=[.Q2]+1" office:value-type="date" office:date-value="2015-10-15">
            <text:p>15</text:p>
          </table:table-cell>
          <table:table-cell table:style-name="ce149" table:formula="of:=[.R2]+1" office:value-type="date" office:date-value="2015-10-16">
            <text:p>16</text:p>
          </table:table-cell>
          <table:table-cell table:style-name="ce149" table:formula="of:=[.S2]+1" office:value-type="date" office:date-value="2015-10-17">
            <text:p>17</text:p>
          </table:table-cell>
          <table:table-cell table:style-name="ce149" table:formula="of:=[.T2]+1" office:value-type="date" office:date-value="2015-10-18">
            <text:p>18</text:p>
          </table:table-cell>
          <table:table-cell table:style-name="ce149" table:formula="of:=[.U2]+1" office:value-type="date" office:date-value="2015-10-19">
            <text:p>19</text:p>
          </table:table-cell>
          <table:table-cell table:style-name="ce149" table:formula="of:=[.V2]+1" office:value-type="date" office:date-value="2015-10-20">
            <text:p>20</text:p>
          </table:table-cell>
          <table:table-cell table:style-name="ce149" table:formula="of:=[.W2]+1" office:value-type="date" office:date-value="2015-10-21">
            <text:p>21</text:p>
          </table:table-cell>
          <table:table-cell table:style-name="ce149" table:formula="of:=[.X2]+1" office:value-type="date" office:date-value="2015-10-22">
            <text:p>22</text:p>
          </table:table-cell>
          <table:table-cell table:style-name="ce149" table:formula="of:=[.Y2]+1" office:value-type="date" office:date-value="2015-10-23">
            <text:p>23</text:p>
          </table:table-cell>
          <table:table-cell table:style-name="ce149" table:formula="of:=[.Z2]+1" office:value-type="date" office:date-value="2015-10-24">
            <text:p>24</text:p>
          </table:table-cell>
          <table:table-cell table:style-name="ce149" table:formula="of:=[.AA2]+1" office:value-type="date" office:date-value="2015-10-25">
            <text:p>25</text:p>
          </table:table-cell>
          <table:table-cell table:style-name="ce149" table:formula="of:=[.AB2]+1" office:value-type="date" office:date-value="2015-10-26">
            <text:p>26</text:p>
          </table:table-cell>
          <table:table-cell table:style-name="ce149" table:formula="of:=[.AC2]+1" office:value-type="date" office:date-value="2015-10-27">
            <text:p>27</text:p>
          </table:table-cell>
          <table:table-cell table:style-name="ce149" table:formula="of:=[.AD2]+1" office:value-type="date" office:date-value="2015-10-28">
            <text:p>28</text:p>
          </table:table-cell>
          <table:table-cell table:style-name="ce149" table:formula="of:=[.AE2]+1" office:value-type="date" office:date-value="2015-10-29">
            <text:p>29</text:p>
          </table:table-cell>
          <table:table-cell table:style-name="ce149" table:formula="of:=[.AF2]+1" office:value-type="date" office:date-value="2015-10-30">
            <text:p>30</text:p>
          </table:table-cell>
          <table:table-cell table:style-name="ce149" table:formula="of:=[.AG2]+1" office:value-type="date" office:date-value="2015-10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5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7" table:number-columns-repeated="952"/>
        </table:table-row>
        <table:table-row table:style-name="ro1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47" table:formula="of:=SUM([.D4:.AG4])" office:value-type="float" office:value="2.5">
            <text:p>2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3.1024in" svg:y="0.1087in" draw:caption-point-x="-0.2402in" draw:caption-point-y="0.6091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5.8421in" svg:y="0.1118in" draw:caption-point-x="-0.2402in" draw:caption-point-y="0.6059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2" draw:text-style-name="P1" svg:width="1.1413in" svg:height="0.5457in" svg:x="7.7988in" svg:y="0.1126in" draw:caption-point-x="-0.2402in" draw:caption-point-y="0.6051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4.7457in" svg:y="0.1213in" draw:caption-point-x="-0.2402in" draw:caption-point-y="0.5965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2" draw:text-style-name="P1" svg:width="1.1413in" svg:height="0.5457in" svg:x="16.1346in" svg:y="0.1228in" draw:caption-point-x="-0.2402in" draw:caption-point-y="0.5949in">
              <dc:date>2015-10-30T00:00:00</dc:date>
              <text:p text:style-name="P1">Nghỉ buổi sáng, dự lễ tốt nghiệp của bạn</text:p>
            </office:annotation>
            <text:p>0.5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47" table:formula="of:=SUM([.D5:.AG5])" office:value-type="float" office:value="1.5">
            <text:p>1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text:p>0.5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8" draw:text-style-name="P1" svg:width="1.1413in" svg:height="0.2634in" svg:x="14.289in" svg:y="0.3783in" draw:caption-point-x="-0.2402in" draw:caption-point-y="0.5976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14.7457in" svg:y="0.3783in" draw:caption-point-x="-0.2402in" draw:caption-point-y="0.597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47" table:formula="of:=SUM([.D6:.AG6])" office:value-type="float" office:value="2.5">
            <text:p>2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5.8421in" svg:y="0.6276in" draw:caption-point-x="-0.2402in" draw:caption-point-y="0.6063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9.2661in" svg:y="0.6315in" draw:caption-point-x="-0.2402in" draw:caption-point-y="0.6024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51" office:value-type="float" office:value="0.5">
            <office:annotation draw:style-name="gr8" draw:text-style-name="P1" svg:width="1.1413in" svg:height="0.2634in" svg:x="9.7228in" svg:y="0.6315in" draw:caption-point-x="-0.2402in" draw:caption-point-y="0.6024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2.0059in" svg:y="0.6343in" draw:caption-point-x="-0.2402in" draw:caption-point-y="0.5996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8" draw:text-style-name="P1" svg:width="1.1413in" svg:height="0.2634in" svg:x="14.289in" svg:y="0.6362in" draw:caption-point-x="-0.2402in" draw:caption-point-y="0.5976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47" table:formula="of:=SUM([.D7:.AG7])" office:value-type="float" office:value="3">
            <text:p>3</text:p>
          </table:table-cell>
          <table:table-cell table:style-name="ce151" office:value-type="float" office:value="0">
            <office:annotation draw:style-name="gr8" draw:text-style-name="P1" svg:width="1.1413in" svg:height="0.2634in" svg:x="2.6457in" svg:y="0.8823in" draw:caption-point-x="-0.2402in" draw:caption-point-y="0.6094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5.8421in" svg:y="0.8854in" draw:caption-point-x="-0.2402in" draw:caption-point-y="0.6063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8.2878in" svg:y="0.8874in" draw:caption-point-x="-0.2402in" draw:caption-point-y="0.6043in">
              <dc:date>2015-10-13T00:00:00</dc:date>
              <text:p text:style-name="P1"><text:span text:style-name="T1">Đi học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9.2661in" svg:y="0.8886in" draw:caption-point-x="-0.2402in" draw:caption-point-y="0.6031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2.4622in" svg:y="0.8925in" draw:caption-point-x="-0.2402in" draw:caption-point-y="0.5992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4.7457in" svg:y="0.8961in" draw:caption-point-x="-0.2402in" draw:caption-point-y="0.5957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5.6587in" svg:y="0.8965in" draw:caption-point-x="-0.2402in" draw:caption-point-y="0.5953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47" table:formula="of:=SUM([.D8:.AG8])" office:value-type="float" office:value="0.5"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4.472in" svg:y="1.1449in" draw:caption-point-x="-0.2402in" draw:caption-point-y="0.6051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47" table:formula="of:=SUM([.D9:.AG9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12.0059in" svg:y="1.4075in" draw:caption-point-x="-0.2402in" draw:caption-point-y="0.6004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47" table:formula="of:=SUM([.D10:.AG10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14.289in" svg:y="1.6685in" draw:caption-point-x="-0.2402in" draw:caption-point-y="0.5976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47" table:formula="of:=SUM([.D11:.AG11])" office:value-type="float" office:value="2">
            <text:p>2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1.9169in" draw:caption-point-x="-0.2402in" draw:caption-point-y="0.6071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5.8421in" svg:y="1.9177in" draw:caption-point-x="-0.2402in" draw:caption-point-y="0.6063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2" draw:text-style-name="P1" svg:width="1.1413in" svg:height="0.5457in" svg:x="7.7988in" svg:y="1.9185in" draw:caption-point-x="-0.2402in" draw:caption-point-y="0.6055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8.7768in" svg:y="1.9217in" draw:caption-point-x="-0.2402in" draw:caption-point-y="0.6024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1.5492in" svg:y="1.9228in" draw:caption-point-x="-0.2402in" draw:caption-point-y="0.6012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2.0059in" svg:y="1.9248in" draw:caption-point-x="-0.2402in" draw:caption-point-y="0.5992in">
              <dc:date>2015-10-21T00:00:00</dc:date>
              <text:p text:style-name="P1"><text:span text:style-name="T1">Nghỉ buổi nhà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6.1346in" svg:y="1.9291in" draw:caption-point-x="-0.2402in" draw:caption-point-y="0.5949in">
              <dc:date>2015-10-30T00:00:00</dc:date>
              <text:p text:style-name="P1">Có việc bận, off buổi sáng</text:p>
            </office:annotation>
            <text:p>0.5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47" table:formula="of:=SUM([.D12:.AG12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47" table:formula="of:=SUM([.D13:.AG13])" office:value-type="float" office:value="1.5">
            <text:p>1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5.3854in" svg:y="2.4335in" draw:caption-point-x="-0.2402in" draw:caption-point-y="0.6067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9.7228in" svg:y="2.4311in" draw:caption-point-x="-0.2402in" draw:caption-point-y="0.6091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14.289in" svg:y="2.4429in" draw:caption-point-x="-0.2402in" draw:caption-point-y="0.5972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47" table:formula="of:=SUM([.D14:.AG14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12.9189in" svg:y="2.7in" draw:caption-point-x="-0.2402in" draw:caption-point-y="0.5984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47" table:formula="of:=SUM([.D15:.AG15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47" table:formula="of:=SUM([.D16:.AG16])" office:value-type="float" office:value="2.5">
            <text:p>2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9.2661in" svg:y="3.2055in" draw:caption-point-x="-0.2402in" draw:caption-point-y="0.6091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51" office:value-type="float" office:value="1">
            <office:annotation draw:style-name="gr8" draw:text-style-name="P1" svg:width="1.1413in" svg:height="0.2634in" svg:x="9.7228in" svg:y="3.2055in" draw:caption-point-x="-0.2402in" draw:caption-point-y="0.6091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.5">
            <office:annotation draw:style-name="gr8" draw:text-style-name="P1" svg:width="1.1413in" svg:height="0.2634in" svg:x="11.0925in" svg:y="3.2126in" draw:caption-point-x="-0.2402in" draw:caption-point-y="0.602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47" table:formula="of:=SUM([.D17:.AG17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47" table:formula="of:=SUM([.D18:.AG1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47" table:formula="of:=SUM([.D19:.AG19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9189in" svg:y="3.9902in" draw:caption-point-x="-0.2402in" draw:caption-point-y="0.5984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47" table:formula="of:=SUM([.D20:.AG20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4.9287in" svg:y="4.239in" draw:caption-point-x="-0.2402in" draw:caption-point-y="0.6079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8421in" svg:y="4.2406in" draw:caption-point-x="-0.2402in" draw:caption-point-y="0.6063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147" table:formula="of:=SUM([.D21:.AG21])" office:value-type="float" office:value="2">
            <text:p>2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15.6587in" svg:y="4.4949in" draw:caption-point-x="-0.2402in" draw:caption-point-y="0.609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51" office:value-type="float" office:value="1">
            <office:annotation draw:style-name="gr8" draw:text-style-name="P1" svg:width="1.1413in" svg:height="0.2634in" svg:x="16.1346in" svg:y="4.4949in" draw:caption-point-x="-0.2402in" draw:caption-point-y="0.609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147" table:formula="of:=SUM([.D22:.AG22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47" table:formula="of:=SUM([.D23:.AG23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5.3854in" svg:y="5.0035in" draw:caption-point-x="-0.2402in" draw:caption-point-y="0.6071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8.7768in" svg:y="5.0079in" draw:caption-point-x="-0.2402in" draw:caption-point-y="0.6028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12.0059in" svg:y="5.0157in" draw:caption-point-x="-0.2402in" draw:caption-point-y="0.5949in">
              <dc:date>2015-10-30T00:00:00</dc:date>
              <text:p text:style-name="P1">Vợ sinh</text:p>
            </office:annotation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12.4622in" svg:y="5.0157in" draw:caption-point-x="-0.2402in" draw:caption-point-y="0.5949in">
              <dc:date>2015-10-30T00:00:00</dc:date>
              <text:p text:style-name="P1">Vợ sinh</text:p>
            </office:annotation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12.9189in" svg:y="5.0157in" draw:caption-point-x="-0.2402in" draw:caption-point-y="0.5949in">
              <dc:date>2015-10-30T00:00:00</dc:date>
              <text:p text:style-name="P1">Vợ sinh</text:p>
            </office:annotation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47" table:formula="of:=SUM([.D24:.AG24])" office:value-type="float" office:value="0">
            <text:p>0</text:p>
          </table:table-cell>
          <table:table-cell table:style-name="ce151" table:number-columns-repeated="31"/>
          <table:table-cell table:style-name="ce34" table:number-columns-repeated="952"/>
        </table:table-row>
        <table:table-row table:style-name="ro17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47" table:formula="of:=SUM([.D25:.AG25])" office:value-type="float" office:value="0.5"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8" draw:text-style-name="P1" svg:width="1.1413in" svg:height="0.2634in" svg:x="7.7988in" svg:y="5.511in" draw:caption-point-x="-0.2402in" draw:caption-point-y="0.6051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47" table:formula="of:=SUM([.D26:.AG26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6.3311in" svg:y="5.7685in" draw:caption-point-x="-0.2402in" draw:caption-point-y="0.6059in">
              <dc:date>2015-10-09T00:00:00</dc:date>
              <text:p text:style-name="P1"><text:span text:style-name="T1">Về nhà bạn chơi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2.9189in" svg:y="5.776in" draw:caption-point-x="-0.2402in" draw:caption-point-y="0.5984in">
              <dc:date>2015-10-23T00:00:00</dc:date>
              <text:p text:style-name="P1"><text:span text:style-name="T1">Đi trễ, ngủ quên, <text:s/>8h45 vào công ty</text:span></text:p>
            </office:annotation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147" table:formula="of:=SUM([.D27:.AG27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147" table:formula="of:=SUM([.D28:.AG28])" office:value-type="float" office:value="0.5">
            <text:p>0.5</text:p>
          </table:table-cell>
          <table:table-cell table:style-name="ce151" office:value-type="float" office:value="0.5">
            <office:annotation draw:style-name="gr2" draw:text-style-name="P1" svg:width="1.1413in" svg:height="0.5457in" svg:x="2.6457in" svg:y="6.2811in" draw:caption-point-x="-0.2402in" draw:caption-point-y="0.6094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8" draw:text-style-name="P1" svg:width="1.1413in" svg:height="0.5457in" svg:x="16.1346in" svg:y="6.2961in" draw:caption-point-x="-0.2402in" draw:caption-point-y="0.5949in">
              <dc:date>2015-10-30T00:00:00</dc:date>
              <text:p text:style-name="P1">Đi trễ &gt; 1h, ra ngân hàng làm thẻ ATM</text:p>
            </office:annotation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147" table:formula="of:=SUM([.D29:.AG29])" office:value-type="float" office:value="4">
            <text:p>4</text:p>
          </table:table-cell>
          <table:table-cell table:style-name="ce151" office:value-type="float" office:value="0">
            <office:annotation draw:style-name="gr2" draw:text-style-name="P1" svg:width="1.1413in" svg:height="0.5457in" svg:x="2.6457in" svg:y="6.539in" draw:caption-point-x="-0.2402in" draw:caption-point-y="0.6094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3.1024in" svg:y="6.5425in" draw:caption-point-x="-0.2402in" draw:caption-point-y="0.6059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4.9287in" svg:y="6.539in" draw:caption-point-x="-0.2402in" draw:caption-point-y="0.6094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8" draw:text-style-name="P1" svg:width="1.1413in" svg:height="0.2634in" svg:x="7.7988in" svg:y="6.5429in" draw:caption-point-x="-0.2402in" draw:caption-point-y="0.6055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8.2878in" svg:y="6.5429in" draw:caption-point-x="-0.2402in" draw:caption-point-y="0.6055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8.7768in" svg:y="6.5429in" draw:caption-point-x="-0.2402in" draw:caption-point-y="0.6055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9.2661in" svg:y="6.5453in" draw:caption-point-x="-0.2402in" draw:caption-point-y="0.603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51" office:value-type="float" office:value="1">
            <office:annotation draw:style-name="gr8" draw:text-style-name="P1" svg:width="1.1413in" svg:height="0.2634in" svg:x="9.7228in" svg:y="6.5453in" draw:caption-point-x="-0.2402in" draw:caption-point-y="0.603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2.9189in" svg:y="6.5516in" draw:caption-point-x="-0.2402in" draw:caption-point-y="0.5969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6.1346in" svg:y="6.5516in" draw:caption-point-x="-0.2402in" draw:caption-point-y="0.5969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147" table:formula="of:=SUM([.D30:.AG30])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3.1024in" svg:y="6.7976in" draw:caption-point-x="-0.2402in" draw:caption-point-y="0.6091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8.2878in" svg:y="6.802in" draw:caption-point-x="-0.2402in" draw:caption-point-y="0.6047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8">
            <text:p>28</text:p>
          </table:table-cell>
          <table:table-cell table:style-name="ce35" office:value-type="string">
            <text:p>ThaoTP</text:p>
          </table:table-cell>
          <table:table-cell table:style-name="ce147" table:formula="of:=SUM([.D31:.AG31])" office:value-type="float" office:value="2">
            <text:p>2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2" draw:text-style-name="P1" svg:width="1.1413in" svg:height="0.5457in" svg:x="9.7228in" svg:y="7.0618in" draw:caption-point-x="-0.2402in" draw:caption-point-y="0.6028in">
              <dc:date>2015-10-16T00:00:00</dc:date>
              <text:p text:style-name="P1"><text:span text:style-name="T1">Đi công chứng giấy tờ, nghỉ bưởi chiều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1">
            <office:annotation draw:style-name="gr4" draw:text-style-name="P1" svg:width="1.1413in" svg:height="0.3902in" svg:x="11.0925in" svg:y="7.063in" draw:caption-point-x="-0.2402in" draw:caption-point-y="0.6016in">
              <dc:date>2015-10-19T00:00:00</dc:date>
              <text:p text:style-name="P1"><text:span text:style-name="T1">Bận việc lên trường</text:span></text:p>
            </office:annotation>
            <text:p>1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15.6587in" svg:y="7.0693in" draw:caption-point-x="-0.2402in" draw:caption-point-y="0.5953in">
              <dc:date>2015-10-29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29">
            <text:p>29</text:p>
          </table:table-cell>
          <table:table-cell table:style-name="ce35" office:value-type="string">
            <text:p>ThamDT</text:p>
          </table:table-cell>
          <table:table-cell table:style-name="ce147" table:formula="of:=SUM([.D32:.AG32])" office:value-type="float" office:value="0.5"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2.4622in" svg:y="7.3244in" draw:caption-point-x="-0.2402in" draw:caption-point-y="0.5984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0">
            <text:p>30</text:p>
          </table:table-cell>
          <table:table-cell table:style-name="ce35" office:value-type="string">
            <text:p>ThieuNV</text:p>
          </table:table-cell>
          <table:table-cell table:style-name="ce147" table:formula="of:=SUM([.D33:.AG33])" office:value-type="float" office:value="1.5">
            <text:p>1.5</text:p>
          </table:table-cell>
          <table:table-cell table:style-name="ce151" office:value-type="float" office:value="0">
            <office:annotation draw:style-name="gr4" draw:text-style-name="P1" svg:width="1.1413in" svg:height="0.3902in" svg:x="2.6457in" svg:y="7.5713in" draw:caption-point-x="-0.2402in" draw:caption-point-y="0.6094in">
              <dc:date>2015-10-01T00:00:00</dc:date>
              <text:p text:style-name="P1"><text:span text:style-name="T1">Ngủ quên, đi trễ ~1h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5.3854in" svg:y="7.5736in" draw:caption-point-x="-0.2402in" draw:caption-point-y="0.6071in">
              <dc:date>2015-10-0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8" draw:text-style-name="P1" svg:width="1.1413in" svg:height="0.2634in" svg:x="8.2878in" svg:y="7.576in" draw:caption-point-x="-0.2402in" draw:caption-point-y="0.6047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9.7228in" svg:y="7.578in" draw:caption-point-x="-0.2402in" draw:caption-point-y="0.6028in">
              <dc:date>2015-10-16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14.289in" svg:y="7.5831in" draw:caption-point-x="-0.2402in" draw:caption-point-y="0.5976in">
              <dc:date>2015-10-26T00:00:00</dc:date>
              <text:p text:style-name="P1"><text:span text:style-name="T1">Nghỉ buổi chiều, đi làm giấy tờ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1">
            <text:p>31</text:p>
          </table:table-cell>
          <table:table-cell table:style-name="ce35" office:value-type="string">
            <text:p>ThinhT</text:p>
          </table:table-cell>
          <table:table-cell table:style-name="ce147" table:formula="of:=SUM([.D34:.AG34])" office:value-type="float" office:value="0.5">
            <text:p>0.5</text:p>
          </table:table-cell>
          <table:table-cell table:style-name="ce151" office:value-type="float" office:value="0.5">
            <office:annotation draw:style-name="gr8" draw:text-style-name="P1" svg:width="1.1413in" svg:height="0.2634in" svg:x="2.6457in" svg:y="7.8295in" draw:caption-point-x="-0.2402in" draw:caption-point-y="0.6091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2">
            <text:p>32</text:p>
          </table:table-cell>
          <table:table-cell table:style-name="ce35" office:value-type="string">
            <text:p>ThongDN</text:p>
          </table:table-cell>
          <table:table-cell table:style-name="ce147" table:formula="of:=SUM([.D35:.AG35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8" draw:text-style-name="P1" svg:width="1.1413in" svg:height="0.2634in" svg:x="14.7457in" svg:y="8.0992in" draw:caption-point-x="-0.2402in" draw:caption-point-y="0.597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3">
            <text:p>33</text:p>
          </table:table-cell>
          <table:table-cell table:style-name="ce35" office:value-type="string">
            <text:p>ThuyLTT</text:p>
          </table:table-cell>
          <table:table-cell table:style-name="ce147" table:formula="of:=SUM([.D36:.AG36])" office:value-type="float" office:value="3.5">
            <text:p>3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3.1024in" svg:y="8.3461in" draw:caption-point-x="-0.2402in" draw:caption-point-y="0.6087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4.472in" svg:y="8.3531in" draw:caption-point-x="-0.2402in" draw:caption-point-y="0.6016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6.3311in" svg:y="8.3531in" draw:caption-point-x="-0.2402in" draw:caption-point-y="0.6016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8.2878in" svg:y="8.3531in" draw:caption-point-x="-0.2402in" draw:caption-point-y="0.6016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8" draw:text-style-name="P1" svg:width="1.1413in" svg:height="0.2634in" svg:x="14.289in" svg:y="8.3575in" draw:caption-point-x="-0.2402in" draw:caption-point-y="0.597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1" office:value-type="float" office:value="0.5">
            <office:annotation draw:style-name="gr8" draw:text-style-name="P1" svg:width="1.1413in" svg:height="0.2634in" svg:x="14.7457in" svg:y="8.3575in" draw:caption-point-x="-0.2402in" draw:caption-point-y="0.597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4">
            <text:p>34</text:p>
          </table:table-cell>
          <table:table-cell table:style-name="ce35" office:value-type="string">
            <text:p>ToiDB</text:p>
          </table:table-cell>
          <table:table-cell table:style-name="ce147" table:formula="of:=SUM([.D37:.AG37])" office:value-type="float" office:value="0.5"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8" draw:text-style-name="P1" svg:width="1.1413in" svg:height="0.2634in" svg:x="4.472in" svg:y="8.6047in" draw:caption-point-x="-0.2402in" draw:caption-point-y="0.6083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5">
            <text:p>35</text:p>
          </table:table-cell>
          <table:table-cell table:style-name="ce35" office:value-type="string">
            <text:p>TruyenLVC</text:p>
          </table:table-cell>
          <table:table-cell table:style-name="ce147" table:formula="of:=SUM([.D38:.AG3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147" table:formula="of:=SUM([.D39:.AG39])" office:value-type="float" office:value="0.5"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8" draw:text-style-name="P1" svg:width="1.1413in" svg:height="0.2634in" svg:x="9.7228in" svg:y="9.1264in" draw:caption-point-x="-0.2402in" draw:caption-point-y="0.6028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147" table:formula="of:=SUM([.D40:.AG40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147" table:formula="of:=SUM([.D41:.AG41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8" draw:text-style-name="P1" svg:width="1.1413in" svg:height="0.2634in" svg:x="4.472in" svg:y="9.6366in" draw:caption-point-x="-0.2402in" draw:caption-point-y="0.6087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17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147" table:formula="of:=SUM([.D42:.AG42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52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52" table:number-columns-repeated="4"/>
          <table:table-cell table:style-name="ce154"/>
          <table:table-cell table:style-name="ce152" table:number-columns-repeated="26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52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52" table:number-columns-repeated="4"/>
          <table:table-cell table:style-name="ce155" table:number-columns-repeated="7"/>
          <table:table-cell table:style-name="ce152" table:number-columns-repeated="20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52" table:number-columns-repeated="31"/>
          <table:table-cell table:style-name="ce34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66"/>
        <table:table-column table:style-name="co25" table:number-columns-repeated="7" table:default-cell-style-name="ce166"/>
        <table:table-column table:style-name="co24" table:number-columns-repeated="14" table:default-cell-style-name="ce166"/>
        <table:table-column table:style-name="co26" table:default-cell-style-name="ce166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61" table:number-columns-repeated="8"/>
          <table:table-cell table:style-name="ce169" office:value-type="string" table:number-columns-spanned="2" table:number-rows-spanned="1">
            <text:p>Month</text:p>
          </table:table-cell>
          <table:covered-table-cell table:style-name="ce170"/>
          <table:table-cell table:style-name="ce171" table:content-validation-name="val1" office:value-type="float" office:value="11" table:number-columns-spanned="2" table:number-rows-spanned="1">
            <text:p>11</text:p>
          </table:table-cell>
          <table:covered-table-cell table:style-name="ce170"/>
          <table:table-cell table:style-name="ce169" office:value-type="string" table:number-columns-spanned="2" table:number-rows-spanned="1">
            <text:p>Year</text:p>
          </table:table-cell>
          <table:covered-table-cell table:style-name="ce170"/>
          <table:table-cell table:style-name="ce169" office:value-type="float" office:value="2015" table:number-columns-spanned="2" table:number-rows-spanned="1">
            <text:p>2015</text:p>
          </table:table-cell>
          <table:covered-table-cell table:style-name="ce172"/>
          <table:table-cell table:style-name="ce161" table:number-columns-repeated="14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62" table:formula="of:=DATE([.$R$1];[.N1];1)" office:value-type="date" office:date-value="2015-11-01">
            <text:p>01</text:p>
          </table:table-cell>
          <table:table-cell table:style-name="ce162" table:formula="of:=[.D2]+1" office:value-type="date" office:date-value="2015-11-02">
            <text:p>02</text:p>
          </table:table-cell>
          <table:table-cell table:style-name="ce162" table:formula="of:=[.E2]+1" office:value-type="date" office:date-value="2015-11-03">
            <text:p>03</text:p>
          </table:table-cell>
          <table:table-cell table:style-name="ce162" table:formula="of:=[.F2]+1" office:value-type="date" office:date-value="2015-11-04">
            <text:p>04</text:p>
          </table:table-cell>
          <table:table-cell table:style-name="ce162" table:formula="of:=[.G2]+1" office:value-type="date" office:date-value="2015-11-05">
            <text:p>05</text:p>
          </table:table-cell>
          <table:table-cell table:style-name="ce162" table:formula="of:=[.H2]+1" office:value-type="date" office:date-value="2015-11-06">
            <text:p>06</text:p>
          </table:table-cell>
          <table:table-cell table:style-name="ce162" table:formula="of:=[.I2]+1" office:value-type="date" office:date-value="2015-11-07">
            <text:p>07</text:p>
          </table:table-cell>
          <table:table-cell table:style-name="ce162" table:formula="of:=[.J2]+1" office:value-type="date" office:date-value="2015-11-08">
            <text:p>08</text:p>
          </table:table-cell>
          <table:table-cell table:style-name="ce162" table:formula="of:=[.K2]+1" office:value-type="date" office:date-value="2015-11-09">
            <text:p>09</text:p>
          </table:table-cell>
          <table:table-cell table:style-name="ce162" table:formula="of:=[.L2]+1" office:value-type="date" office:date-value="2015-11-10">
            <text:p>10</text:p>
          </table:table-cell>
          <table:table-cell table:style-name="ce162" table:formula="of:=[.M2]+1" office:value-type="date" office:date-value="2015-11-11">
            <text:p>11</text:p>
          </table:table-cell>
          <table:table-cell table:style-name="ce162" table:formula="of:=[.N2]+1" office:value-type="date" office:date-value="2015-11-12">
            <text:p>12</text:p>
          </table:table-cell>
          <table:table-cell table:style-name="ce162" table:formula="of:=[.O2]+1" office:value-type="date" office:date-value="2015-11-13">
            <text:p>13</text:p>
          </table:table-cell>
          <table:table-cell table:style-name="ce162" table:formula="of:=[.P2]+1" office:value-type="date" office:date-value="2015-11-14">
            <text:p>14</text:p>
          </table:table-cell>
          <table:table-cell table:style-name="ce162" table:formula="of:=[.Q2]+1" office:value-type="date" office:date-value="2015-11-15">
            <text:p>15</text:p>
          </table:table-cell>
          <table:table-cell table:style-name="ce162" table:formula="of:=[.R2]+1" office:value-type="date" office:date-value="2015-11-16">
            <text:p>16</text:p>
          </table:table-cell>
          <table:table-cell table:style-name="ce162" table:formula="of:=[.S2]+1" office:value-type="date" office:date-value="2015-11-17">
            <text:p>17</text:p>
          </table:table-cell>
          <table:table-cell table:style-name="ce162" table:formula="of:=[.T2]+1" office:value-type="date" office:date-value="2015-11-18">
            <text:p>18</text:p>
          </table:table-cell>
          <table:table-cell table:style-name="ce162" table:formula="of:=[.U2]+1" office:value-type="date" office:date-value="2015-11-19">
            <text:p>19</text:p>
          </table:table-cell>
          <table:table-cell table:style-name="ce162" table:formula="of:=[.V2]+1" office:value-type="date" office:date-value="2015-11-20">
            <text:p>20</text:p>
          </table:table-cell>
          <table:table-cell table:style-name="ce162" table:formula="of:=[.W2]+1" office:value-type="date" office:date-value="2015-11-21">
            <text:p>21</text:p>
          </table:table-cell>
          <table:table-cell table:style-name="ce162" table:formula="of:=[.X2]+1" office:value-type="date" office:date-value="2015-11-22">
            <text:p>22</text:p>
          </table:table-cell>
          <table:table-cell table:style-name="ce162" table:formula="of:=[.Y2]+1" office:value-type="date" office:date-value="2015-11-23">
            <text:p>23</text:p>
          </table:table-cell>
          <table:table-cell table:style-name="ce162" table:formula="of:=[.Z2]+1" office:value-type="date" office:date-value="2015-11-24">
            <text:p>24</text:p>
          </table:table-cell>
          <table:table-cell table:style-name="ce162" table:formula="of:=[.AA2]+1" office:value-type="date" office:date-value="2015-11-25">
            <text:p>25</text:p>
          </table:table-cell>
          <table:table-cell table:style-name="ce162" table:formula="of:=[.AB2]+1" office:value-type="date" office:date-value="2015-11-26">
            <text:p>26</text:p>
          </table:table-cell>
          <table:table-cell table:style-name="ce162" table:formula="of:=[.AC2]+1" office:value-type="date" office:date-value="2015-11-27">
            <text:p>27</text:p>
          </table:table-cell>
          <table:table-cell table:style-name="ce162" table:formula="of:=[.AD2]+1" office:value-type="date" office:date-value="2015-11-28">
            <text:p>28</text:p>
          </table:table-cell>
          <table:table-cell table:style-name="ce162" table:formula="of:=[.AE2]+1" office:value-type="date" office:date-value="2015-11-29">
            <text:p>29</text:p>
          </table:table-cell>
          <table:table-cell table:style-name="ce162" table:formula="of:=[.AF2]+1" office:value-type="date" office:date-value="2015-11-30">
            <text:p>30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60" table:formula="of:=SUM([.D4:.AG4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60" table:formula="of:=SUM([.D5:.AG5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60" table:formula="of:=SUM([.D6:.AG6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60" table:formula="of:=SUM([.D7:.AG7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60" table:formula="of:=SUM([.D8:.AG8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60" table:formula="of:=SUM([.D9:.AG9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60" table:formula="of:=SUM([.D10:.AG10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60" table:formula="of:=SUM([.D11:.AG11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60" table:formula="of:=SUM([.D12:.AG12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60" table:formula="of:=SUM([.D13:.AG13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60" table:formula="of:=SUM([.D14:.AG14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60" table:formula="of:=SUM([.D15:.AG15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60" table:formula="of:=SUM([.D16:.AG16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60" table:formula="of:=SUM([.D17:.AG17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60" table:formula="of:=SUM([.D18:.AG18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60" table:formula="of:=SUM([.D19:.AG19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60" table:formula="of:=SUM([.D20:.AG20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160" table:formula="of:=SUM([.D21:.AG21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160" table:formula="of:=SUM([.D22:.AG22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60" table:formula="of:=SUM([.D23:.AG23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60" table:formula="of:=SUM([.D24:.AG24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60" table:formula="of:=SUM([.D25:.AG25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60" table:formula="of:=SUM([.D26:.AG26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160" table:formula="of:=SUM([.D27:.AG27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160" table:formula="of:=SUM([.D28:.AG28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160" table:formula="of:=SUM([.D29:.AG29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160" table:formula="of:=SUM([.D30:.AG30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aoTP</text:p>
          </table:table-cell>
          <table:table-cell table:style-name="ce160" table:formula="of:=SUM([.D31:.AG31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amDT</text:p>
          </table:table-cell>
          <table:table-cell table:style-name="ce160" table:formula="of:=SUM([.D32:.AG32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euNV</text:p>
          </table:table-cell>
          <table:table-cell table:style-name="ce160" table:formula="of:=SUM([.D33:.AG33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inhT</text:p>
          </table:table-cell>
          <table:table-cell table:style-name="ce160" table:formula="of:=SUM([.D34:.AG34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ongDN</text:p>
          </table:table-cell>
          <table:table-cell table:style-name="ce160" table:formula="of:=SUM([.D35:.AG35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huyLTT</text:p>
          </table:table-cell>
          <table:table-cell table:style-name="ce160" table:formula="of:=SUM([.D36:.AG36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oiDB</text:p>
          </table:table-cell>
          <table:table-cell table:style-name="ce160" table:formula="of:=SUM([.D37:.AG37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TruyenLVC</text:p>
          </table:table-cell>
          <table:table-cell table:style-name="ce160" table:formula="of:=SUM([.D38:.AG38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160" table:formula="of:=SUM([.D39:.AG39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160" table:formula="of:=SUM([.D40:.AG40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160" table:formula="of:=SUM([.D41:.AG41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160" table:formula="of:=SUM([.D42:.AG42])" office:value-type="float" office:value="0">
            <text:p>0</text:p>
          </table:table-cell>
          <table:table-cell table:style-name="ce164" table:number-columns-repeated="30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65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65" table:number-columns-repeated="4"/>
          <table:table-cell table:style-name="ce167"/>
          <table:table-cell table:style-name="ce165" table:number-columns-repeated="25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65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65" table:number-columns-repeated="4"/>
          <table:table-cell table:style-name="ce168" table:number-columns-repeated="7"/>
          <table:table-cell table:style-name="ce165" table:number-columns-repeated="19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65" table:number-columns-repeated="30"/>
          <table:table-cell table:style-name="ce34" table:number-columns-repeated="952"/>
        </table:table-row>
        <table:table-row table:style-name="ro2" table:number-rows-repeated="983129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11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0-30">10/30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78</meta:editing-cycles>
    <meta:editing-duration>P10DT3H56M21S</meta:editing-duration>
    <meta:generator>OpenOffice/4.1.1$Win32 OpenOffice.org_project/411m6$Build-9775</meta:generator>
    <dc:date>2015-10-30T11:34:14.76</dc:date>
    <meta:document-statistic meta:table-count="14" meta:cell-count="8082" meta:object-count="0"/>
    <meta:user-defined meta:name="Info 1"/>
    <meta:user-defined meta:name="Info 2"/>
    <meta:user-defined meta:name="Info 3"/>
    <meta:user-defined meta:name="Info 4"/>
  </office:meta>
</office:document-meta>
</file>